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family-generic="roman" style:font-pitch="variable" style:font-charset="x-symbol"/>
    <style:font-face style:name="Courier" svg:font-family="Courier, 'Courier New'" style:font-family-generic="roman"/>
    <style:font-face style:name="DejaVu Sans Mono" svg:font-family="'DejaVu Sans Mono'" style:font-family-generic="roman"/>
    <style:font-face style:name="Dogma" svg:font-family="Dogma" style:font-family-generic="roman"/>
    <style:font-face style:name="Futura-Book" svg:font-family="Futura-Book" style:font-family-generic="roman"/>
    <style:font-face style:name="OpenSymbol" svg:font-family="OpenSymbol, 'Arial Unicode MS'" style:font-family-generic="roman"/>
    <style:font-face style:name="Tahoma" svg:font-family="Tahoma" style:font-family-generic="roman"/>
    <style:font-face style:name="Times New Roman" svg:font-family="'Times New Roman'" style:font-family-generic="roman"/>
    <style:font-face style:name="Webdings" svg:font-family="Webdings" style:font-family-generic="roman"/>
    <style:font-face style:name="Wingdings 21" svg:font-family="'Wingdings 2'" style:font-family-generic="roman"/>
    <style:font-face style:name="Arial" svg:font-family="Arial" style:font-family-generic="swiss"/>
    <style:font-face style:name="FreeSans" svg:font-family="FreeSans" style:font-family-generic="swiss"/>
    <style:font-face style:name="Segoe UI" svg:font-family="'Segoe UI'" style:font-family-generic="swiss"/>
    <style:font-face style:name="Courier1" svg:font-family="Courier" style:font-family-generic="modern" style:font-pitch="fixed"/>
    <style:font-face style:name="Courier New" svg:font-family="'Courier New'" style:font-family-generic="modern" style:font-pitch="fixed"/>
    <style:font-face style:name="Courier2" svg:font-family="Courier, 'Courier New'" style:font-pitch="variable"/>
    <style:font-face style:name="Dogma1" svg:font-family="Dogma" style:font-pitch="variable"/>
    <style:font-face style:name="Futura-Book1" svg:font-family="Futura-Book" style:font-pitch="variable"/>
    <style:font-face style:name="Lohit Hindi1" svg:font-family="'Lohit Hindi'" style:font-pitch="variable"/>
    <style:font-face style:name="Mangal" svg:font-family="Mangal" style:font-pitch="variable"/>
    <style:font-face style:name="Microsoft YaHei" svg:font-family="'Microsoft YaHei'" style:font-pitch="variable"/>
    <style:font-face style:name="OpenSymbol1" svg:font-family="OpenSymbol, 'Arial Unicode MS'" style:font-pitch="variable"/>
    <style:font-face style:name="SimSun" svg:font-family="SimSun" style:font-pitch="variable"/>
    <style:font-face style:name="Webdings1" svg:font-family="Webdings" style:font-pitch="variable"/>
    <style:font-face style:name="WenQuanYi Micro Hei1" svg:font-family="'WenQuanYi Micro Hei'" style:font-pitch="variable"/>
    <style:font-face style:name="Wingdings 22" svg:font-family="'Wingdings 2'"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Liberation Serif1" svg:font-family="'Liberation Serif'" style:font-family-generic="swiss" style:font-pitch="variable"/>
    <style:font-face style:name="Microsoft YaHei1" svg:font-family="'Microsoft YaHei'" style:font-family-generic="swiss" style:font-pitch="variable"/>
    <style:font-face style:name="Segoe UI1" svg:font-family="'Segoe UI'" style:font-family-generic="swiss" style:font-pitch="variable"/>
    <style:font-face style:name="Segoe UI Symbol" svg:font-family="'Segoe UI Symbo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Body">
      <style:text-properties officeooo:paragraph-rsid="0021ca03"/>
    </style:style>
    <style:style style:name="P2" style:family="paragraph" style:parent-style-name="CodeC">
      <style:text-properties officeooo:rsid="002effaa" officeooo:paragraph-rsid="002effaa"/>
    </style:style>
    <style:style style:name="P3" style:family="paragraph" style:parent-style-name="Body">
      <style:text-properties officeooo:paragraph-rsid="00258229"/>
    </style:style>
    <style:style style:name="P4" style:family="paragraph" style:parent-style-name="Body">
      <style:text-properties style:font-name-asian="Microsoft YaHei1"/>
    </style:style>
    <style:style style:name="P5" style:family="paragraph" style:parent-style-name="CodeB">
      <style:text-properties officeooo:paragraph-rsid="00474c36"/>
    </style:style>
    <style:style style:name="P6" style:family="paragraph" style:parent-style-name="Body">
      <style:text-properties officeooo:paragraph-rsid="002a36e0"/>
    </style:style>
    <style:style style:name="P7" style:family="paragraph" style:parent-style-name="Body">
      <style:text-properties officeooo:paragraph-rsid="002c1ede"/>
    </style:style>
    <style:style style:name="P8" style:family="paragraph" style:parent-style-name="CodeB">
      <style:text-properties officeooo:paragraph-rsid="00504cd4"/>
    </style:style>
    <style:style style:name="P9" style:family="paragraph" style:parent-style-name="CodeB">
      <style:text-properties officeooo:paragraph-rsid="00511097"/>
    </style:style>
    <style:style style:name="P10" style:family="paragraph" style:parent-style-name="Footer">
      <style:paragraph-properties fo:text-align="end" style:justify-single-word="false"/>
      <style:text-properties fo:font-style="italic" style:font-style-asian="italic" style:font-style-complex="italic"/>
    </style:style>
    <style:style style:name="P11" style:family="paragraph" style:parent-style-name="Body">
      <style:text-properties officeooo:paragraph-rsid="0021ca03"/>
    </style:style>
    <style:style style:name="P12" style:family="paragraph" style:parent-style-name="Body">
      <style:text-properties officeooo:paragraph-rsid="00258229"/>
    </style:style>
    <style:style style:name="P13" style:family="paragraph" style:parent-style-name="Body">
      <style:text-properties officeooo:paragraph-rsid="002a36e0"/>
    </style:style>
    <style:style style:name="P14" style:family="paragraph" style:parent-style-name="Body">
      <style:text-properties style:font-name-asian="Microsoft YaHei1"/>
    </style:style>
    <style:style style:name="P15" style:family="paragraph" style:parent-style-name="Body">
      <style:text-properties officeooo:paragraph-rsid="002c1ede"/>
    </style:style>
    <style:style style:name="P16" style:family="paragraph" style:parent-style-name="CodeB">
      <style:text-properties officeooo:paragraph-rsid="00474c36"/>
    </style:style>
    <style:style style:name="P17" style:family="paragraph" style:parent-style-name="CodeB">
      <style:text-properties officeooo:paragraph-rsid="00504cd4"/>
    </style:style>
    <style:style style:name="P18" style:family="paragraph" style:parent-style-name="CodeB">
      <style:text-properties officeooo:paragraph-rsid="00511097"/>
    </style:style>
    <style:style style:name="P19" style:family="paragraph" style:parent-style-name="CodeB">
      <style:text-properties officeooo:paragraph-rsid="0051b58c"/>
    </style:style>
    <style:style style:name="P20" style:family="paragraph" style:parent-style-name="CodeB">
      <style:text-properties officeooo:rsid="0052406b" officeooo:paragraph-rsid="0052406b"/>
    </style:style>
    <style:style style:name="P21" style:family="paragraph" style:parent-style-name="BodyFirst">
      <style:text-properties style:font-name-asian="Microsoft YaHei1"/>
    </style:style>
    <style:style style:name="P22" style:family="paragraph" style:parent-style-name="Production_20_Directive">
      <style:text-properties style:font-name-asian="Microsoft YaHei1"/>
    </style:style>
    <style:style style:name="P23" style:family="paragraph" style:parent-style-name="ChapterTitle">
      <style:text-properties style:font-name-asian="Microsoft YaHei1"/>
    </style:style>
    <style:style style:name="P24" style:family="paragraph" style:parent-style-name="HeadC">
      <style:text-properties style:font-name-asian="Microsoft YaHei1"/>
    </style:style>
    <style:style style:name="P25" style:family="paragraph" style:parent-style-name="HeadB">
      <style:text-properties style:font-name-asian="Microsoft YaHei1"/>
    </style:style>
    <style:style style:name="P26" style:family="paragraph" style:parent-style-name="HeadA">
      <style:text-properties style:font-name-asian="Microsoft YaHei1"/>
    </style:style>
    <style:style style:name="P27" style:family="paragraph" style:parent-style-name="TOC_20_1">
      <style:paragraph-properties>
        <style:tab-stops>
          <style:tab-stop style:position="6.4929in" style:type="right" style:leader-style="dotted" style:leader-text="."/>
        </style:tab-stops>
      </style:paragraph-properties>
    </style:style>
    <style:style style:name="P28" style:family="paragraph" style:parent-style-name="TOC_20_3">
      <style:paragraph-properties>
        <style:tab-stops>
          <style:tab-stop style:position="6.2154in" style:type="right" style:leader-style="dotted" style:leader-text="."/>
        </style:tab-stops>
      </style:paragraph-properties>
    </style:style>
    <style:style style:name="P29" style:family="paragraph" style:parent-style-name="TOC_20_2">
      <style:paragraph-properties>
        <style:tab-stops>
          <style:tab-stop style:position="6.3543in" style:type="right" style:leader-style="dotted" style:leader-text="."/>
        </style:tab-stops>
      </style:paragraph-properties>
    </style:style>
    <style:style style:name="P30" style:family="paragraph" style:parent-style-name="Body">
      <style:text-properties style:font-name-asian="Microsoft YaHei1"/>
    </style:style>
    <style:style style:name="P31" style:family="paragraph" style:parent-style-name="Body">
      <style:text-properties officeooo:paragraph-rsid="0021ca03" style:font-name-asian="Microsoft YaHei1"/>
    </style:style>
    <style:style style:name="P32" style:family="paragraph" style:parent-style-name="Body">
      <style:text-properties officeooo:paragraph-rsid="0021ca03"/>
    </style:style>
    <style:style style:name="P33" style:family="paragraph" style:parent-style-name="Body">
      <style:text-properties officeooo:paragraph-rsid="00258229"/>
    </style:style>
    <style:style style:name="P34" style:family="paragraph" style:parent-style-name="Body">
      <style:text-properties officeooo:paragraph-rsid="002a36e0"/>
    </style:style>
    <style:style style:name="P35" style:family="paragraph" style:parent-style-name="Body">
      <style:text-properties officeooo:paragraph-rsid="002c1ede"/>
    </style:style>
    <style:style style:name="P36" style:family="paragraph" style:parent-style-name="CodeB">
      <style:text-properties officeooo:paragraph-rsid="00474c36"/>
    </style:style>
    <style:style style:name="P37" style:family="paragraph" style:parent-style-name="CodeB">
      <style:text-properties officeooo:paragraph-rsid="00504cd4"/>
    </style:style>
    <style:style style:name="P38" style:family="paragraph" style:parent-style-name="CodeB">
      <style:text-properties officeooo:paragraph-rsid="00511097"/>
    </style:style>
    <style:style style:name="P39" style:family="paragraph" style:parent-style-name="CodeC">
      <style:text-properties officeooo:rsid="002effaa" officeooo:paragraph-rsid="002effaa"/>
    </style:style>
    <style:style style:name="P40" style:family="paragraph" style:parent-style-name="TOC_20_1" style:master-page-name="MP0">
      <style:paragraph-properties style:page-number="auto" fo:break-before="page">
        <style:tab-stops>
          <style:tab-stop style:position="6.4929in" style:type="right" style:leader-style="dotted" style:leader-text="."/>
        </style:tab-stops>
      </style:paragraph-properties>
    </style:style>
    <style:style style:name="P4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sian="Microsoft YaHei1"/>
    </style:style>
    <style:style style:name="T2" style:family="text">
      <style:text-properties officeooo:rsid="0021ca03" style:font-name-asian="Microsoft YaHei1"/>
    </style:style>
    <style:style style:name="T3" style:family="text"/>
    <style:style style:name="T4" style:family="text">
      <style:text-properties officeooo:rsid="004b0935" style:font-name-asian="Microsoft YaHei1"/>
    </style:style>
    <style:style style:name="T5" style:family="text">
      <style:text-properties style:use-window-font-color="true" style:font-name="Times New Roman" fo:font-size="12pt" fo:language="en" fo:country="US" style:letter-kerning="true" style:font-name-asian="Microsoft YaHei1" style:font-size-asian="12pt" style:language-asian="zh" style:country-asian="CN" style:font-name-complex="Times New Roman" style:font-size-complex="10pt" style:language-complex="ar" style:country-complex="SA"/>
    </style:style>
    <style:style style:name="T6" style:family="text">
      <style:text-properties officeooo:rsid="002c1ede" style:font-name-asian="Microsoft YaHei1"/>
    </style:style>
    <style:style style:name="T7" style:family="text">
      <style:text-properties style:font-name-asian="Microsoft YaHei1"/>
    </style:style>
    <style:style style:name="T8" style:family="text">
      <style:text-properties officeooo:rsid="0021ca03" style:font-name-asian="Microsoft YaHei1"/>
    </style:style>
    <style:style style:name="T9" style:family="text">
      <style:text-properties officeooo:rsid="004b0935" style:font-name-asian="Microsoft YaHei1"/>
    </style:style>
    <style:style style:name="T10" style:family="text">
      <style:text-properties officeooo:rsid="002c1ede" style:font-name-asian="Microsoft YaHei1"/>
    </style:style>
    <style:style style:name="T11" style:family="text">
      <style:text-properties officeooo:rsid="00237f88" style:font-name-asian="Microsoft YaHei1"/>
    </style:style>
    <style:style style:name="T12" style:family="text">
      <style:text-properties officeooo:rsid="00242ef4" style:font-name-asian="Microsoft YaHei1"/>
    </style:style>
    <style:style style:name="T13" style:family="text">
      <style:text-properties officeooo:rsid="00258229" style:font-name-asian="Microsoft YaHei1"/>
    </style:style>
    <style:style style:name="T14" style:family="text">
      <style:text-properties officeooo:rsid="00276739" style:font-name-asian="Microsoft YaHei1"/>
    </style:style>
    <style:style style:name="T15" style:family="text">
      <style:text-properties officeooo:rsid="002932a7" style:font-name-asian="Microsoft YaHei1"/>
    </style:style>
    <style:style style:name="T16" style:family="text">
      <style:text-properties officeooo:rsid="002a93f3" style:font-name-asian="Microsoft YaHei1"/>
    </style:style>
    <style:style style:name="T17" style:family="text">
      <style:text-properties officeooo:rsid="002eee55" style:font-name-asian="Microsoft YaHei1"/>
    </style:style>
    <style:style style:name="T18" style:family="text">
      <style:text-properties officeooo:rsid="00311c29" style:font-name-asian="Microsoft YaHei1"/>
    </style:style>
    <style:style style:name="T19" style:family="text">
      <style:text-properties officeooo:rsid="0034749b" style:font-name-asian="Microsoft YaHei1"/>
    </style:style>
    <style:style style:name="T20" style:family="text">
      <style:text-properties officeooo:rsid="003d190a" style:font-name-asian="Microsoft YaHei1"/>
    </style:style>
    <style:style style:name="T21" style:family="text">
      <style:text-properties officeooo:rsid="0040594e" style:font-name-asian="Microsoft YaHei1"/>
    </style:style>
    <style:style style:name="T22" style:family="text">
      <style:text-properties officeooo:rsid="00418446" style:font-name-asian="Microsoft YaHei1"/>
    </style:style>
    <style:style style:name="T23" style:family="text">
      <style:text-properties officeooo:rsid="004498d0" style:font-name-asian="Microsoft YaHei1"/>
    </style:style>
    <style:style style:name="T24" style:family="text">
      <style:text-properties officeooo:rsid="004f31c9" style:font-name-asian="Microsoft YaHei1"/>
    </style:style>
    <style:style style:name="T25" style:family="text">
      <style:text-properties style:use-window-font-color="true" style:font-name="Times New Roman" fo:font-size="12pt" fo:language="en" fo:country="US" style:letter-kerning="true" style:font-name-asian="Microsoft YaHei1" style:font-size-asian="12pt" style:language-asian="zh" style:country-asian="CN" style:font-name-complex="Times New Roman" style:font-size-complex="10pt" style:language-complex="ar" style:country-complex="SA"/>
    </style:style>
    <style:style style:name="T26" style:family="text">
      <style:text-properties fo:language="en" fo:country="US" style:letter-kerning="true" style:font-name-asian="Times New Roman1" style:language-asian="zh" style:country-asian="CN" style:font-size-complex="12pt" style:language-complex="ar" style:country-complex="SA"/>
    </style:style>
    <style:style style:name="T27" style:family="text">
      <style:text-properties style:font-name="Courier New" style:font-name-asian="Times New Roman1" style:font-name-complex="Courier New"/>
    </style:style>
    <style:style style:name="T28" style:family="text">
      <style:text-properties fo:font-style="italic" style:text-underline-style="none" style:font-name-asian="Microsoft YaHei1" style:font-style-asian="italic"/>
    </style:style>
    <style:style style:name="T29" style:family="text">
      <style:text-properties style:font-name="Courier1" style:font-name-complex="Times New Roman1"/>
    </style:style>
    <style:style style:name="T30" style:family="text">
      <style:text-properties style:font-name="Segoe UI Symbol" style:font-name-complex="Segoe UI Symbol"/>
    </style:style>
    <style:style style:name="T31" style:family="text">
      <style:text-properties fo:color="#000000" style:font-name="Times New Roman1" fo:font-size="12pt" fo:language="en" fo:country="US" style:letter-kerning="true" style:font-name-asian="Microsoft YaHei1" style:font-size-asian="12pt" style:language-asian="zh" style:country-asian="CN" style:font-name-complex="Courier2" style:font-size-complex="12pt" style:language-complex="ar" style:country-complex="SA"/>
    </style:style>
    <style:style style:name="T32" style:family="text">
      <style:text-properties officeooo:rsid="0021ca03"/>
    </style:style>
    <style:style style:name="T33" style:family="text">
      <style:text-properties officeooo:rsid="002a36e0"/>
    </style:style>
    <style:style style:name="T34" style:family="text">
      <style:text-properties officeooo:rsid="002c1ede"/>
    </style:style>
    <style:style style:name="T35" style:family="text">
      <style:text-properties officeooo:rsid="0045a5cc"/>
    </style:style>
    <style:style style:name="T36" style:family="text">
      <style:text-properties officeooo:rsid="0046d025"/>
    </style:style>
    <style:style style:name="T37" style:family="text">
      <style:text-properties officeooo:rsid="004f31c9"/>
    </style:style>
    <style:style style:name="T38"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140403792934688" text:id="ct140403792934688">
          <text:deletion>
            <office:change-info>
              <dc:creator>Carol Nichols</dc:creator>
              <dc:date>2016-08-29T13:51:00</dc:date>
            </office:change-info>
            <text:p text:style-name="BodyFirst"><text:span text:style-name="Default_20_Paragraph_20_Font"><text:span text:style-name="T1">,</text:span></text:span></text:p>
          </text:deletion>
        </text:changed-region>
        <text:changed-region xml:id="ct140403792845456" text:id="ct140403792845456">
          <text:insertion>
            <office:change-info>
              <dc:creator>Carol Nichols</dc:creator>
              <dc:date>2016-08-29T13:51:00</dc:date>
            </office:change-info>
          </text:insertion>
        </text:changed-region>
        <text:changed-region xml:id="ct140403792875104" text:id="ct140403792875104">
          <text:deletion>
            <office:change-info>
              <dc:creator>Carol Nichols</dc:creator>
              <dc:date>2016-08-29T13:51:00</dc:date>
            </office:change-info>
            <text:p text:style-name="BodyFirst"><text:span text:style-name="Default_20_Paragraph_20_Font"><text:span text:style-name="T1">and </text:span></text:span></text:p>
          </text:deletion>
        </text:changed-region>
        <text:changed-region xml:id="ct140403792882320" text:id="ct140403792882320">
          <text:deletion>
            <office:change-info>
              <dc:creator>Carol Nichols</dc:creator>
              <dc:date>2016-08-29T13:51:00</dc:date>
            </office:change-info>
            <text:p text:style-name="BodyFirst"><text:span text:style-name="Default_20_Paragraph_20_Font"><text:span text:style-name="T1"><text:s/>just</text:span></text:span></text:p>
          </text:deletion>
        </text:changed-region>
        <text:changed-region xml:id="ct140403792890096" text:id="ct140403792890096">
          <text:deletion>
            <office:change-info>
              <dc:creator>Carol Nichols</dc:creator>
              <dc:date>2016-08-29T13:51:00</dc:date>
            </office:change-info>
            <text:p text:style-name="BodyFirst"><text:span text:style-name="Default_20_Paragraph_20_Font"><text:span text:style-name="T1">r</text:span></text:span></text:p>
          </text:deletion>
        </text:changed-region>
        <text:changed-region xml:id="ct140403786791056" text:id="ct140403786791056">
          <text:insertion>
            <office:change-info>
              <dc:creator>Carol Nichols</dc:creator>
              <dc:date>2016-08-29T13:55:00</dc:date>
            </office:change-info>
          </text:insertion>
        </text:changed-region>
        <text:changed-region xml:id="ct140403786793040" text:id="ct140403786793040">
          <text:deletion>
            <office:change-info>
              <dc:creator>Carol Nichols</dc:creator>
              <dc:date>2016-08-29T13:55:00</dc:date>
            </office:change-info>
            <text:p text:style-name="P1"><text:span text:style-name="Default_20_Paragraph_20_Font"><text:span text:style-name="T1">nd a</text:span></text:span></text:p>
          </text:deletion>
        </text:changed-region>
        <text:changed-region xml:id="ct140403786802064" text:id="ct140403786802064">
          <text:format-change>
            <office:change-info>
              <dc:creator>Carol Nichols</dc:creator>
              <dc:date>2016-08-29T15:04:00</dc:date>
            </office:change-info>
          </text:format-change>
        </text:changed-region>
        <text:changed-region xml:id="ct140403846259328" text:id="ct140403846259328">
          <text:format-change>
            <office:change-info>
              <dc:creator>Carol Nichols</dc:creator>
              <dc:date>2016-08-31T19:30:00</dc:date>
            </office:change-info>
          </text:format-change>
        </text:changed-region>
        <text:changed-region xml:id="ct140403840620800" text:id="ct140403840620800">
          <text:format-change>
            <office:change-info>
              <dc:creator>Carol Nichols</dc:creator>
              <dc:date>2016-08-31T19:30:00</dc:date>
            </office:change-info>
          </text:format-change>
        </text:changed-region>
        <text:changed-region xml:id="ct140403793812560" text:id="ct140403793812560">
          <text:deletion>
            <office:change-info>
              <dc:creator>Carol Nichols</dc:creator>
              <dc:date>2016-08-29T14:00:00</dc:date>
            </office:change-info>
            <text:p text:style-name="Body"><text:span text:style-name="Default_20_Paragraph_20_Font"><text:span text:style-name="T1">Because w</text:span></text:span></text:p>
          </text:deletion>
        </text:changed-region>
        <text:changed-region xml:id="ct140403793832704" text:id="ct140403793832704">
          <text:insertion>
            <office:change-info>
              <dc:creator>Carol Nichols</dc:creator>
              <dc:date>2016-08-29T14:00:00</dc:date>
            </office:change-info>
          </text:insertion>
        </text:changed-region>
        <text:changed-region xml:id="ct140403793827408" text:id="ct140403793827408">
          <text:deletion>
            <office:change-info>
              <dc:creator>Carol Nichols</dc:creator>
              <dc:date>2016-08-29T14:00:00</dc:date>
            </office:change-info>
            <text:p text:style-name="Body"><text:span text:style-name="Default_20_Paragraph_20_Font"><text:span text:style-name="T1">vok</text:span></text:span></text:p>
          </text:deletion>
        </text:changed-region>
        <text:changed-region xml:id="ct140403793896592" text:id="ct140403793896592">
          <text:insertion>
            <office:change-info>
              <dc:creator>Carol Nichols</dc:creator>
              <dc:date>2016-08-29T14:00:00</dc:date>
            </office:change-info>
          </text:insertion>
        </text:changed-region>
        <text:changed-region xml:id="ct140403793857024" text:id="ct140403793857024">
          <text:deletion>
            <office:change-info>
              <dc:creator>Carol Nichols</dc:creator>
              <dc:date>2016-08-29T14:00:00</dc:date>
            </office:change-info>
            <text:p text:style-name="Body"><text:span text:style-name="Default_20_Paragraph_20_Font"><text:span text:style-name="T1">,</text:span></text:span></text:p>
          </text:deletion>
        </text:changed-region>
        <text:changed-region xml:id="ct140403793848176" text:id="ct140403793848176">
          <text:insertion>
            <office:change-info>
              <dc:creator>Carol Nichols</dc:creator>
              <dc:date>2016-08-29T14:00:00</dc:date>
            </office:change-info>
          </text:insertion>
        </text:changed-region>
        <text:changed-region xml:id="ct140403793833552" text:id="ct140403793833552">
          <text:deletion>
            <office:change-info>
              <dc:creator>Carol Nichols</dc:creator>
              <dc:date>2016-08-29T14:01:00</dc:date>
            </office:change-info>
            <text:p text:style-name="Body"><text:span text:style-name="Default_20_Paragraph_20_Font"><text:span text:style-name="T1">w</text:span></text:span></text:p>
          </text:deletion>
        </text:changed-region>
        <text:changed-region xml:id="ct140403793897536" text:id="ct140403793897536">
          <text:insertion>
            <office:change-info>
              <dc:creator>Carol Nichols</dc:creator>
              <dc:date>2016-08-29T14:01:00</dc:date>
            </office:change-info>
          </text:insertion>
        </text:changed-region>
        <text:changed-region xml:id="ct140403793900864" text:id="ct140403793900864">
          <text:insertion>
            <office:change-info>
              <dc:creator>Carol Nichols</dc:creator>
              <dc:date>2016-08-29T14:01:00</dc:date>
            </office:change-info>
          </text:insertion>
        </text:changed-region>
        <text:changed-region xml:id="ct140403793904288" text:id="ct140403793904288">
          <text:insertion>
            <office:change-info>
              <dc:creator>Carol Nichols</dc:creator>
              <dc:date>2016-08-29T14:01:00</dc:date>
            </office:change-info>
          </text:insertion>
        </text:changed-region>
        <text:changed-region xml:id="ct140403793910848" text:id="ct140403793910848">
          <text:insertion>
            <office:change-info>
              <dc:creator>Carol Nichols</dc:creator>
              <dc:date>2016-08-29T14:01:00</dc:date>
            </office:change-info>
          </text:insertion>
        </text:changed-region>
        <text:changed-region xml:id="ct140403793911120" text:id="ct140403793911120">
          <text:deletion>
            <office:change-info>
              <dc:creator>Carol Nichols</dc:creator>
              <dc:date>2016-08-29T15:15:00</dc:date>
            </office:change-info>
            <text:p text:style-name="Body"><text:span text:style-name="Default_20_Paragraph_20_Font"><text:span text:style-name="T2"><text:s/></text:span></text:span></text:p>
          </text:deletion>
        </text:changed-region>
        <text:changed-region xml:id="ct140403793912960" text:id="ct140403793912960">
          <text:deletion>
            <office:change-info>
              <dc:creator>Carol Nichols</dc:creator>
              <dc:date>2016-08-29T14:01:00</dc:date>
            </office:change-info>
            <text:p text:style-name="Body"><text:span text:style-name="Default_20_Paragraph_20_Font"><text:span text:style-name="T1">it</text:span></text:span></text:p>
          </text:deletion>
        </text:changed-region>
        <text:changed-region xml:id="ct140403793914752" text:id="ct140403793914752">
          <text:insertion>
            <office:change-info>
              <dc:creator>Carol Nichols</dc:creator>
              <dc:date>2016-08-29T14:01:00</dc:date>
            </office:change-info>
          </text:insertion>
        </text:changed-region>
        <text:changed-region xml:id="ct140403793919952" text:id="ct140403793919952">
          <text:insertion>
            <office:change-info>
              <dc:creator>Carol Nichols</dc:creator>
              <dc:date>2016-08-29T14:02:00</dc:date>
            </office:change-info>
          </text:insertion>
        </text:changed-region>
        <text:changed-region xml:id="ct140403793920960" text:id="ct140403793920960">
          <text:insertion>
            <office:change-info>
              <dc:creator>Carol Nichols</dc:creator>
              <dc:date>2016-08-29T14:03:00</dc:date>
            </office:change-info>
          </text:insertion>
        </text:changed-region>
        <text:changed-region xml:id="ct140403793924224" text:id="ct140403793924224">
          <text:insertion>
            <office:change-info>
              <dc:creator>Carol Nichols</dc:creator>
              <dc:date>2016-08-29T14:03:00</dc:date>
            </office:change-info>
          </text:insertion>
        </text:changed-region>
        <text:changed-region xml:id="ct140403793929024" text:id="ct140403793929024">
          <text:insertion>
            <office:change-info>
              <dc:creator>Carol Nichols</dc:creator>
              <dc:date>2016-08-29T14:03:00</dc:date>
            </office:change-info>
          </text:insertion>
        </text:changed-region>
        <text:changed-region xml:id="ct140403793929296" text:id="ct140403793929296">
          <text:deletion>
            <office:change-info>
              <dc:creator>Carol Nichols</dc:creator>
              <dc:date>2016-08-29T14:03:00</dc:date>
            </office:change-info>
            <text:p text:style-name="Body"><text:span text:style-name="Default_20_Paragraph_20_Font"><text:span text:style-name="T2"><text:s/>line</text:span></text:span></text:p>
          </text:deletion>
        </text:changed-region>
        <text:changed-region xml:id="ct140403793931968" text:id="ct140403793931968">
          <text:deletion>
            <office:change-info>
              <dc:creator>Carol Nichols</dc:creator>
              <dc:date>2016-08-29T14:03:00</dc:date>
            </office:change-info>
            <text:p text:style-name="Body"><text:span text:style-name="Default_20_Paragraph_20_Font"><text:span text:style-name="T1">is particular</text:span></text:span></text:p>
          </text:deletion>
        </text:changed-region>
        <text:changed-region xml:id="ct140403793933840" text:id="ct140403793933840">
          <text:insertion>
            <office:change-info>
              <dc:creator>Carol Nichols</dc:creator>
              <dc:date>2016-08-29T14:03:00</dc:date>
            </office:change-info>
          </text:insertion>
        </text:changed-region>
        <text:changed-region xml:id="ct140403793949376" text:id="ct140403793949376">
          <text:insertion>
            <office:change-info>
              <dc:creator>Carol Nichols</dc:creator>
              <dc:date>2016-08-29T17:54:00</dc:date>
            </office:change-info>
          </text:insertion>
        </text:changed-region>
        <text:changed-region xml:id="ct140403793950144" text:id="ct140403793950144">
          <text:format-change>
            <office:change-info>
              <dc:creator>Carol Nichols</dc:creator>
              <dc:date>2016-08-29T15:17:00</dc:date>
            </office:change-info>
          </text:format-change>
        </text:changed-region>
        <text:changed-region xml:id="ct140403744901040" text:id="ct140403744901040">
          <text:deletion>
            <office:change-info>
              <dc:creator>Carol Nichols</dc:creator>
              <dc:date>2016-08-29T17:57:00</dc:date>
            </office:change-info>
            <text:p text:style-name="Body"><text:span text:style-name="Default_20_Paragraph_20_Font"><text:span text:style-name="T1">allow</text:span></text:span></text:p>
          </text:deletion>
        </text:changed-region>
        <text:changed-region xml:id="ct140403793828592" text:id="ct140403793828592">
          <text:insertion>
            <office:change-info>
              <dc:creator>Carol Nichols</dc:creator>
              <dc:date>2016-08-29T17:57:00</dc:date>
            </office:change-info>
          </text:insertion>
        </text:changed-region>
        <text:changed-region xml:id="ct140403793812864" text:id="ct140403793812864">
          <text:deletion>
            <office:change-info>
              <dc:creator>Carol Nichols</dc:creator>
              <dc:date>2016-08-29T17:57:00</dc:date>
            </office:change-info>
            <text:p text:style-name="Body"><text:span text:style-name="Default_20_Paragraph_20_Font"><text:span text:style-name="T1"><text:s/>to</text:span></text:span></text:p>
          </text:deletion>
        </text:changed-region>
        <text:changed-region xml:id="ct140403861219664" text:id="ct140403861219664">
          <text:format-change>
            <office:change-info>
              <dc:creator>Carol Nichols</dc:creator>
              <dc:date>2016-08-31T19:32:00</dc:date>
            </office:change-info>
          </text:format-change>
        </text:changed-region>
        <text:changed-region xml:id="ct140403857429872" text:id="ct140403857429872">
          <text:format-change>
            <office:change-info>
              <dc:creator>Carol Nichols</dc:creator>
              <dc:date>2016-08-31T19:32:00</dc:date>
            </office:change-info>
          </text:format-change>
        </text:changed-region>
        <text:changed-region xml:id="ct140403861048192" text:id="ct140403861048192">
          <text:format-change>
            <office:change-info>
              <dc:creator>Carol Nichols</dc:creator>
              <dc:date>2016-08-31T19:32:00</dc:date>
            </office:change-info>
          </text:format-change>
        </text:changed-region>
        <text:changed-region xml:id="ct140403793902496" text:id="ct140403793902496">
          <text:insertion>
            <office:change-info>
              <dc:creator>Carol Nichols</dc:creator>
              <dc:date>2016-08-29T17:59:00</dc:date>
            </office:change-info>
          </text:insertion>
        </text:changed-region>
        <text:changed-region xml:id="ct140403793904592" text:id="ct140403793904592">
          <text:format-change>
            <office:change-info>
              <dc:creator>Carol Nichols</dc:creator>
              <dc:date>2016-08-29T15:19:00</dc:date>
            </office:change-info>
          </text:format-change>
        </text:changed-region>
        <text:changed-region xml:id="ct140403857595584" text:id="ct140403857595584">
          <text:format-change>
            <office:change-info>
              <dc:creator>Carol Nichols</dc:creator>
              <dc:date>2016-08-31T19:33:00</dc:date>
            </office:change-info>
          </text:format-change>
        </text:changed-region>
        <text:changed-region xml:id="ct140403861939328" text:id="ct140403861939328">
          <text:format-change>
            <office:change-info>
              <dc:creator>Carol Nichols</dc:creator>
              <dc:date>2016-08-31T19:33:00</dc:date>
            </office:change-info>
          </text:format-change>
        </text:changed-region>
        <text:changed-region xml:id="ct140403793838464" text:id="ct140403793838464">
          <text:insertion>
            <office:change-info>
              <dc:creator>Carol Nichols</dc:creator>
              <dc:date>2016-08-29T18:04:00</dc:date>
            </office:change-info>
          </text:insertion>
        </text:changed-region>
        <text:changed-region xml:id="ct140403793934240" text:id="ct140403793934240">
          <text:format-change>
            <office:change-info>
              <dc:creator>Carol Nichols</dc:creator>
              <dc:date>2016-08-29T15:25:00</dc:date>
            </office:change-info>
          </text:format-change>
        </text:changed-region>
        <text:changed-region xml:id="ct140403793903760" text:id="ct140403793903760">
          <text:format-change>
            <office:change-info>
              <dc:creator>Carol Nichols</dc:creator>
              <dc:date>2016-08-29T18:04:00</dc:date>
            </office:change-info>
          </text:format-change>
        </text:changed-region>
        <text:changed-region xml:id="ct140403793917584" text:id="ct140403793917584">
          <text:insertion>
            <office:change-info>
              <dc:creator>Carol Nichols</dc:creator>
              <dc:date>2016-08-29T15:25:00</dc:date>
            </office:change-info>
          </text:insertion>
        </text:changed-region>
        <text:changed-region xml:id="ct140403857411776" text:id="ct140403857411776">
          <text:format-change>
            <office:change-info>
              <dc:creator>Carol Nichols</dc:creator>
              <dc:date>2016-08-31T19:33:00</dc:date>
            </office:change-info>
          </text:format-change>
        </text:changed-region>
        <text:changed-region xml:id="ct140403860583888" text:id="ct140403860583888">
          <text:format-change>
            <office:change-info>
              <dc:creator>Carol Nichols</dc:creator>
              <dc:date>2016-08-31T19:33:00</dc:date>
            </office:change-info>
          </text:format-change>
        </text:changed-region>
        <text:changed-region xml:id="ct140403860438256" text:id="ct140403860438256">
          <text:format-change>
            <office:change-info>
              <dc:creator>Carol Nichols</dc:creator>
              <dc:date>2016-08-31T19:33:00</dc:date>
            </office:change-info>
          </text:format-change>
        </text:changed-region>
        <text:changed-region xml:id="ct140403857331744" text:id="ct140403857331744">
          <text:format-change>
            <office:change-info>
              <dc:creator>Carol Nichols</dc:creator>
              <dc:date>2016-08-31T19:33:00</dc:date>
            </office:change-info>
          </text:format-change>
        </text:changed-region>
        <text:changed-region xml:id="ct140403788659696" text:id="ct140403788659696">
          <text:insertion>
            <office:change-info>
              <dc:creator>Carol Nichols</dc:creator>
              <dc:date>2016-08-29T15:30:00</dc:date>
            </office:change-info>
          </text:insertion>
        </text:changed-region>
        <text:changed-region xml:id="ct140403788667024" text:id="ct140403788667024">
          <text:insertion>
            <office:change-info>
              <dc:creator>Carol Nichols</dc:creator>
              <dc:date>2016-08-29T15:29:00</dc:date>
            </office:change-info>
          </text:insertion>
        </text:changed-region>
        <text:changed-region xml:id="ct140403788665472" text:id="ct140403788665472">
          <text:deletion>
            <office:change-info>
              <dc:creator>Carol Nichols</dc:creator>
              <dc:date>2016-08-29T15:30:00</dc:date>
            </office:change-info>
            <text:p text:style-name="P2">;</text:p>
          </text:deletion>
        </text:changed-region>
        <text:changed-region xml:id="ct140403788697136" text:id="ct140403788697136">
          <text:insertion>
            <office:change-info>
              <dc:creator>Carol Nichols</dc:creator>
              <dc:date>2016-08-29T15:31:00</dc:date>
            </office:change-info>
          </text:insertion>
        </text:changed-region>
        <text:changed-region xml:id="ct140403860966640" text:id="ct140403860966640">
          <text:format-change>
            <office:change-info>
              <dc:creator>Carol Nichols</dc:creator>
              <dc:date>2016-08-31T19:33:00</dc:date>
            </office:change-info>
          </text:format-change>
        </text:changed-region>
        <text:changed-region xml:id="ct140403860455904" text:id="ct140403860455904">
          <text:format-change>
            <office:change-info>
              <dc:creator>Carol Nichols</dc:creator>
              <dc:date>2016-08-31T19:34:00</dc:date>
            </office:change-info>
          </text:format-change>
        </text:changed-region>
        <text:changed-region xml:id="ct140403859084512" text:id="ct140403859084512">
          <text:deletion>
            <office:change-info>
              <dc:creator>Carol Nichols</dc:creator>
              <dc:date>2016-08-31T19:34:00</dc:date>
            </office:change-info>
            <text:p text:style-name="Body"><text:span text:style-name="Default_20_Paragraph_20_Font"><text:span text:style-name="T1"><text:s text:c="2"/></text:span></text:span></text:p>
          </text:deletion>
        </text:changed-region>
        <text:changed-region xml:id="ct140403792969088" text:id="ct140403792969088">
          <text:insertion>
            <office:change-info>
              <dc:creator>Carol Nichols</dc:creator>
              <dc:date>2016-08-31T19:34:00</dc:date>
            </office:change-info>
          </text:insertion>
        </text:changed-region>
        <text:changed-region xml:id="ct140403788676928" text:id="ct140403788676928">
          <text:format-change>
            <office:change-info>
              <dc:creator>Carol Nichols</dc:creator>
              <dc:date>2016-08-29T15:41:00</dc:date>
            </office:change-info>
          </text:format-change>
        </text:changed-region>
        <text:changed-region xml:id="ct140403793842768" text:id="ct140403793842768">
          <text:deletion>
            <office:change-info>
              <dc:creator>Carol Nichols</dc:creator>
              <dc:date>2016-08-29T14:12:00</dc:date>
            </office:change-info>
            <text:p text:style-name="BodyFirst"><text:span text:style-name="Default_20_Paragraph_20_Font"><text:span text:style-name="T1">, so</text:span></text:span></text:p>
          </text:deletion>
        </text:changed-region>
        <text:changed-region xml:id="ct140403788698736" text:id="ct140403788698736">
          <text:insertion>
            <office:change-info>
              <dc:creator>Carol Nichols</dc:creator>
              <dc:date>2016-08-29T15:35:00</dc:date>
            </office:change-info>
          </text:insertion>
        </text:changed-region>
        <text:changed-region xml:id="ct140403788705600" text:id="ct140403788705600">
          <text:insertion>
            <office:change-info>
              <dc:creator>Carol Nichols</dc:creator>
              <dc:date>2016-08-29T14:12:00</dc:date>
            </office:change-info>
          </text:insertion>
        </text:changed-region>
        <text:changed-region xml:id="ct140403788716688" text:id="ct140403788716688">
          <text:insertion>
            <office:change-info>
              <dc:creator>Carol Nichols</dc:creator>
              <dc:date>2016-08-29T14:12:00</dc:date>
            </office:change-info>
          </text:insertion>
        </text:changed-region>
        <text:changed-region xml:id="ct140403861596768" text:id="ct140403861596768">
          <text:format-change>
            <office:change-info>
              <dc:creator>Carol Nichols</dc:creator>
              <dc:date>2016-08-31T19:34:00</dc:date>
            </office:change-info>
          </text:format-change>
        </text:changed-region>
        <text:changed-region xml:id="ct140403788720848" text:id="ct140403788720848">
          <text:deletion>
            <office:change-info>
              <dc:creator>Carol Nichols</dc:creator>
              <dc:date>2016-08-29T15:37:00</dc:date>
            </office:change-info>
            <text:p text:style-name="BodyFirst"><text:span text:style-name="Default_20_Paragraph_20_Font"><text:span text:style-name="T1"><text:s/></text:span></text:span></text:p>
          </text:deletion>
        </text:changed-region>
        <text:changed-region xml:id="ct140403863019952" text:id="ct140403863019952">
          <text:format-change>
            <office:change-info>
              <dc:creator>Carol Nichols</dc:creator>
              <dc:date>2016-08-31T19:34:00</dc:date>
            </office:change-info>
          </text:format-change>
        </text:changed-region>
        <text:changed-region xml:id="ct140403793934656" text:id="ct140403793934656">
          <text:format-change>
            <office:change-info>
              <dc:creator>Carol Nichols</dc:creator>
              <dc:date>2016-08-29T15:38:00</dc:date>
            </office:change-info>
          </text:format-change>
        </text:changed-region>
        <text:changed-region xml:id="ct140403863142768" text:id="ct140403863142768">
          <text:format-change>
            <office:change-info>
              <dc:creator>Carol Nichols</dc:creator>
              <dc:date>2016-08-31T19:34:00</dc:date>
            </office:change-info>
          </text:format-change>
        </text:changed-region>
        <text:changed-region xml:id="ct140403864256496" text:id="ct140403864256496">
          <text:format-change>
            <office:change-info>
              <dc:creator>Carol Nichols</dc:creator>
              <dc:date>2016-08-31T19:35:00</dc:date>
            </office:change-info>
          </text:format-change>
        </text:changed-region>
        <text:changed-region xml:id="ct140403792921728" text:id="ct140403792921728">
          <text:format-change>
            <office:change-info>
              <dc:creator>Carol Nichols</dc:creator>
              <dc:date>2016-08-29T15:42:00</dc:date>
            </office:change-info>
          </text:format-change>
        </text:changed-region>
        <text:changed-region xml:id="ct140403792873360" text:id="ct140403792873360">
          <text:insertion>
            <office:change-info>
              <dc:creator>Carol Nichols</dc:creator>
              <dc:date>2016-08-29T15:43:00</dc:date>
            </office:change-info>
          </text:insertion>
        </text:changed-region>
        <text:changed-region xml:id="ct140403792909648" text:id="ct140403792909648">
          <text:format-change>
            <office:change-info>
              <dc:creator>Carol Nichols</dc:creator>
              <dc:date>2016-08-29T15:43:00</dc:date>
            </office:change-info>
          </text:format-change>
        </text:changed-region>
        <text:changed-region xml:id="ct140403864147648" text:id="ct140403864147648">
          <text:format-change>
            <office:change-info>
              <dc:creator>Carol Nichols</dc:creator>
              <dc:date>2016-08-31T19:35:00</dc:date>
            </office:change-info>
          </text:format-change>
        </text:changed-region>
        <text:changed-region xml:id="ct140403864364032" text:id="ct140403864364032">
          <text:format-change>
            <office:change-info>
              <dc:creator>Carol Nichols</dc:creator>
              <dc:date>2016-08-31T19:35:00</dc:date>
            </office:change-info>
          </text:format-change>
        </text:changed-region>
        <text:changed-region xml:id="ct140403792908928" text:id="ct140403792908928">
          <text:format-change>
            <office:change-info>
              <dc:creator>Carol Nichols</dc:creator>
              <dc:date>2016-08-29T15:43:00</dc:date>
            </office:change-info>
          </text:format-change>
        </text:changed-region>
        <text:changed-region xml:id="ct140403792874368" text:id="ct140403792874368">
          <text:format-change>
            <office:change-info>
              <dc:creator>Carol Nichols</dc:creator>
              <dc:date>2016-08-29T15:44:00</dc:date>
            </office:change-info>
          </text:format-change>
        </text:changed-region>
        <text:changed-region xml:id="ct140403792890768" text:id="ct140403792890768">
          <text:format-change>
            <office:change-info>
              <dc:creator>Carol Nichols</dc:creator>
              <dc:date>2016-08-29T15:44:00</dc:date>
            </office:change-info>
          </text:format-change>
        </text:changed-region>
        <text:changed-region xml:id="ct140403792890992" text:id="ct140403792890992">
          <text:deletion>
            <office:change-info>
              <dc:creator>Carol Nichols</dc:creator>
              <dc:date>2016-08-29T13:52:00</dc:date>
            </office:change-info>
            <text:p text:style-name="Body"><text:span text:style-name="Default_20_Paragraph_20_Font"><text:span text:style-name="T1"><text:line-break/></text:span></text:span></text:p>
          </text:deletion>
        </text:changed-region>
        <text:changed-region xml:id="ct140403792891648" text:id="ct140403792891648">
          <text:insertion>
            <office:change-info>
              <dc:creator>Carol Nichols</dc:creator>
              <dc:date>2016-08-29T13:52:00</dc:date>
            </office:change-info>
          </text:insertion>
        </text:changed-region>
        <text:changed-region xml:id="ct140403792877024" text:id="ct140403792877024">
          <text:format-change>
            <office:change-info>
              <dc:creator>Carol Nichols</dc:creator>
              <dc:date>2016-08-29T15:45:00</dc:date>
            </office:change-info>
          </text:format-change>
        </text:changed-region>
        <text:changed-region xml:id="ct140403864515344" text:id="ct140403864515344">
          <text:format-change>
            <office:change-info>
              <dc:creator>Carol Nichols</dc:creator>
              <dc:date>2016-08-31T19:36:00</dc:date>
            </office:change-info>
          </text:format-change>
        </text:changed-region>
        <text:changed-region xml:id="ct140403792904608" text:id="ct140403792904608">
          <text:deletion>
            <office:change-info>
              <dc:creator>Carol Nichols</dc:creator>
              <dc:date>2016-08-29T15:45:00</dc:date>
            </office:change-info>
            <text:p text:style-name="BulletA"><text:span text:style-name="Default_20_Paragraph_20_Font"><text:span text:style-name="T1"><text:line-break/></text:span></text:span></text:p>
          </text:deletion>
        </text:changed-region>
        <text:changed-region xml:id="ct140403792873808" text:id="ct140403792873808">
          <text:insertion>
            <office:change-info>
              <dc:creator>Carol Nichols</dc:creator>
              <dc:date>2016-08-29T15:45:00</dc:date>
            </office:change-info>
          </text:insertion>
        </text:changed-region>
        <text:changed-region xml:id="ct140403863824208" text:id="ct140403863824208">
          <text:format-change>
            <office:change-info>
              <dc:creator>Carol Nichols</dc:creator>
              <dc:date>2016-08-31T19:36:00</dc:date>
            </office:change-info>
          </text:format-change>
        </text:changed-region>
        <text:changed-region xml:id="ct140403864646480" text:id="ct140403864646480">
          <text:format-change>
            <office:change-info>
              <dc:creator>Carol Nichols</dc:creator>
              <dc:date>2016-08-31T19:36:00</dc:date>
            </office:change-info>
          </text:format-change>
        </text:changed-region>
        <text:changed-region xml:id="ct140403792872688" text:id="ct140403792872688">
          <text:format-change>
            <office:change-info>
              <dc:creator>Carol Nichols</dc:creator>
              <dc:date>2016-08-29T15:46:00</dc:date>
            </office:change-info>
          </text:format-change>
        </text:changed-region>
        <text:changed-region xml:id="ct140403873684864" text:id="ct140403873684864">
          <text:format-change>
            <office:change-info>
              <dc:creator>Carol Nichols</dc:creator>
              <dc:date>2016-08-31T19:36:00</dc:date>
            </office:change-info>
          </text:format-change>
        </text:changed-region>
        <text:changed-region xml:id="ct140403792880992" text:id="ct140403792880992">
          <text:deletion>
            <office:change-info>
              <dc:creator>Carol Nichols</dc:creator>
              <dc:date>2016-08-29T15:47:00</dc:date>
            </office:change-info>
            <text:p text:style-name="Body"><text:span text:style-name="Default_20_Paragraph_20_Font"><text:span text:style-name="T1"><text:s/></text:span></text:span></text:p>
          </text:deletion>
        </text:changed-region>
        <text:changed-region xml:id="ct140403874463856" text:id="ct140403874463856">
          <text:format-change>
            <office:change-info>
              <dc:creator>Carol Nichols</dc:creator>
              <dc:date>2016-08-31T19:36:00</dc:date>
            </office:change-info>
          </text:format-change>
        </text:changed-region>
        <text:changed-region xml:id="ct140403792941968" text:id="ct140403792941968">
          <text:format-change>
            <office:change-info>
              <dc:creator>Carol Nichols</dc:creator>
              <dc:date>2016-08-29T15:47:00</dc:date>
            </office:change-info>
          </text:format-change>
        </text:changed-region>
        <text:changed-region xml:id="ct140403864856080" text:id="ct140403864856080">
          <text:format-change>
            <office:change-info>
              <dc:creator>Carol Nichols</dc:creator>
              <dc:date>2016-08-31T19:37:00</dc:date>
            </office:change-info>
          </text:format-change>
        </text:changed-region>
        <text:changed-region xml:id="ct140403864866192" text:id="ct140403864866192">
          <text:format-change>
            <office:change-info>
              <dc:creator>Carol Nichols</dc:creator>
              <dc:date>2016-08-31T19:37:00</dc:date>
            </office:change-info>
          </text:format-change>
        </text:changed-region>
        <text:changed-region xml:id="ct140403786811824" text:id="ct140403786811824">
          <text:format-change>
            <office:change-info>
              <dc:creator>Carol Nichols</dc:creator>
              <dc:date>2016-08-29T15:49:00</dc:date>
            </office:change-info>
          </text:format-change>
        </text:changed-region>
        <text:changed-region xml:id="ct140403792895408" text:id="ct140403792895408">
          <text:insertion>
            <office:change-info>
              <dc:creator>NSP </dc:creator>
              <dc:date>2016-08-26T12:53:00</dc:date>
            </office:change-info>
          </text:insertion>
        </text:changed-region>
        <text:changed-region xml:id="ct140403786808272" text:id="ct140403786808272">
          <text:deletion>
            <office:change-info>
              <dc:creator>Carol Nichols</dc:creator>
              <dc:date>2016-08-29T19:08:00</dc:date>
            </office:change-info>
            <text:p text:style-name="CodeB"><text:span text:style-name="Literal_20_-_20_Gray">f</text:span></text:p>
          </text:deletion>
        </text:changed-region>
        <text:changed-region xml:id="ct140403786810080" text:id="ct140403786810080">
          <text:insertion>
            <office:change-info>
              <dc:creator>Carol Nichols</dc:creator>
              <dc:date>2016-08-29T19:08:00</dc:date>
            </office:change-info>
          </text:insertion>
        </text:changed-region>
        <text:changed-region xml:id="ct140403786820096" text:id="ct140403786820096">
          <text:insertion>
            <office:change-info>
              <dc:creator>NSP </dc:creator>
              <dc:date>2016-08-26T12:52:00</dc:date>
            </office:change-info>
          </text:insertion>
        </text:changed-region>
        <text:changed-region xml:id="ct140403786820368" text:id="ct140403786820368">
          <text:deletion>
            <office:change-info>
              <dc:creator>NSP </dc:creator>
              <dc:date>2016-08-26T12:52:00</dc:date>
            </office:change-info>
            <text:p text:style-name="Body"><text:span text:style-name="Default_20_Paragraph_20_Font"><text:span text:style-name="T1">, </text:span></text:span><text:span text:style-name="Literal"><text:span text:style-name="T1">extern crate rand</text:span></text:span><text:span text:style-name="Default_20_Paragraph_20_Font"><text:span text:style-name="T1">,</text:span></text:span></text:p>
          </text:deletion>
        </text:changed-region>
        <text:changed-region xml:id="ct140403874600416" text:id="ct140403874600416">
          <text:format-change>
            <office:change-info>
              <dc:creator>Carol Nichols</dc:creator>
              <dc:date>2016-08-31T19:37:00</dc:date>
            </office:change-info>
          </text:format-change>
        </text:changed-region>
        <text:changed-region xml:id="ct140403786822768" text:id="ct140403786822768">
          <text:insertion>
            <office:change-info>
              <dc:creator>Carol Nichols</dc:creator>
              <dc:date>2016-08-29T15:50:00</dc:date>
            </office:change-info>
          </text:insertion>
        </text:changed-region>
        <text:changed-region xml:id="ct140403786824448" text:id="ct140403786824448">
          <text:insertion>
            <office:change-info>
              <dc:creator>Carol Nichols</dc:creator>
              <dc:date>2016-08-29T14:18:00</dc:date>
            </office:change-info>
          </text:insertion>
        </text:changed-region>
        <text:changed-region xml:id="ct140403786826000" text:id="ct140403786826000">
          <text:deletion>
            <office:change-info>
              <dc:creator>Carol Nichols</dc:creator>
              <dc:date>2016-08-29T14:18:00</dc:date>
            </office:change-info>
            <text:p text:style-name="P3"><text:span text:style-name="Wingdings"><text:span text:style-name="T1">v</text:span></text:span></text:p>
          </text:deletion>
        </text:changed-region>
        <text:changed-region xml:id="ct140403786826880" text:id="ct140403786826880">
          <text:deletion>
            <office:change-info>
              <dc:creator>Carol Nichols</dc:creator>
              <dc:date>2016-08-29T14:18:00</dc:date>
            </office:change-info>
            <text:p text:style-name="P3"><text:span text:style-name="Default_20_Paragraph_20_Font"><text:span text:style-name="T1"><text:s/></text:span></text:span></text:p>
          </text:deletion>
        </text:changed-region>
        <text:changed-region xml:id="ct140403786817328" text:id="ct140403786817328">
          <text:insertion>
            <office:change-info>
              <dc:creator>NSP </dc:creator>
              <dc:date>2016-08-26T12:52:00</dc:date>
            </office:change-info>
          </text:insertion>
        </text:changed-region>
        <text:changed-region xml:id="ct140403786827376" text:id="ct140403786827376">
          <text:insertion>
            <office:change-info>
              <dc:creator>NSP </dc:creator>
              <dc:date>2016-08-26T12:52:00</dc:date>
            </office:change-info>
          </text:insertion>
        </text:changed-region>
        <text:changed-region xml:id="ct140403786828080" text:id="ct140403786828080">
          <text:deletion>
            <office:change-info>
              <dc:creator>Carol Nichols</dc:creator>
              <dc:date>2016-08-29T15:51:00</dc:date>
            </office:change-info>
            <text:p text:style-name="Body"><text:span text:style-name="Default_20_Paragraph_20_Font"><text:span text:style-name="T1"/></text:span></text:p>
            <text:p text:style-name="P4"><text:span text:style-name="Default_20_Paragraph_20_Font"><text:span text:style-name="T1"/></text:span></text:p>
          </text:deletion>
        </text:changed-region>
        <text:changed-region xml:id="ct140403786827856" text:id="ct140403786827856">
          <text:deletion>
            <office:change-info>
              <dc:creator>NSP </dc:creator>
              <dc:date>2016-08-26T12:52:00</dc:date>
            </office:change-info>
            <text:p text:style-name="P4">:</text:p>
            <text:p text:style-name="CodeA">let secret_number = rand::thread_rng().gen_range(1, 101);</text:p>
            <text:p text:style-name="CodeA"/>
            <text:p text:style-name="CodeC">println!("The secret number is: {}", secret_number);</text:p>
          </text:deletion>
        </text:changed-region>
        <text:changed-region xml:id="ct140403874801776" text:id="ct140403874801776">
          <text:format-change>
            <office:change-info>
              <dc:creator>Carol Nichols</dc:creator>
              <dc:date>2016-08-31T19:37:00</dc:date>
            </office:change-info>
          </text:format-change>
        </text:changed-region>
        <text:changed-region xml:id="ct140403792980560" text:id="ct140403792980560">
          <text:format-change>
            <office:change-info>
              <dc:creator>Carol Nichols</dc:creator>
              <dc:date>2016-08-29T19:10:00</dc:date>
            </office:change-info>
          </text:format-change>
        </text:changed-region>
        <text:changed-region xml:id="ct140403792982864" text:id="ct140403792982864">
          <text:insertion>
            <office:change-info>
              <dc:creator>Carol Nichols</dc:creator>
              <dc:date>2016-08-29T19:10:00</dc:date>
            </office:change-info>
          </text:insertion>
        </text:changed-region>
        <text:changed-region xml:id="ct140403792984320" text:id="ct140403792984320">
          <text:format-change>
            <office:change-info>
              <dc:creator>Carol Nichols</dc:creator>
              <dc:date>2016-08-29T19:11:00</dc:date>
            </office:change-info>
          </text:format-change>
        </text:changed-region>
        <text:changed-region xml:id="ct140403792984832" text:id="ct140403792984832">
          <text:insertion>
            <office:change-info>
              <dc:creator>Carol Nichols</dc:creator>
              <dc:date>2016-08-29T19:12:00</dc:date>
            </office:change-info>
          </text:insertion>
        </text:changed-region>
        <text:changed-region xml:id="ct140403792985056" text:id="ct140403792985056">
          <text:deletion>
            <office:change-info>
              <dc:creator>Carol Nichols</dc:creator>
              <dc:date>2016-08-29T19:11:00</dc:date>
            </office:change-info>
            <text:p text:style-name="P5"><text:s text:c="4"/>println!("Guess the number!");</text:p>
            <text:p text:style-name="CodeB"/>
            <text:p text:style-name="CodeB"><text:s text:c="4"/>let secret_number = rand::thread_rng().gen_range(1, 101);</text:p>
            <text:p text:style-name="CodeB"/>
            <text:p text:style-name="CodeB"><text:s text:c="4"/>println!("The secret number is: {}", secret_number);</text:p>
            <text:p text:style-name="CodeB"/>
            <text:p text:style-name="CodeB"><text:s text:c="4"/>println!("Please input your guess.");</text:p>
            <text:p text:style-name="CodeB"/>
            <text:p text:style-name="CodeB"><text:s text:c="4"/>let mut guess = String::new();</text:p>
            <text:p text:style-name="CodeB"/>
            <text:p text:style-name="CodeB"><text:s text:c="4"/>io::stdin().read_line(&amp;mut guess)</text:p>
            <text:p text:style-name="CodeB"><text:s text:c="8"/>.expect("failed to read line");</text:p>
            <text:p text:style-name="P5"><text:span text:style-name="Literal_20_-_20_Gray"/></text:p>
          </text:deletion>
        </text:changed-region>
        <text:changed-region xml:id="ct140403792985856" text:id="ct140403792985856">
          <text:insertion>
            <office:change-info>
              <dc:creator>Carol Nichols</dc:creator>
              <dc:date>2016-08-29T19:12:00</dc:date>
            </office:change-info>
          </text:insertion>
        </text:changed-region>
        <text:changed-region xml:id="ct140403792987152" text:id="ct140403792987152">
          <text:format-change>
            <office:change-info>
              <dc:creator>Carol Nichols</dc:creator>
              <dc:date>2016-08-29T19:12:00</dc:date>
            </office:change-info>
          </text:format-change>
        </text:changed-region>
        <text:changed-region xml:id="ct140403792989008" text:id="ct140403792989008">
          <text:insertion>
            <office:change-info>
              <dc:creator>Carol Nichols</dc:creator>
              <dc:date>2016-08-29T19:15:00</dc:date>
            </office:change-info>
          </text:insertion>
        </text:changed-region>
        <text:changed-region xml:id="ct140403792990816" text:id="ct140403792990816">
          <text:insertion>
            <office:change-info>
              <dc:creator>Carol Nichols</dc:creator>
              <dc:date>2016-08-29T19:15:00</dc:date>
            </office:change-info>
          </text:insertion>
        </text:changed-region>
        <text:changed-region xml:id="ct140403792993968" text:id="ct140403792993968">
          <text:format-change>
            <office:change-info>
              <dc:creator>Carol Nichols</dc:creator>
              <dc:date>2016-08-29T19:12:00</dc:date>
            </office:change-info>
          </text:format-change>
        </text:changed-region>
        <text:changed-region xml:id="ct140403874234256" text:id="ct140403874234256">
          <text:format-change>
            <office:change-info>
              <dc:creator>Carol Nichols</dc:creator>
              <dc:date>2016-08-31T19:37:00</dc:date>
            </office:change-info>
          </text:format-change>
        </text:changed-region>
        <text:changed-region xml:id="ct140403792998944" text:id="ct140403792998944">
          <text:insertion>
            <office:change-info>
              <dc:creator>Carol Nichols</dc:creator>
              <dc:date>2016-08-29T19:10:00</dc:date>
            </office:change-info>
          </text:insertion>
        </text:changed-region>
        <text:changed-region xml:id="ct140403874262176" text:id="ct140403874262176">
          <text:format-change>
            <office:change-info>
              <dc:creator>Carol Nichols</dc:creator>
              <dc:date>2016-08-31T19:37:00</dc:date>
            </office:change-info>
          </text:format-change>
        </text:changed-region>
        <text:changed-region xml:id="ct140403793016896" text:id="ct140403793016896">
          <text:deletion>
            <office:change-info>
              <dc:creator>Carol Nichols</dc:creator>
              <dc:date>2016-08-29T14:22:00</dc:date>
            </office:change-info>
            <text:p text:style-name="Body"><text:span text:style-name="Default_20_Paragraph_20_Font"><text:span text:style-name="T1">things</text:span></text:span></text:p>
          </text:deletion>
        </text:changed-region>
        <text:changed-region xml:id="ct140403793019856" text:id="ct140403793019856">
          <text:insertion>
            <office:change-info>
              <dc:creator>Carol Nichols</dc:creator>
              <dc:date>2016-08-29T14:22:00</dc:date>
            </office:change-info>
          </text:insertion>
        </text:changed-region>
        <text:changed-region xml:id="ct140403793018672" text:id="ct140403793018672">
          <text:deletion>
            <office:change-info>
              <dc:creator>Carol Nichols</dc:creator>
              <dc:date>2016-08-29T19:13:00</dc:date>
            </office:change-info>
            <text:p text:style-name="Body"><text:span text:style-name="Default_20_Paragraph_20_Font"><text:span text:style-name="T1">:</text:span></text:span></text:p>
            <text:p text:style-name="CodeA">match guess.cmp(&amp;secret_number) {</text:p>
            <text:p text:style-name="CodeB"><text:s text:c="4"/>Ordering::Less <text:s text:c="3"/>=&gt; println!("Too small!"),</text:p>
            <text:p text:style-name="CodeB"><text:s text:c="4"/>Ordering::Greater =&gt; println!("Too big!"),</text:p>
            <text:p text:style-name="CodeB"><text:s text:c="4"/>Ordering::Equal <text:s text:c="2"/>=&gt; println!("You win!"),</text:p>
            <text:p text:style-name="CodeC">}</text:p>
            <text:p text:style-name="Body"><text:span text:style-name="Default_20_Paragraph_20_Font"><text:span text:style-name="T4"/></text:span></text:p>
          </text:deletion>
        </text:changed-region>
        <text:changed-region xml:id="ct140403792995072" text:id="ct140403792995072">
          <text:insertion>
            <office:change-info>
              <dc:creator>Carol Nichols</dc:creator>
              <dc:date>2016-08-29T19:13:00</dc:date>
            </office:change-info>
          </text:insertion>
        </text:changed-region>
        <text:changed-region xml:id="ct140403793000992" text:id="ct140403793000992">
          <text:insertion>
            <office:change-info>
              <dc:creator>Carol Nichols</dc:creator>
              <dc:date>2016-08-29T19:13:00</dc:date>
            </office:change-info>
          </text:insertion>
        </text:changed-region>
        <text:changed-region xml:id="ct140403793002800" text:id="ct140403793002800">
          <text:insertion>
            <office:change-info>
              <dc:creator>Carol Nichols</dc:creator>
              <dc:date>2016-08-29T19:15:00</dc:date>
            </office:change-info>
          </text:insertion>
        </text:changed-region>
        <text:changed-region xml:id="ct140403793004736" text:id="ct140403793004736">
          <text:deletion>
            <office:change-info>
              <dc:creator>Carol Nichols</dc:creator>
              <dc:date>2016-08-29T14:22:00</dc:date>
            </office:change-info>
            <text:p text:style-name="Body"><text:span text:style-name="Default_20_Paragraph_20_Font"><text:span text:style-name="T1"><text:s/>the</text:span></text:span></text:p>
          </text:deletion>
        </text:changed-region>
        <text:changed-region xml:id="ct140403793009584" text:id="ct140403793009584">
          <text:insertion>
            <office:change-info>
              <dc:creator>Carol Nichols</dc:creator>
              <dc:date>2016-08-29T18:30:00</dc:date>
            </office:change-info>
          </text:insertion>
        </text:changed-region>
        <text:changed-region xml:id="ct140403873747888" text:id="ct140403873747888">
          <text:format-change>
            <office:change-info>
              <dc:creator>Carol Nichols</dc:creator>
              <dc:date>2016-08-31T19:38:00</dc:date>
            </office:change-info>
          </text:format-change>
        </text:changed-region>
        <text:changed-region xml:id="ct140403874190960" text:id="ct140403874190960">
          <text:format-change>
            <office:change-info>
              <dc:creator>Carol Nichols</dc:creator>
              <dc:date>2016-08-31T19:38:00</dc:date>
            </office:change-info>
          </text:format-change>
        </text:changed-region>
        <text:changed-region xml:id="ct140403793029584" text:id="ct140403793029584">
          <text:deletion>
            <office:change-info>
              <dc:creator>Carol Nichols</dc:creator>
              <dc:date>2016-08-29T14:25:00</dc:date>
            </office:change-info>
            <text:p text:style-name="Body"><text:span text:style-name="Default_20_Paragraph_20_Font"><text:span text:style-name="T1">type</text:span></text:span></text:p>
          </text:deletion>
        </text:changed-region>
        <text:changed-region xml:id="ct140403793034608" text:id="ct140403793034608">
          <text:insertion>
            <office:change-info>
              <dc:creator>Carol Nichols</dc:creator>
              <dc:date>2016-08-29T14:25:00</dc:date>
            </office:change-info>
          </text:insertion>
        </text:changed-region>
        <text:changed-region xml:id="ct140403874651392" text:id="ct140403874651392">
          <text:format-change>
            <office:change-info>
              <dc:creator>Carol Nichols</dc:creator>
              <dc:date>2016-08-31T19:38:00</dc:date>
            </office:change-info>
          </text:format-change>
        </text:changed-region>
        <text:changed-region xml:id="ct140403874028592" text:id="ct140403874028592">
          <text:format-change>
            <office:change-info>
              <dc:creator>Carol Nichols</dc:creator>
              <dc:date>2016-08-31T19:38:00</dc:date>
            </office:change-info>
          </text:format-change>
        </text:changed-region>
        <text:changed-region xml:id="ct140403793042592" text:id="ct140403793042592">
          <text:insertion>
            <office:change-info>
              <dc:creator>Carol Nichols</dc:creator>
              <dc:date>2016-08-29T19:14:00</dc:date>
            </office:change-info>
          </text:insertion>
        </text:changed-region>
        <text:changed-region xml:id="ct140403793042928" text:id="ct140403793042928">
          <text:insertion>
            <office:change-info>
              <dc:creator>Carol Nichols</dc:creator>
              <dc:date>2016-08-29T19:15:00</dc:date>
            </office:change-info>
          </text:insertion>
        </text:changed-region>
        <text:changed-region xml:id="ct140403793043552" text:id="ct140403793043552">
          <text:deletion>
            <office:change-info>
              <dc:creator>Carol Nichols</dc:creator>
              <dc:date>2016-08-29T13:53:00</dc:date>
            </office:change-info>
            <text:p text:style-name="Body"><text:span text:style-name="Default_20_Paragraph_20_Font"><text:span text:style-name="T1"><text:line-break/></text:span></text:span></text:p>
          </text:deletion>
        </text:changed-region>
        <text:changed-region xml:id="ct140403793047984" text:id="ct140403793047984">
          <text:insertion>
            <office:change-info>
              <dc:creator>Carol Nichols</dc:creator>
              <dc:date>2016-08-29T13:53:00</dc:date>
            </office:change-info>
          </text:insertion>
        </text:changed-region>
        <text:changed-region xml:id="ct140403874424464" text:id="ct140403874424464">
          <text:format-change>
            <office:change-info>
              <dc:creator>Carol Nichols</dc:creator>
              <dc:date>2016-08-31T19:38:00</dc:date>
            </office:change-info>
          </text:format-change>
        </text:changed-region>
        <text:changed-region xml:id="ct140403792996256" text:id="ct140403792996256">
          <text:deletion>
            <office:change-info>
              <dc:creator>Carol Nichols</dc:creator>
              <dc:date>2016-08-29T14:26:00</dc:date>
            </office:change-info>
            <text:p text:style-name="Body"><text:span text:style-name="Default_20_Paragraph_20_Font"><text:span text:style-name="T1"><text:s/>J</text:span></text:span></text:p>
          </text:deletion>
        </text:changed-region>
        <text:changed-region xml:id="ct140403792998256" text:id="ct140403792998256">
          <text:insertion>
            <office:change-info>
              <dc:creator>Carol Nichols</dc:creator>
              <dc:date>2016-08-29T14:26:00</dc:date>
            </office:change-info>
          </text:insertion>
        </text:changed-region>
        <text:changed-region xml:id="ct140403875142608" text:id="ct140403875142608">
          <text:format-change>
            <office:change-info>
              <dc:creator>Carol Nichols</dc:creator>
              <dc:date>2016-08-31T19:38:00</dc:date>
            </office:change-info>
          </text:format-change>
        </text:changed-region>
        <text:changed-region xml:id="ct140403875654528" text:id="ct140403875654528">
          <text:format-change>
            <office:change-info>
              <dc:creator>Carol Nichols</dc:creator>
              <dc:date>2016-08-31T19:38:00</dc:date>
            </office:change-info>
          </text:format-change>
        </text:changed-region>
        <text:changed-region xml:id="ct140403875188064" text:id="ct140403875188064">
          <text:format-change>
            <office:change-info>
              <dc:creator>Carol Nichols</dc:creator>
              <dc:date>2016-08-31T19:38:00</dc:date>
            </office:change-info>
          </text:format-change>
        </text:changed-region>
        <text:changed-region xml:id="ct140403793971968" text:id="ct140403793971968">
          <text:deletion>
            <office:change-info>
              <dc:creator>Carol Nichols</dc:creator>
              <dc:date>2016-08-29T18:45:00</dc:date>
            </office:change-info>
            <text:p text:style-name="P6"><text:span text:style-name="Default_20_Paragraph_20_Font"><text:span text:style-name="T1"><text:s/>or</text:span></text:span></text:p>
          </text:deletion>
        </text:changed-region>
        <text:changed-region xml:id="ct140403875442416" text:id="ct140403875442416">
          <text:format-change>
            <office:change-info>
              <dc:creator>Carol Nichols</dc:creator>
              <dc:date>2016-08-31T19:38:00</dc:date>
            </office:change-info>
          </text:format-change>
        </text:changed-region>
        <text:changed-region xml:id="ct140403875747440" text:id="ct140403875747440">
          <text:format-change>
            <office:change-info>
              <dc:creator>Carol Nichols</dc:creator>
              <dc:date>2016-08-31T19:38:00</dc:date>
            </office:change-info>
          </text:format-change>
        </text:changed-region>
        <text:changed-region xml:id="ct140403793983776" text:id="ct140403793983776">
          <text:insertion>
            <office:change-info>
              <dc:creator>Carol Nichols</dc:creator>
              <dc:date>2016-08-29T14:37:00</dc:date>
            </office:change-info>
          </text:insertion>
        </text:changed-region>
        <text:changed-region xml:id="ct140403793985424" text:id="ct140403793985424">
          <text:deletion>
            <office:change-info>
              <dc:creator>Carol Nichols</dc:creator>
              <dc:date>2016-08-29T14:38:00</dc:date>
            </office:change-info>
            <text:p text:style-name="P6"><text:span text:style-name="Default_20_Paragraph_20_Font"><text:span text:style-name="T1">two different types</text:span></text:span></text:p>
          </text:deletion>
        </text:changed-region>
        <text:changed-region xml:id="ct140403793987056" text:id="ct140403793987056">
          <text:insertion>
            <office:change-info>
              <dc:creator>Carol Nichols</dc:creator>
              <dc:date>2016-08-29T14:38:00</dc:date>
            </office:change-info>
          </text:insertion>
        </text:changed-region>
        <text:changed-region xml:id="ct140403875386736" text:id="ct140403875386736">
          <text:format-change>
            <office:change-info>
              <dc:creator>Carol Nichols</dc:creator>
              <dc:date>2016-08-31T19:39:00</dc:date>
            </office:change-info>
          </text:format-change>
        </text:changed-region>
        <text:changed-region xml:id="ct140403793971696" text:id="ct140403793971696">
          <text:insertion>
            <office:change-info>
              <dc:creator>NSP </dc:creator>
              <dc:date>2016-08-26T13:01:00</dc:date>
            </office:change-info>
          </text:insertion>
        </text:changed-region>
        <text:changed-region xml:id="ct140403793945584" text:id="ct140403793945584">
          <text:deletion>
            <office:change-info>
              <dc:creator>NSP </dc:creator>
              <dc:date>2016-08-26T13:01:00</dc:date>
            </office:change-info>
            <text:p text:style-name="Body"><text:span text:style-name="Default_20_Paragraph_20_Font"><text:span text:style-name="T1">this </text:span></text:span></text:p>
          </text:deletion>
        </text:changed-region>
        <text:changed-region xml:id="ct140403793965504" text:id="ct140403793965504">
          <text:insertion>
            <office:change-info>
              <dc:creator>NSP </dc:creator>
              <dc:date>2016-08-26T13:01:00</dc:date>
            </office:change-info>
          </text:insertion>
        </text:changed-region>
        <text:changed-region xml:id="ct140403793965728" text:id="ct140403793965728">
          <text:deletion>
            <office:change-info>
              <dc:creator>NSP </dc:creator>
              <dc:date>2016-08-26T13:01:00</dc:date>
            </office:change-info>
            <text:p text:style-name="Body"><text:span text:style-name="Default_20_Paragraph_20_Font"><text:span text:style-name="T5">to your program</text:span></text:span></text:p>
          </text:deletion>
        </text:changed-region>
        <text:changed-region xml:id="ct140403744895232" text:id="ct140403744895232">
          <text:deletion>
            <office:change-info>
              <dc:creator>NSP </dc:creator>
              <dc:date>2016-08-26T13:01:00</dc:date>
            </office:change-info>
            <text:p text:style-name="CodeA"><text:span text:style-name="Literal_20_-_20_Gray">extern crate rand;</text:span></text:p>
            <text:p text:style-name="CodeB"><text:span text:style-name="Literal_20_-_20_Gray"/></text:p>
            <text:p text:style-name="CodeB"><text:span text:style-name="Literal_20_-_20_Gray">use std::io;</text:span></text:p>
            <text:p text:style-name="CodeB"><text:span text:style-name="Literal_20_-_20_Gray">use std::cmp::Ordering;</text:span></text:p>
            <text:p text:style-name="CodeB"><text:span text:style-name="Literal_20_-_20_Gray">use rand::Rng;</text:span></text:p>
            <text:p text:style-name="CodeB"><text:span text:style-name="Literal_20_-_20_Gray"/></text:p>
            <text:p text:style-name="CodeB"><text:span text:style-name="Literal_20_-_20_Gray">fn main() {</text:span></text:p>
            <text:p text:style-name="CodeB"><text:span text:style-name="Literal_20_-_20_Gray"><text:s text:c="4"/>println!("Guess the number!");</text:span></text:p>
            <text:p text:style-name="CodeB"><text:span text:style-name="Literal_20_-_20_Gray"/></text:p>
            <text:p text:style-name="CodeB"><text:span text:style-name="Literal_20_-_20_Gray"><text:s text:c="4"/>let secret_number = rand::thread_rng().gen_range(1, 101);</text:span></text:p>
            <text:p text:style-name="CodeB"><text:span text:style-name="Literal_20_-_20_Gray"/></text:p>
            <text:p text:style-name="CodeB"><text:span text:style-name="Literal_20_-_20_Gray"><text:s text:c="4"/>println!("The secret number is: {}", secret_number);</text:span></text:p>
            <text:p text:style-name="CodeB"><text:span text:style-name="Literal_20_-_20_Gray"/></text:p>
            <text:p text:style-name="CodeB"><text:span text:style-name="Literal_20_-_20_Gray"><text:s text:c="4"/>println!("Please input your guess.");</text:span></text:p>
          </text:deletion>
        </text:changed-region>
        <text:changed-region xml:id="ct140403793965952" text:id="ct140403793965952">
          <text:insertion>
            <office:change-info>
              <dc:creator>NSP </dc:creator>
              <dc:date>2016-08-26T13:01:00</dc:date>
            </office:change-info>
          </text:insertion>
        </text:changed-region>
        <text:changed-region xml:id="ct140403793965088" text:id="ct140403793965088">
          <text:deletion>
            <office:change-info>
              <dc:creator>NSP </dc:creator>
              <dc:date>2016-08-26T13:02:00</dc:date>
            </office:change-info>
            <text:p text:style-name="P4">The two new lines are:</text:p>
            <text:p text:style-name="CodeSingle">let guess: u32 = guess.trim().parse()</text:p>
            <text:p text:style-name="CodeSingle"><text:s text:c="4"/>.expect("Please type a number!");</text:p>
          </text:deletion>
        </text:changed-region>
        <text:changed-region xml:id="ct140403793972656" text:id="ct140403793972656">
          <text:insertion>
            <office:change-info>
              <dc:creator>NSP </dc:creator>
              <dc:date>2016-08-26T13:03:00</dc:date>
            </office:change-info>
          </text:insertion>
        </text:changed-region>
        <text:changed-region xml:id="ct140403875911184" text:id="ct140403875911184">
          <text:format-change>
            <office:change-info>
              <dc:creator>Carol Nichols</dc:creator>
              <dc:date>2016-08-31T19:39:00</dc:date>
            </office:change-info>
          </text:format-change>
        </text:changed-region>
        <text:changed-region xml:id="ct140403876821696" text:id="ct140403876821696">
          <text:format-change>
            <office:change-info>
              <dc:creator>Carol Nichols</dc:creator>
              <dc:date>2016-08-31T19:39:00</dc:date>
            </office:change-info>
          </text:format-change>
        </text:changed-region>
        <text:changed-region xml:id="ct140403876666496" text:id="ct140403876666496">
          <text:format-change>
            <office:change-info>
              <dc:creator>Carol Nichols</dc:creator>
              <dc:date>2016-08-31T19:39:00</dc:date>
            </office:change-info>
          </text:format-change>
        </text:changed-region>
        <text:changed-region xml:id="ct140403794010704" text:id="ct140403794010704">
          <text:deletion>
            <office:change-info>
              <dc:creator>Carol Nichols</dc:creator>
              <dc:date>2016-08-29T18:51:00</dc:date>
            </office:change-info>
            <text:p text:style-name="Body"><text:span text:style-name="Default_20_Paragraph_20_Font"><text:span text:style-name="T1"><text:s/></text:span></text:span></text:p>
          </text:deletion>
        </text:changed-region>
        <text:changed-region xml:id="ct140403794019216" text:id="ct140403794019216">
          <text:format-change>
            <office:change-info>
              <dc:creator>Carol Nichols</dc:creator>
              <dc:date>2016-08-29T18:51:00</dc:date>
            </office:change-info>
          </text:format-change>
        </text:changed-region>
        <text:changed-region xml:id="ct140403876128176" text:id="ct140403876128176">
          <text:format-change>
            <office:change-info>
              <dc:creator>Carol Nichols</dc:creator>
              <dc:date>2016-08-31T19:39:00</dc:date>
            </office:change-info>
          </text:format-change>
        </text:changed-region>
        <text:changed-region xml:id="ct140403792625280" text:id="ct140403792625280">
          <text:format-change>
            <office:change-info>
              <dc:creator>Carol Nichols</dc:creator>
              <dc:date>2016-08-31T19:39:00</dc:date>
            </office:change-info>
          </text:format-change>
        </text:changed-region>
        <text:changed-region xml:id="ct140403788719168" text:id="ct140403788719168">
          <text:insertion>
            <office:change-info>
              <dc:creator>Carol Nichols</dc:creator>
              <dc:date>2016-08-29T14:44:00</dc:date>
            </office:change-info>
          </text:insertion>
        </text:changed-region>
        <text:changed-region xml:id="ct140403788737888" text:id="ct140403788737888">
          <text:insertion>
            <office:change-info>
              <dc:creator>Carol Nichols</dc:creator>
              <dc:date>2016-08-29T14:43:00</dc:date>
            </office:change-info>
          </text:insertion>
        </text:changed-region>
        <text:changed-region xml:id="ct140403788738112" text:id="ct140403788738112">
          <text:deletion>
            <office:change-info>
              <dc:creator>Carol Nichols</dc:creator>
              <dc:date>2016-08-29T14:44:00</dc:date>
            </office:change-info>
            <text:p text:style-name="P7"><text:span text:style-name="Default_20_Paragraph_20_Font"><text:span text:style-name="T6">You’ll see the other number types in Chapter XX.</text:span></text:span></text:p>
          </text:deletion>
        </text:changed-region>
        <text:changed-region xml:id="ct140403794060448" text:id="ct140403794060448">
          <text:deletion>
            <office:change-info>
              <dc:creator>Carol Nichols</dc:creator>
              <dc:date>2016-08-29T18:56:00</dc:date>
            </office:change-info>
            <text:p text:style-name="Body"><text:span text:style-name="Default_20_Paragraph_20_Font"><text:span text:style-name="T1">,</text:span></text:span></text:p>
          </text:deletion>
        </text:changed-region>
        <text:changed-region xml:id="ct140403794018240" text:id="ct140403794018240">
          <text:insertion>
            <office:change-info>
              <dc:creator>Carol Nichols</dc:creator>
              <dc:date>2016-08-29T18:56:00</dc:date>
            </office:change-info>
          </text:insertion>
        </text:changed-region>
        <text:changed-region xml:id="ct140403793970256" text:id="ct140403793970256">
          <text:deletion>
            <office:change-info>
              <dc:creator>Carol Nichols</dc:creator>
              <dc:date>2016-08-29T18:56:00</dc:date>
            </office:change-info>
            <text:p text:style-name="Body"><text:span text:style-name="Default_20_Paragraph_20_Font"><text:span text:style-name="T1">i</text:span></text:span></text:p>
          </text:deletion>
        </text:changed-region>
        <text:changed-region xml:id="ct140403793997440" text:id="ct140403793997440">
          <text:insertion>
            <office:change-info>
              <dc:creator>Carol Nichols</dc:creator>
              <dc:date>2016-08-29T18:56:00</dc:date>
            </office:change-info>
          </text:insertion>
        </text:changed-region>
        <text:changed-region xml:id="ct140403793975648" text:id="ct140403793975648">
          <text:deletion>
            <office:change-info>
              <dc:creator>Carol Nichols</dc:creator>
              <dc:date>2016-08-29T18:56:00</dc:date>
            </office:change-info>
            <text:p text:style-name="Body"><text:span text:style-name="Literal"><text:span text:style-name="T1">;</text:span></text:span></text:p>
          </text:deletion>
        </text:changed-region>
        <text:changed-region xml:id="ct140403793977280" text:id="ct140403793977280">
          <text:insertion>
            <office:change-info>
              <dc:creator>Carol Nichols</dc:creator>
              <dc:date>2016-08-29T18:56:00</dc:date>
            </office:change-info>
          </text:insertion>
        </text:changed-region>
        <text:changed-region xml:id="ct140403880855152" text:id="ct140403880855152">
          <text:deletion>
            <office:change-info>
              <dc:creator>Carol Nichols</dc:creator>
              <dc:date>2016-08-31T19:40:00</dc:date>
            </office:change-info>
            <text:p text:style-name="Body"><text:span text:style-name="Default_20_Paragraph_20_Font"><text:span text:style-name="T1"><text:s/></text:span></text:span></text:p>
          </text:deletion>
        </text:changed-region>
        <text:changed-region xml:id="ct140403880845952" text:id="ct140403880845952">
          <text:deletion>
            <office:change-info>
              <dc:creator>Carol Nichols</dc:creator>
              <dc:date>2016-08-31T19:39:00</dc:date>
            </office:change-info>
            <text:p text:style-name="Body"><text:span text:style-name="Default_20_Paragraph_20_Font"><text:span text:style-name="T1"><text:s/></text:span></text:span></text:p>
          </text:deletion>
        </text:changed-region>
        <text:changed-region xml:id="ct140403880938816" text:id="ct140403880938816">
          <text:insertion>
            <office:change-info>
              <dc:creator>Carol Nichols</dc:creator>
              <dc:date>2016-08-31T19:40:00</dc:date>
            </office:change-info>
          </text:insertion>
        </text:changed-region>
        <text:changed-region xml:id="ct140403877809648" text:id="ct140403877809648">
          <text:format-change>
            <office:change-info>
              <dc:creator>Carol Nichols</dc:creator>
              <dc:date>2016-08-31T19:40:00</dc:date>
            </office:change-info>
          </text:format-change>
        </text:changed-region>
        <text:changed-region xml:id="ct140403880216320" text:id="ct140403880216320">
          <text:deletion>
            <office:change-info>
              <dc:creator>Carol Nichols</dc:creator>
              <dc:date>2016-08-31T19:40:00</dc:date>
            </office:change-info>
            <text:p text:style-name="Body"><text:span text:style-name="Default_20_Paragraph_20_Font"><text:span text:style-name="T1"><text:s/></text:span></text:span></text:p>
          </text:deletion>
        </text:changed-region>
        <text:changed-region xml:id="ct140403880200240" text:id="ct140403880200240">
          <text:deletion>
            <office:change-info>
              <dc:creator>Carol Nichols</dc:creator>
              <dc:date>2016-08-31T19:40:00</dc:date>
            </office:change-info>
            <text:p text:style-name="Body"><text:span text:style-name="Default_20_Paragraph_20_Font"><text:span text:style-name="T1"><text:s/></text:span></text:span></text:p>
          </text:deletion>
        </text:changed-region>
        <text:changed-region xml:id="ct140403880267328" text:id="ct140403880267328">
          <text:insertion>
            <office:change-info>
              <dc:creator>Carol Nichols</dc:creator>
              <dc:date>2016-08-31T19:40:00</dc:date>
            </office:change-info>
          </text:insertion>
        </text:changed-region>
        <text:changed-region xml:id="ct140403793032528" text:id="ct140403793032528">
          <text:insertion>
            <office:change-info>
              <dc:creator>Carol Nichols</dc:creator>
              <dc:date>2016-08-29T19:18:00</dc:date>
            </office:change-info>
          </text:insertion>
        </text:changed-region>
        <text:changed-region xml:id="ct140403793032752" text:id="ct140403793032752">
          <text:deletion>
            <office:change-info>
              <dc:creator>Carol Nichols</dc:creator>
              <dc:date>2016-08-29T19:17:00</dc:date>
            </office:change-info>
            <text:p text:style-name="P8">extern crate rand;</text:p>
            <text:p text:style-name="CodeB"/>
            <text:p text:style-name="CodeB">use std::io;</text:p>
            <text:p text:style-name="CodeB">use std::cmp::Ordering;</text:p>
            <text:p text:style-name="CodeB">use rand::Rng;</text:p>
            <text:p text:style-name="CodeB"/>
            <text:p text:style-name="CodeB">fn main() {</text:p>
            <text:p text:style-name="CodeB"><text:s text:c="4"/>println!("Guess the number!");</text:p>
            <text:p text:style-name="CodeB"/>
            <text:p text:style-name="CodeB"><text:s text:c="4"/>let secret_number = rand::thread_rng().gen_range(1, 101);</text:p>
            <text:p text:style-name="P8"><text:span text:style-name="Literal_20_-_20_Gray"/></text:p>
          </text:deletion>
        </text:changed-region>
        <text:changed-region xml:id="ct140403793055872" text:id="ct140403793055872">
          <text:insertion>
            <office:change-info>
              <dc:creator>Carol Nichols</dc:creator>
              <dc:date>2016-08-29T19:18:00</dc:date>
            </office:change-info>
          </text:insertion>
        </text:changed-region>
        <text:changed-region xml:id="ct140403793029808" text:id="ct140403793029808">
          <text:format-change>
            <office:change-info>
              <dc:creator>Carol Nichols</dc:creator>
              <dc:date>2016-08-29T19:18:00</dc:date>
            </office:change-info>
          </text:format-change>
        </text:changed-region>
        <text:changed-region xml:id="ct140403793058224" text:id="ct140403793058224">
          <text:format-change>
            <office:change-info>
              <dc:creator>Carol Nichols</dc:creator>
              <dc:date>2016-08-29T19:19:00</dc:date>
            </office:change-info>
          </text:format-change>
        </text:changed-region>
        <text:changed-region xml:id="ct140403792999984" text:id="ct140403792999984">
          <text:insertion>
            <office:change-info>
              <dc:creator>Carol Nichols</dc:creator>
              <dc:date>2016-08-29T19:19:00</dc:date>
            </office:change-info>
          </text:insertion>
        </text:changed-region>
        <text:changed-region xml:id="ct140403792999728" text:id="ct140403792999728">
          <text:deletion>
            <office:change-info>
              <dc:creator>Carol Nichols</dc:creator>
              <dc:date>2016-08-29T19:19:00</dc:date>
            </office:change-info>
            <text:p text:style-name="P8"><text:span text:style-name="Literal_20_-_20_Gray"/></text:p>
            <text:p text:style-name="P8"><text:s text:c="8"/>let mut guess = String::new();</text:p>
            <text:p text:style-name="CodeB"/>
            <text:p text:style-name="CodeB"><text:s text:c="8"/>io::stdin().read_line(&amp;mut guess)</text:p>
            <text:p text:style-name="CodeB"><text:s text:c="12"/>.expect("failed to read line");</text:p>
            <text:p text:style-name="CodeB"/>
            <text:p text:style-name="CodeB"><text:s text:c="8"/>let guess: u32 = guess.trim().parse()</text:p>
            <text:p text:style-name="CodeB"><text:s text:c="12"/>.expect("Please type a number!");</text:p>
            <text:p text:style-name="CodeB"/>
            <text:p text:style-name="P8"><text:s text:c="8"/>println!("You guessed: {}", guess);</text:p>
          </text:deletion>
        </text:changed-region>
        <text:changed-region xml:id="ct140403793011632" text:id="ct140403793011632">
          <text:format-change>
            <office:change-info>
              <dc:creator>Carol Nichols</dc:creator>
              <dc:date>2016-08-29T19:19:00</dc:date>
            </office:change-info>
          </text:format-change>
        </text:changed-region>
        <text:changed-region xml:id="ct140403793012784" text:id="ct140403793012784">
          <text:format-change>
            <office:change-info>
              <dc:creator>Carol Nichols</dc:creator>
              <dc:date>2016-08-29T19:19:00</dc:date>
            </office:change-info>
          </text:format-change>
        </text:changed-region>
        <text:changed-region xml:id="ct140403793047376" text:id="ct140403793047376">
          <text:deletion>
            <office:change-info>
              <dc:creator>Carol Nichols</dc:creator>
              <dc:date>2016-08-29T13:53:00</dc:date>
            </office:change-info>
            <text:p text:style-name="Body"><text:span text:style-name="Default_20_Paragraph_20_Font"><text:span text:style-name="T1"><text:line-break/></text:span></text:span></text:p>
          </text:deletion>
        </text:changed-region>
        <text:changed-region xml:id="ct140403793045008" text:id="ct140403793045008">
          <text:insertion>
            <office:change-info>
              <dc:creator>Carol Nichols</dc:creator>
              <dc:date>2016-08-29T13:53:00</dc:date>
            </office:change-info>
          </text:insertion>
        </text:changed-region>
        <text:changed-region xml:id="ct140403880441392" text:id="ct140403880441392">
          <text:format-change>
            <office:change-info>
              <dc:creator>Carol Nichols</dc:creator>
              <dc:date>2016-08-31T19:40:00</dc:date>
            </office:change-info>
          </text:format-change>
        </text:changed-region>
        <text:changed-region xml:id="ct140403881257648" text:id="ct140403881257648">
          <text:format-change>
            <office:change-info>
              <dc:creator>Carol Nichols</dc:creator>
              <dc:date>2016-08-31T19:40:00</dc:date>
            </office:change-info>
          </text:format-change>
        </text:changed-region>
        <text:changed-region xml:id="ct140403793832400" text:id="ct140403793832400">
          <text:deletion>
            <office:change-info>
              <dc:creator>Carol Nichols</dc:creator>
              <dc:date>2016-08-29T19:21:00</dc:date>
            </office:change-info>
            <text:p text:style-name="CodeA">extern crate rand;</text:p>
            <text:p text:style-name="CodeA"/>
          </text:deletion>
        </text:changed-region>
        <text:changed-region xml:id="ct140403793850048" text:id="ct140403793850048">
          <text:insertion>
            <office:change-info>
              <dc:creator>Carol Nichols</dc:creator>
              <dc:date>2016-08-29T19:21:00</dc:date>
            </office:change-info>
          </text:insertion>
        </text:changed-region>
        <text:changed-region xml:id="ct140403794051104" text:id="ct140403794051104">
          <text:deletion>
            <office:change-info>
              <dc:creator>Carol Nichols</dc:creator>
              <dc:date>2016-08-29T19:21:00</dc:date>
            </office:change-info>
            <text:p text:style-name="P9">use std::io;</text:p>
            <text:p text:style-name="CodeB">use std::cmp::Ordering;</text:p>
            <text:p text:style-name="CodeB">use rand::Rng;</text:p>
            <text:p text:style-name="CodeB"/>
            <text:p text:style-name="CodeB">fn main() {</text:p>
            <text:p text:style-name="CodeB"><text:s text:c="4"/>println!("Guess the number!");</text:p>
            <text:p text:style-name="CodeB"/>
            <text:p text:style-name="CodeB"><text:s text:c="4"/>let secret_number = rand::thread_rng().gen_range(1, 101);</text:p>
            <text:p text:style-name="CodeB"/>
            <text:p text:style-name="CodeB"><text:s text:c="4"/>println!("The secret number is: {}", secret_number);</text:p>
            <text:p text:style-name="CodeB"/>
            <text:p text:style-name="CodeB"><text:s text:c="4"/>loop {</text:p>
            <text:p text:style-name="CodeB"><text:s text:c="8"/>println!("Please input your guess.");</text:p>
            <text:p text:style-name="CodeB"/>
            <text:p text:style-name="CodeB"><text:s text:c="8"/>let mut guess = String::new();</text:p>
            <text:p text:style-name="CodeB"/>
            <text:p text:style-name="CodeB"><text:s text:c="8"/>io::stdin().read_line(&amp;mut guess)</text:p>
            <text:p text:style-name="CodeB"><text:s text:c="12"/>.expect("failed to read line");</text:p>
            <text:p text:style-name="CodeB"/>
            <text:p text:style-name="CodeB"><text:s text:c="8"/>let guess: u32 = guess.trim().parse()</text:p>
            <text:p text:style-name="CodeB"><text:s text:c="12"/>.expect("Please type a number!");</text:p>
            <text:p text:style-name="CodeB"/>
            <text:p text:style-name="CodeB"><text:s text:c="8"/>println!("You guessed: {}", guess);</text:p>
            <text:p text:style-name="P9"/>
          </text:deletion>
        </text:changed-region>
        <text:changed-region xml:id="ct140403793015168" text:id="ct140403793015168">
          <text:format-change>
            <office:change-info>
              <dc:creator>Carol Nichols</dc:creator>
              <dc:date>2016-08-29T19:21:00</dc:date>
            </office:change-info>
          </text:format-change>
        </text:changed-region>
        <text:changed-region xml:id="ct140403793051504" text:id="ct140403793051504">
          <text:format-change>
            <office:change-info>
              <dc:creator>Carol Nichols</dc:creator>
              <dc:date>2016-08-29T19:21:00</dc:date>
            </office:change-info>
          </text:format-change>
        </text:changed-region>
        <text:changed-region xml:id="ct140403793052000" text:id="ct140403793052000">
          <text:insertion>
            <office:change-info>
              <dc:creator>Carol Nichols</dc:creator>
              <dc:date>2016-08-29T19:23:00</dc:date>
            </office:change-info>
          </text:insertion>
        </text:changed-region>
        <text:changed-region xml:id="ct140403793015760" text:id="ct140403793015760">
          <text:insertion>
            <office:change-info>
              <dc:creator>Carol Nichols</dc:creator>
              <dc:date>2016-08-29T19:22:00</dc:date>
            </office:change-info>
          </text:insertion>
        </text:changed-region>
        <text:changed-region xml:id="ct140403793067888" text:id="ct140403793067888">
          <text:format-change>
            <office:change-info>
              <dc:creator>Carol Nichols</dc:creator>
              <dc:date>2016-08-29T19:25:00</dc:date>
            </office:change-info>
          </text:format-change>
        </text:changed-region>
        <text:changed-region xml:id="ct140403793078304" text:id="ct140403793078304">
          <text:insertion>
            <office:change-info>
              <dc:creator>Carol Nichols</dc:creator>
              <dc:date>2016-08-29T19:24:00</dc:date>
            </office:change-info>
          </text:insertion>
        </text:changed-region>
        <text:changed-region xml:id="ct140403880472048" text:id="ct140403880472048">
          <text:format-change>
            <office:change-info>
              <dc:creator>Carol Nichols</dc:creator>
              <dc:date>2016-08-31T19:40:00</dc:date>
            </office:change-info>
          </text:format-change>
        </text:changed-region>
        <text:changed-region xml:id="ct140403881816912" text:id="ct140403881816912">
          <text:format-change>
            <office:change-info>
              <dc:creator>Carol Nichols</dc:creator>
              <dc:date>2016-08-31T19:40:00</dc:date>
            </office:change-info>
          </text:format-change>
        </text:changed-region>
        <text:changed-region xml:id="ct140403881962560" text:id="ct140403881962560">
          <text:format-change>
            <office:change-info>
              <dc:creator>Carol Nichols</dc:creator>
              <dc:date>2016-08-31T19:41:00</dc:date>
            </office:change-info>
          </text:format-change>
        </text:changed-region>
        <text:changed-region xml:id="ct140403881916336" text:id="ct140403881916336">
          <text:format-change>
            <office:change-info>
              <dc:creator>Carol Nichols</dc:creator>
              <dc:date>2016-08-31T19:41:00</dc:date>
            </office:change-info>
          </text:format-change>
        </text:changed-region>
        <text:changed-region xml:id="ct140403881948096" text:id="ct140403881948096">
          <text:format-change>
            <office:change-info>
              <dc:creator>Carol Nichols</dc:creator>
              <dc:date>2016-08-31T19:41:00</dc:date>
            </office:change-info>
          </text:format-change>
        </text:changed-region>
        <text:changed-region xml:id="ct140403881747456" text:id="ct140403881747456">
          <text:format-change>
            <office:change-info>
              <dc:creator>Carol Nichols</dc:creator>
              <dc:date>2016-08-31T19:41:00</dc:date>
            </office:change-info>
          </text:format-change>
        </text:changed-region>
        <text:changed-region xml:id="ct140403880617024" text:id="ct140403880617024">
          <text:format-change>
            <office:change-info>
              <dc:creator>Carol Nichols</dc:creator>
              <dc:date>2016-08-31T19:41: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table-of-content text:style-name="Sect1" text:name="_TOC0">
        <text:table-of-content-source text:outline-level="3" text:use-index-marks="false" text:use-index-source-styles="tru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A"/>
          </text:index-source-styles>
          <text:index-source-styles text:outline-level="2">
            <text:index-source-style text:style-name="HeadB"/>
          </text:index-source-styles>
          <text:index-source-styles text:outline-level="3">
            <text:index-source-style text:style-name="HeadC"/>
          </text:index-source-styles>
        </text:table-of-content-source>
        <text:index-body>
          <text:p text:style-name="P27"><text:a xlink:type="simple" xlink:href="#_Toc459901372" office:target-frame-name="_top" xlink:show="replace" text:style-name="Internet_20_link" text:visited-style-name="Visited_20_Internet_20_Link"><text:span text:style-name="Hyperlink"><text:span text:style-name="T1">Setting Up a New Project</text:span></text:span></text:a><text:a xlink:type="simple" xlink:href="#_Toc459901372" office:target-frame-name="_top" xlink:show="replace" text:style-name="Internet_20_link" text:visited-style-name="Visited_20_Internet_20_Link"><text:tab/>1</text:a></text:p>
          <text:p text:style-name="P27"><text:a xlink:type="simple" xlink:href="#_Toc459901373" office:target-frame-name="_top" xlink:show="replace" text:style-name="Internet_20_link" text:visited-style-name="Visited_20_Internet_20_Link"><text:span text:style-name="Hyperlink"><text:span text:style-name="T1">Processing a Guess</text:span></text:span></text:a><text:a xlink:type="simple" xlink:href="#_Toc459901373" office:target-frame-name="_top" xlink:show="replace" text:style-name="Internet_20_link" text:visited-style-name="Visited_20_Internet_20_Link"><text:tab/>2</text:a></text:p>
          <text:p text:style-name="P29"><text:a xlink:type="simple" xlink:href="#_Toc459901374" office:target-frame-name="_top" xlink:show="replace" text:style-name="Internet_20_link" text:visited-style-name="Visited_20_Internet_20_Link"><text:span text:style-name="Hyperlink"><text:span text:style-name="T1">Storing Values with Variable Bindings</text:span></text:span></text:a><text:a xlink:type="simple" xlink:href="#_Toc459901374" office:target-frame-name="_top" xlink:show="replace" text:style-name="Internet_20_link" text:visited-style-name="Visited_20_Internet_20_Link"><text:tab/>4</text:a></text:p>
          <text:p text:style-name="P29"><text:a xlink:type="simple" xlink:href="#_Toc459901375" office:target-frame-name="_top" xlink:show="replace" text:style-name="Internet_20_link" text:visited-style-name="Visited_20_Internet_20_Link"><text:span text:style-name="Hyperlink"><text:span text:style-name="T1">Handling Potential Failure with the </text:span></text:span></text:a><text:a xlink:type="simple" xlink:href="#_Toc459901375" office:target-frame-name="_top" xlink:show="replace" text:style-name="Internet_20_link" text:visited-style-name="Visited_20_Internet_20_Link"><text:span text:style-name="Hyperlink"><text:span text:style-name="T27">Result</text:span></text:span></text:a><text:a xlink:type="simple" xlink:href="#_Toc459901375" office:target-frame-name="_top" xlink:show="replace" text:style-name="Internet_20_link" text:visited-style-name="Visited_20_Internet_20_Link"><text:span text:style-name="Hyperlink"><text:span text:style-name="T1"> Type</text:span></text:span></text:a><text:a xlink:type="simple" xlink:href="#_Toc459901375" office:target-frame-name="_top" xlink:show="replace" text:style-name="Internet_20_link" text:visited-style-name="Visited_20_Internet_20_Link"><text:tab/>6</text:a></text:p>
          <text:p text:style-name="P29"><text:a xlink:type="simple" xlink:href="#_Toc459901376" office:target-frame-name="_top" xlink:show="replace" text:style-name="Internet_20_link" text:visited-style-name="Visited_20_Internet_20_Link"><text:span text:style-name="Hyperlink"><text:span text:style-name="T1">Printing Values with </text:span></text:span></text:a><text:a xlink:type="simple" xlink:href="#_Toc459901376" office:target-frame-name="_top" xlink:show="replace" text:style-name="Internet_20_link" text:visited-style-name="Visited_20_Internet_20_Link"><text:span text:style-name="Hyperlink"><text:span text:style-name="T27">println!()</text:span></text:span></text:a><text:a xlink:type="simple" xlink:href="#_Toc459901376" office:target-frame-name="_top" xlink:show="replace" text:style-name="Internet_20_link" text:visited-style-name="Visited_20_Internet_20_Link"><text:span text:style-name="Hyperlink"><text:span text:style-name="T1"> Placeholders</text:span></text:span></text:a><text:a xlink:type="simple" xlink:href="#_Toc459901376" office:target-frame-name="_top" xlink:show="replace" text:style-name="Internet_20_link" text:visited-style-name="Visited_20_Internet_20_Link"><text:tab/>7</text:a></text:p>
          <text:p text:style-name="P29"><text:a xlink:type="simple" xlink:href="#_Toc459901377" office:target-frame-name="_top" xlink:show="replace" text:style-name="Internet_20_link" text:visited-style-name="Visited_20_Internet_20_Link"><text:span text:style-name="Hyperlink"><text:span text:style-name="T1">Testing the First Part</text:span></text:span></text:a><text:a xlink:type="simple" xlink:href="#_Toc459901377" office:target-frame-name="_top" xlink:show="replace" text:style-name="Internet_20_link" text:visited-style-name="Visited_20_Internet_20_Link"><text:tab/>7</text:a></text:p>
          <text:p text:style-name="P27"><text:a xlink:type="simple" xlink:href="#_Toc459901378" office:target-frame-name="_top" xlink:show="replace" text:style-name="Internet_20_link" text:visited-style-name="Visited_20_Internet_20_Link"><text:span text:style-name="Hyperlink"><text:span text:style-name="T1">Generating a Secret Number</text:span></text:span></text:a><text:a xlink:type="simple" xlink:href="#_Toc459901378" office:target-frame-name="_top" xlink:show="replace" text:style-name="Internet_20_link" text:visited-style-name="Visited_20_Internet_20_Link"><text:tab/>7</text:a></text:p>
          <text:p text:style-name="P29"><text:a xlink:type="simple" xlink:href="#_Toc459901379" office:target-frame-name="_top" xlink:show="replace" text:style-name="Internet_20_link" text:visited-style-name="Visited_20_Internet_20_Link"><text:span text:style-name="Hyperlink"><text:span text:style-name="T1">Using a Crate to Get More Functionality</text:span></text:span></text:a><text:a xlink:type="simple" xlink:href="#_Toc459901379" office:target-frame-name="_top" xlink:show="replace" text:style-name="Internet_20_link" text:visited-style-name="Visited_20_Internet_20_Link"><text:tab/>8</text:a></text:p>
          <text:p text:style-name="P28"><text:a xlink:type="simple" xlink:href="#_Toc459901380" office:target-frame-name="_top" xlink:show="replace" text:style-name="Internet_20_link" text:visited-style-name="Visited_20_Internet_20_Link"><text:span text:style-name="Hyperlink"><text:span text:style-name="T1">The Cargo.lock File that Ensures Reproducible Builds</text:span></text:span></text:a><text:a xlink:type="simple" xlink:href="#_Toc459901380" office:target-frame-name="_top" xlink:show="replace" text:style-name="Internet_20_link" text:visited-style-name="Visited_20_Internet_20_Link"><text:tab/>9</text:a></text:p>
          <text:p text:style-name="P28"><text:a xlink:type="simple" xlink:href="#_Toc459901381" office:target-frame-name="_top" xlink:show="replace" text:style-name="Internet_20_link" text:visited-style-name="Visited_20_Internet_20_Link"><text:span text:style-name="Hyperlink"><text:span text:style-name="T1">Updating a Crate to Get a New Version</text:span></text:span></text:a><text:a xlink:type="simple" xlink:href="#_Toc459901381" office:target-frame-name="_top" xlink:show="replace" text:style-name="Internet_20_link" text:visited-style-name="Visited_20_Internet_20_Link"><text:tab/>10</text:a></text:p>
          <text:p text:style-name="P29"><text:a xlink:type="simple" xlink:href="#_Toc459901382" office:target-frame-name="_top" xlink:show="replace" text:style-name="Internet_20_link" text:visited-style-name="Visited_20_Internet_20_Link"><text:span text:style-name="Hyperlink"><text:span text:style-name="T1">Generating a Random Number</text:span></text:span></text:a><text:a xlink:type="simple" xlink:href="#_Toc459901382" office:target-frame-name="_top" xlink:show="replace" text:style-name="Internet_20_link" text:visited-style-name="Visited_20_Internet_20_Link"><text:tab/>11</text:a></text:p>
          <text:p text:style-name="P27"><text:a xlink:type="simple" xlink:href="#_Toc459901383" office:target-frame-name="_top" xlink:show="replace" text:style-name="Internet_20_link" text:visited-style-name="Visited_20_Internet_20_Link"><text:span text:style-name="Hyperlink"><text:span text:style-name="T1">Comparing Our Guesses</text:span></text:span></text:a><text:a xlink:type="simple" xlink:href="#_Toc459901383" office:target-frame-name="_top" xlink:show="replace" text:style-name="Internet_20_link" text:visited-style-name="Visited_20_Internet_20_Link"><text:tab/>13</text:a></text:p>
          <text:p text:style-name="P27"><text:a xlink:type="simple" xlink:href="#_Toc459901384" office:target-frame-name="_top" xlink:show="replace" text:style-name="Internet_20_link" text:visited-style-name="Visited_20_Internet_20_Link"><text:span text:style-name="Hyperlink"><text:span text:style-name="T1">Allowing Multiple Guesses with Looping</text:span></text:span></text:a><text:a xlink:type="simple" xlink:href="#_Toc459901384" office:target-frame-name="_top" xlink:show="replace" text:style-name="Internet_20_link" text:visited-style-name="Visited_20_Internet_20_Link"><text:tab/>18</text:a></text:p>
          <text:p text:style-name="P29"><text:a xlink:type="simple" xlink:href="#_Toc459901385" office:target-frame-name="_top" xlink:show="replace" text:style-name="Internet_20_link" text:visited-style-name="Visited_20_Internet_20_Link"><text:span text:style-name="Hyperlink"><text:span text:style-name="T1">Quitting When you Win</text:span></text:span></text:a><text:a xlink:type="simple" xlink:href="#_Toc459901385" office:target-frame-name="_top" xlink:show="replace" text:style-name="Internet_20_link" text:visited-style-name="Visited_20_Internet_20_Link"><text:tab/>20</text:a></text:p>
          <text:p text:style-name="P29"><text:a xlink:type="simple" xlink:href="#_Toc459901386" office:target-frame-name="_top" xlink:show="replace" text:style-name="Internet_20_link" text:visited-style-name="Visited_20_Internet_20_Link"><text:span text:style-name="Hyperlink"><text:span text:style-name="T1">Handling Invalid Input</text:span></text:span></text:a><text:a xlink:type="simple" xlink:href="#_Toc459901386" office:target-frame-name="_top" xlink:show="replace" text:style-name="Internet_20_link" text:visited-style-name="Visited_20_Internet_20_Link"><text:tab/>21</text:a></text:p>
          <text:p text:style-name="P27"><text:a xlink:type="simple" xlink:href="#_Toc459901387" office:target-frame-name="_top" xlink:show="replace" text:style-name="Internet_20_link" text:visited-style-name="Visited_20_Internet_20_Link"><text:span text:style-name="Hyperlink"><text:span text:style-name="T1">Complete!</text:span></text:span></text:a><text:a xlink:type="simple" xlink:href="#_Toc459901387" office:target-frame-name="_top" xlink:show="replace" text:style-name="Internet_20_link" text:visited-style-name="Visited_20_Internet_20_Link"><text:tab/>24</text:a></text:p>
        </text:index-body>
      </text:table-of-content>
      <text:p text:style-name="ChapterStart"><text:span text:style-name="Default_20_Paragraph_20_Font"><text:span text:style-name="T1">2</text:span></text:span></text:p>
      <text:p text:style-name="P23">Guessing Game</text:p>
      <text:p text:style-name="BodyFirst"><text:span text:style-name="Default_20_Paragraph_20_Font"><text:span text:style-name="T1">Let’s jump into Rust with a hands-on project! This chapter will introduce you to a few common Rust concepts by showing how you would use them in a real program. You’ll learn about </text:span></text:span><text:span text:style-name="Literal">let</text:span><text:span text:style-name="Default_20_Paragraph_20_Font"><text:span text:style-name="T1">, </text:span></text:span><text:span text:style-name="Literal">match</text:span><text:span text:style-name="Default_20_Paragraph_20_Font"><text:span text:style-name="T1">, methods, associated functions, using external crates, and more! Following chapters will explore these ideas in more detail</text:span></text:span><text:change text:change-id="ct140403792934688"/><text:change-start text:change-id="ct140403792845456"/><text:span text:style-name="Default_20_Paragraph_20_Font"><text:span text:style-name="T1">;</text:span></text:span><text:change-end text:change-id="ct140403792845456"/><text:span text:style-name="Default_20_Paragraph_20_Font"><text:span text:style-name="T1"> </text:span></text:span><text:change text:change-id="ct140403792875104"/><text:span text:style-name="Default_20_Paragraph_20_Font"><text:span text:style-name="T1">this chapter will</text:span></text:span><text:change text:change-id="ct140403792882320"/><text:span text:style-name="Default_20_Paragraph_20_Font"><text:span text:style-name="T1"> get you</text:span></text:span><text:change text:change-id="ct140403792890096"/><text:span text:style-name="Default_20_Paragraph_20_Font"><text:span text:style-name="T1"> practicing the fundamentals.</text:span></text:span></text:p>
      <text:p text:style-name="P4">We’re going to implement a classic beginner programming problem: the guessing game. Here’s how it works: Our program will generate a random integer between one and a hundred. It will then prompt us to enter a guess. Upon entering our guess, it will tell us if we’re too low or too high. Once we guess correctly, it will congratulate us.</text:p>
      <text:p text:style-name="P26"><text:bookmark-start text:name="_Toc459901372"/><text:bookmark text:name="setting-up-a-new-project"/>Setting Up a New Project<text:bookmark-end text:name="_Toc459901372"/></text:p>
      <text:p text:style-name="P21">Let’s set up a new project. Go to your projects directory from the previous chapter, and create a new project using Cargo, like so:</text:p>
      <text:p text:style-name="CodeA">$ cargo new guessing_game --bin</text:p>
      <text:p text:style-name="CodeC">$ cd guessing_game</text:p>
      <text:p text:style-name="Body"><text:soft-page-break/><text:span text:style-name="Default_20_Paragraph_20_Font"><text:span text:style-name="T1">We pass the name of our project to </text:span></text:span><text:span text:style-name="Literal">cargo new</text:span><text:span text:style-name="Default_20_Paragraph_20_Font"><text:span text:style-name="T1"> and pass the </text:span></text:span><text:span text:style-name="Literal">--bin</text:span><text:span text:style-name="Default_20_Paragraph_20_Font"><text:span text:style-name="T1"> flag, since we’re going to be making another binary like in Chapter 1.</text:span></text:span></text:p>
      <text:p text:style-name="Body"><text:span text:style-name="Default_20_Paragraph_20_Font"><text:span text:style-name="T1">Take a look at the generated </text:span></text:span><text:span text:style-name="EmphasisItalic">Cargo.toml</text:span><text:span text:style-name="Default_20_Paragraph_20_Font"><text:span text:style-name="T1">:</text:span></text:span></text:p>
      <text:p text:style-name="P22">Filename: Cargo.toml</text:p>
      <text:p text:style-name="CodeA">[package]</text:p>
      <text:p text:style-name="CodeB">name = "guessing_game"</text:p>
      <text:p text:style-name="CodeB">version = "0.1.0"</text:p>
      <text:p text:style-name="CodeB">authors = ["Your Name &lt;you@example.com&gt;"]</text:p>
      <text:p text:style-name="CodeB"/>
      <text:p text:style-name="CodeC">[dependencies]</text:p>
      <text:p text:style-name="P31">If the author information that Cargo got from your environment is not correct, go ahead and fix that in the file and save it again. <text:change-start text:change-id="ct140403786791056"/></text:p>
      <text:p text:style-name="P1"><text:change-end text:change-id="ct140403786791056"/><text:span text:style-name="Default_20_Paragraph_20_Font"><text:span text:style-name="T1">A</text:span></text:span><text:change text:change-id="ct140403786793040"/><text:span text:style-name="Default_20_Paragraph_20_Font"><text:span text:style-name="T1">s we saw in the last chapter, </text:span></text:span><text:span text:style-name="Literal">cargo new</text:span><text:span text:style-name="Default_20_Paragraph_20_Font"><text:span text:style-name="T1"> generates a “Hello, world!” program for us. Check out </text:span></text:span><text:span text:style-name="EmphasisItalic">src/main.rs</text:span><text:span text:style-name="Default_20_Paragraph_20_Font"><text:span text:style-name="T1">:</text:span></text:span></text:p>
      <text:p text:style-name="P22">Filename: src/main.rs</text:p>
      <text:p text:style-name="CodeA">fn main() {</text:p>
      <text:p text:style-name="CodeB"><text:s text:c="4"/>println!("Hello, world!");</text:p>
      <text:p text:style-name="CodeC">}</text:p>
      <text:p text:style-name="Body"><text:span text:style-name="Default_20_Paragraph_20_Font"><text:span text:style-name="T1">Let’s try compiling what Cargo gave us and running it in the same step, using the </text:span></text:span><text:span text:style-name="Literal">cargo run</text:span><text:span text:style-name="Default_20_Paragraph_20_Font"><text:span text:style-name="T1"> command:</text:span></text:span></text:p>
      <text:p text:style-name="CodeA">$ cargo run</text:p>
      <text:p text:style-name="CodeB"><text:s text:c="3"/>Compiling guessing_game v0.1.0 (file:///projects/guessing_game)</text:p>
      <text:p text:style-name="CodeB"><text:s text:c="5"/>Running `target/debug/guessing_game`</text:p>
      <text:p text:style-name="CodeC">Hello, world!</text:p>
      <text:p text:style-name="Body"><text:span text:style-name="Default_20_Paragraph_20_Font"><text:span text:style-name="T1">Great! The </text:span></text:span><text:span text:style-name="Literal">run</text:span><text:span text:style-name="Default_20_Paragraph_20_Font"><text:span text:style-name="T1"> command comes in handy when you need to rapidly iterate on a project. Our game is such a project: we want to quickly test each iteration before moving on to the next one.</text:span></text:span></text:p>
      <text:p text:style-name="Body"><text:span text:style-name="Default_20_Paragraph_20_Font"><text:span text:style-name="T1">Now open up your </text:span></text:span><text:span text:style-name="EmphasisItalic">src/main.rs</text:span><text:span text:style-name="Default_20_Paragraph_20_Font"><text:span text:style-name="T1"> again. We’ll be writing all of our code in this file.</text:span></text:span><text:bookmark text:name="processing-a-guess"/></text:p>
      <text:p text:style-name="P26"><text:bookmark-start text:name="_Toc459901373"/>Processing a Guess<text:bookmark-end text:name="_Toc459901373"/></text:p>
      <text:p text:style-name="BodyFirst"><text:span text:style-name="Default_20_Paragraph_20_Font"><text:span text:style-name="T1">Let’s get to it! We’ll split the development of this game up into parts. This first part will ask for input from a user and process the input, checking that the input is in the form we expect. First we need to allow our player to input a guess. Enter this in your </text:span></text:span><text:change-start text:change-id="ct140403786802064"/><text:span text:style-name="EmphasisItalic">src/main.rs</text:span><text:change-end text:change-id="ct140403786802064"/><text:span text:style-name="Default_20_Paragraph_20_Font"><text:span text:style-name="T1">:</text:span></text:span></text:p>
      <text:p text:style-name="P22"><text:soft-page-break/>Filename: src/main.rs</text:p>
      <text:p text:style-name="CodeA">use std::io;</text:p>
      <text:p text:style-name="CodeB"/>
      <text:p text:style-name="CodeB">fn main() {</text:p>
      <text:p text:style-name="CodeB"><text:s text:c="4"/>println!("Guess the number!");</text:p>
      <text:p text:style-name="CodeB"/>
      <text:p text:style-name="CodeB"><text:s text:c="4"/>println!("Please input your guess.");</text:p>
      <text:p text:style-name="CodeB"/>
      <text:p text:style-name="CodeB"><text:s text:c="4"/>let mut guess = String::new();</text:p>
      <text:p text:style-name="CodeB"/>
      <text:p text:style-name="CodeB"><text:s text:c="4"/>io::stdin().read_line(&amp;mut guess)</text:p>
      <text:p text:style-name="CodeB"><text:s text:c="8"/>.expect("Failed to read line");</text:p>
      <text:p text:style-name="CodeB"/>
      <text:p text:style-name="CodeB"><text:s text:c="4"/>println!("You guessed: {}", guess);</text:p>
      <text:p text:style-name="CodeC">}</text:p>
      <text:p text:style-name="P4">There’s a lot here! Let’s go over it, bit by bit.</text:p>
      <text:p text:style-name="CodeSingle">use std::io;</text:p>
      <text:p text:style-name="Body"><text:span text:style-name="Default_20_Paragraph_20_Font"><text:span text:style-name="T1">We’ll need to take user input and then print the result as output, and for that functionality we need to import the </text:span></text:span><text:span text:style-name="Literal">io</text:span><text:span text:style-name="Default_20_Paragraph_20_Font"><text:span text:style-name="T1"> (input/output) library from the standard library (which is known as </text:span></text:span><text:span text:style-name="Literal">std</text:span><text:span text:style-name="Default_20_Paragraph_20_Font"><text:span text:style-name="T1">).</text:span></text:span></text:p>
      <text:p text:style-name="Body"><text:span text:style-name="Default_20_Paragraph_20_Font"><text:span text:style-name="T1">By default, Rust only imports a few things into every program in the </text:span></text:span><text:span text:style-name="EmphasisItalic"><text:span text:style-name="T1">prelude</text:span></text:span><text:span text:style-name="Default_20_Paragraph_20_Font"><text:span text:style-name="T1">. If it’s not in the prelude, you’ll have to import it into your program explicitly with a </text:span></text:span><text:change-start text:change-id="ct140403846259328"/><text:span text:style-name="Literal">use</text:span><text:change-end text:change-id="ct140403846259328"/><text:span text:style-name="Default_20_Paragraph_20_Font"><text:span text:style-name="T1"> statement. Using the </text:span></text:span><text:span text:style-name="Literal">std::io</text:span><text:span text:style-name="Default_20_Paragraph_20_Font"><text:span text:style-name="T1"> library gets you a number of useful </text:span></text:span><text:span text:style-name="Literal">io</text:span><text:span text:style-name="Default_20_Paragraph_20_Font"><text:span text:style-name="T1">-related things, including the functionality to accept user input.</text:span></text:span></text:p>
      <text:p text:style-name="CodeSingle">fn main() {</text:p>
      <text:p text:style-name="Body"><text:span text:style-name="Default_20_Paragraph_20_Font"><text:span text:style-name="T1">As you’ve seen in Chapter 1, the </text:span></text:span><text:span text:style-name="Literal">main()</text:span><text:span text:style-name="Default_20_Paragraph_20_Font"><text:span text:style-name="T1"> function is the entry point into the program. The </text:span></text:span><text:span text:style-name="Literal">fn</text:span><text:span text:style-name="Default_20_Paragraph_20_Font"><text:span text:style-name="T1"> syntax declares a new function, the </text:span></text:span><text:span text:style-name="Literal">()</text:span><text:span text:style-name="Literal"><text:span text:style-name="T1">s</text:span></text:span><text:span text:style-name="Default_20_Paragraph_20_Font"><text:span text:style-name="T1"> indicate that there are no arguments, and </text:span></text:span><text:span text:style-name="Literal">{</text:span><text:span text:style-name="Default_20_Paragraph_20_Font"><text:span text:style-name="T1"> starts the body of the function.</text:span></text:span></text:p>
      <text:p text:style-name="CodeA">println!("Guess the number!");</text:p>
      <text:p text:style-name="CodeA"/>
      <text:p text:style-name="CodeC">println!("Please input your guess.");</text:p>
      <text:p text:style-name="Body"><text:span text:style-name="Default_20_Paragraph_20_Font"><text:span text:style-name="T1">As we learned in Chapter 1, </text:span></text:span><text:span text:style-name="Literal">println!()</text:span><text:span text:style-name="Default_20_Paragraph_20_Font"><text:span text:style-name="T1"> is a macro that prints a string to the screen. This is just a prompt stating what the game is and requesting input from the user.</text:span></text:span></text:p>
      <text:p text:style-name="P25"><text:bookmark-start text:name="_Toc459901374"/><text:bookmark text:name="storing-values-with-variable-bindings"/>Storing Values with Variable Bindings<text:bookmark-end text:name="_Toc459901374"/></text:p>
      <text:p text:style-name="P21"><text:soft-page-break/>Next we need to store the user input.</text:p>
      <text:p text:style-name="CodeSingle">let mut guess = String::new();</text:p>
      <text:p text:style-name="Body"><text:span text:style-name="Default_20_Paragraph_20_Font"><text:span text:style-name="T1">Now we’re getting interesting! There’s a lot going on in this little line. The first thing to notice is that this is a </text:span></text:span><text:change-start text:change-id="ct140403840620800"/><text:span text:style-name="Literal">let</text:span><text:change-end text:change-id="ct140403840620800"/><text:span text:style-name="Default_20_Paragraph_20_Font"><text:span text:style-name="T1"> statement, which is used to create </text:span></text:span><text:span text:style-name="EmphasisItalic"><text:span text:style-name="T1">variable bindings</text:span></text:span><text:span text:style-name="Default_20_Paragraph_20_Font"><text:span text:style-name="T1">. Here’s another example:</text:span></text:span></text:p>
      <text:p text:style-name="CodeSingle">let foo = bar;</text:p>
      <text:p text:style-name="Body"><text:span text:style-name="Default_20_Paragraph_20_Font"><text:span text:style-name="T1">This will create a new binding named </text:span></text:span><text:span text:style-name="Literal">foo</text:span><text:span text:style-name="Default_20_Paragraph_20_Font"><text:span text:style-name="T1">, and bind it to the value </text:span></text:span><text:span text:style-name="Literal">bar</text:span><text:span text:style-name="Default_20_Paragraph_20_Font"><text:span text:style-name="T1">. In many languages, this is called a </text:span></text:span><text:span text:style-name="EmphasisItalic"><text:span text:style-name="T1">variable</text:span></text:span><text:span text:style-name="Default_20_Paragraph_20_Font"><text:span text:style-name="T1">, but Rust’s variable bindings have a few differences.</text:span></text:span></text:p>
      <text:p text:style-name="Body"><text:span text:style-name="Default_20_Paragraph_20_Font"><text:span text:style-name="T1">For example, they’re immutable by default. To make our binding mutable, our example uses </text:span></text:span><text:span text:style-name="Literal">mut</text:span><text:span text:style-name="Default_20_Paragraph_20_Font"><text:span text:style-name="T1"> before the binding name.</text:span></text:span></text:p>
      <text:p text:style-name="CodeA">let foo = 5; // immutable.</text:p>
      <text:p text:style-name="CodeC">let mut bar = 5; // mutable</text:p>
      <text:p text:style-name="Note"><text:span text:style-name="Default_20_Paragraph_20_Font"><text:span text:style-name="T1">Note: The </text:span></text:span><text:span text:style-name="HTML_20_Code">//</text:span><text:span text:style-name="Default_20_Paragraph_20_Font"><text:span text:style-name="T1"> syntax will start a comment that continues until the end of the line. Rust ignores everything in comments.</text:span></text:span></text:p>
      <text:p text:style-name="Body"><text:span text:style-name="Default_20_Paragraph_20_Font"><text:span text:style-name="T1">So now we know that </text:span></text:span><text:span text:style-name="Literal">let mut guess</text:span><text:span text:style-name="Default_20_Paragraph_20_Font"><text:span text:style-name="T1"> will introduce a mutable binding named </text:span></text:span><text:span text:style-name="Literal">guess</text:span><text:span text:style-name="Default_20_Paragraph_20_Font"><text:span text:style-name="T1">, but we have to look at the other side of the </text:span></text:span><text:span text:style-name="Literal">=</text:span><text:span text:style-name="Default_20_Paragraph_20_Font"><text:span text:style-name="T1"> for the value it’s bound to: </text:span></text:span><text:span text:style-name="Literal">String::new()</text:span><text:span text:style-name="Default_20_Paragraph_20_Font"><text:span text:style-name="T1">. </text:span></text:span><text:span text:style-name="Literal">String</text:span><text:span text:style-name="Default_20_Paragraph_20_Font"><text:span text:style-name="T1"> is a string type, provided by the standard library. A </text:span></text:span><text:span text:style-name="Literal">String</text:span><text:span text:style-name="Default_20_Paragraph_20_Font"><text:span text:style-name="T1"> is a growable, UTF-8 encoded bit of text.</text:span></text:span></text:p>
      <text:p text:style-name="Body"><text:span text:style-name="Default_20_Paragraph_20_Font"><text:span text:style-name="T1">The </text:span></text:span><text:span text:style-name="Literal">::</text:span><text:span text:style-name="Default_20_Paragraph_20_Font"><text:span text:style-name="T1"> syntax in the </text:span></text:span><text:span text:style-name="Literal">::new()</text:span><text:span text:style-name="Default_20_Paragraph_20_Font"><text:span text:style-name="T1"> line indicates that </text:span></text:span><text:span text:style-name="Literal">new()</text:span><text:span text:style-name="Default_20_Paragraph_20_Font"><text:span text:style-name="T1"> is an </text:span></text:span><text:span text:style-name="EmphasisItalic"><text:span text:style-name="T1">associated function</text:span></text:span><text:span text:style-name="Default_20_Paragraph_20_Font"><text:span text:style-name="T1"> of a particular type. An associated function is a function that is associated with a type, in this case </text:span></text:span><text:span text:style-name="Literal">String</text:span><text:span text:style-name="Default_20_Paragraph_20_Font"><text:span text:style-name="T1">, rather than a particular instance of a </text:span></text:span><text:span text:style-name="Literal">String</text:span><text:span text:style-name="Default_20_Paragraph_20_Font"><text:span text:style-name="T1">. Some languages call this a </text:span></text:span><text:span text:style-name="EmphasisItalic"><text:span text:style-name="T1">static method</text:span></text:span><text:span text:style-name="Default_20_Paragraph_20_Font"><text:span text:style-name="T1">.</text:span></text:span></text:p>
      <text:p text:style-name="Body"><text:span text:style-name="Default_20_Paragraph_20_Font"><text:span text:style-name="T1">This </text:span></text:span><text:span text:style-name="Literal">new()</text:span><text:span text:style-name="Default_20_Paragraph_20_Font"><text:span text:style-name="T1"> function creates a new, empty </text:span></text:span><text:span text:style-name="Literal">String</text:span><text:span text:style-name="Default_20_Paragraph_20_Font"><text:span text:style-name="T1">. You’ll find a </text:span></text:span><text:span text:style-name="Literal">new()</text:span><text:span text:style-name="Default_20_Paragraph_20_Font"><text:span text:style-name="T1"> function on many types, as it’s a common name for making a new value of some kind.</text:span></text:span></text:p>
      <text:p text:style-name="Body"><text:span text:style-name="Default_20_Paragraph_20_Font"><text:span text:style-name="T1">So to summarize, the </text:span></text:span><text:span text:style-name="Literal">let mut guess = String::new();</text:span><text:span text:style-name="Default_20_Paragraph_20_Font"><text:span text:style-name="T1"> line has created a mutable binding that is currently bound to a new, empty instance of a </text:span></text:span><text:span text:style-name="Literal">String</text:span><text:span text:style-name="Default_20_Paragraph_20_Font"><text:span text:style-name="T1">. Whew!</text:span></text:span></text:p>
      <text:p text:style-name="P4">Let’s move forward:</text:p>
      <text:p text:style-name="CodeSingle">io::stdin().read_line(&amp;mut guess)</text:p>
      <text:p text:style-name="CodeSingle"><text:s text:c="4"/>.expect("Failed to read line");</text:p>
      <text:p text:style-name="Body"><text:change text:change-id="ct140403793812560"/><text:change-start text:change-id="ct140403793832704"/><text:span text:style-name="Default_20_Paragraph_20_Font"><text:span text:style-name="T2">W</text:span></text:span><text:change-end text:change-id="ct140403793832704"/><text:span text:style-name="Default_20_Paragraph_20_Font"><text:span text:style-name="T1">e in</text:span></text:span><text:change text:change-id="ct140403793827408"/><text:change-start text:change-id="ct140403793896592"/><text:span text:style-name="Default_20_Paragraph_20_Font"><text:span text:style-name="T2">clud</text:span></text:span><text:change-end text:change-id="ct140403793896592"/><text:span text:style-name="Default_20_Paragraph_20_Font"><text:span text:style-name="T1">ed the input/output functionality from the standard library with </text:span></text:span><text:span text:style-name="Literal">use std::io;</text:span><text:span text:style-name="Default_20_Paragraph_20_Font"><text:span text:style-name="T1"> on the first line of the program</text:span></text:span><text:change text:change-id="ct140403793857024"/><text:change-start text:change-id="ct140403793848176"/><text:span text:style-name="Default_20_Paragraph_20_Font"><text:span text:style-name="T1">.</text:span></text:span><text:change-end text:change-id="ct140403793848176"/><text:span text:style-name="Default_20_Paragraph_20_Font"><text:span text:style-name="T1"> </text:span></text:span><text:change text:change-id="ct140403793833552"/><text:change-start text:change-id="ct140403793897536"/><text:span text:style-name="Default_20_Paragraph_20_Font"><text:span text:style-name="T2">W</text:span></text:span><text:change-end text:change-id="ct140403793897536"/><text:span text:style-name="Default_20_Paragraph_20_Font"><text:span text:style-name="T1">e </text:span></text:span><text:change-start text:change-id="ct140403793900864"/><text:span text:style-name="Default_20_Paragraph_20_Font"><text:span text:style-name="T2">are </text:span></text:span><text:change-end text:change-id="ct140403793900864"/><text:span text:style-name="Default_20_Paragraph_20_Font"><text:span text:style-name="T1">now call</text:span></text:span><text:change-start text:change-id="ct140403793904288"/><text:span text:style-name="Default_20_Paragraph_20_Font"><text:span text:style-name="T2">ing</text:span></text:span><text:change-end text:change-id="ct140403793904288"/><text:span text:style-name="Default_20_Paragraph_20_Font"><text:span text:style-name="T1"> an associated function</text:span></text:span><text:change-start text:change-id="ct140403793910848"/><text:span text:style-name="Default_20_Paragraph_20_Font"><text:span text:style-name="T1">, </text:span></text:span><text:span text:style-name="Literal"><text:span text:style-name="T2">stdin()</text:span></text:span><text:span text:style-name="Default_20_Paragraph_20_Font"><text:span text:style-name="T2">, </text:span></text:span><text:change-end text:change-id="ct140403793910848"/><text:change text:change-id="ct140403793911120"/><text:span text:style-name="Default_20_Paragraph_20_Font"><text:span text:style-name="T1">on </text:span></text:span><text:change text:change-id="ct140403793912960"/><text:change-start text:change-id="ct140403793914752"/><text:span text:style-name="Literal"><text:span text:style-name="T2">io</text:span></text:span><text:change-end text:change-id="ct140403793914752"/><text:span text:style-name="Default_20_Paragraph_20_Font"><text:span text:style-name="T1">. If we </text:span></text:span><text:soft-page-break/><text:span text:style-name="Default_20_Paragraph_20_Font"><text:span text:style-name="T1">didn’t </text:span></text:span><text:change-start text:change-id="ct140403793919952"/><text:span text:style-name="Default_20_Paragraph_20_Font"><text:span text:style-name="T2">have the</text:span></text:span><text:change-end text:change-id="ct140403793919952"/><text:change-start text:change-id="ct140403793920960"/><text:span text:style-name="Default_20_Paragraph_20_Font"><text:span text:style-name="T2"> </text:span></text:span><text:change-end text:change-id="ct140403793920960"/><text:span text:style-name="Literal">use std::io</text:span><text:change-start text:change-id="ct140403793924224"/><text:span text:style-name="Literal"> </text:span><text:span text:style-name="Default_20_Paragraph_20_Font"><text:span text:style-name="T32">line at the beginning of the program</text:span></text:span><text:change-end text:change-id="ct140403793924224"/><text:span text:style-name="Default_20_Paragraph_20_Font"><text:span text:style-name="T1">, we could have written this</text:span></text:span><text:change-start text:change-id="ct140403793929024"/><text:span text:style-name="Default_20_Paragraph_20_Font"><text:span text:style-name="T1"> </text:span></text:span><text:span text:style-name="Default_20_Paragraph_20_Font"><text:span text:style-name="T2">function call</text:span></text:span><text:change-end text:change-id="ct140403793929024"/><text:change text:change-id="ct140403793929296"/><text:span text:style-name="Default_20_Paragraph_20_Font"><text:span text:style-name="T1"> as </text:span></text:span><text:span text:style-name="Literal">std::io::stdin()</text:span><text:span text:style-name="Default_20_Paragraph_20_Font"><text:span text:style-name="T1">. Th</text:span></text:span><text:change text:change-id="ct140403793931968"/><text:change-start text:change-id="ct140403793933840"/><text:span text:style-name="Default_20_Paragraph_20_Font"><text:span text:style-name="T2">e </text:span></text:span><text:span text:style-name="Literal"><text:span text:style-name="T2">stdin()</text:span></text:span><text:change-end text:change-id="ct140403793933840"/><text:span text:style-name="Default_20_Paragraph_20_Font"><text:span text:style-name="T1"> function returns an instance of </text:span></text:span><text:span text:style-name="Literal">std::io::Stdin</text:span><text:span text:style-name="Default_20_Paragraph_20_Font"><text:span text:style-name="T1">, which is a type that represents a handle to the standard input for your terminal.</text:span></text:span></text:p>
      <text:p text:style-name="Body"><text:span text:style-name="Default_20_Paragraph_20_Font"><text:span text:style-name="T1">The next part, </text:span></text:span><text:span text:style-name="Literal">.read_line(&amp;mut guess)</text:span><text:span text:style-name="Default_20_Paragraph_20_Font"><text:span text:style-name="T1">, calls the </text:span></text:span><text:span text:style-name="Literal">read</text:span><text:change-start text:change-id="ct140403793949376"/><text:span text:style-name="Literal">_</text:span><text:change-end text:change-id="ct140403793949376"/><text:span text:style-name="Literal">line()</text:span><text:span text:style-name="Default_20_Paragraph_20_Font"><text:span text:style-name="T1"> method on the standard input handle to get input from the user. We’re also passing one argument to </text:span></text:span><text:span text:style-name="Literal">read_line()</text:span><text:span text:style-name="Literal"><text:span text:style-name="T1">: </text:span></text:span><text:span text:style-name="Literal">&amp;mut guess</text:span><text:span text:style-name="Default_20_Paragraph_20_Font"><text:span text:style-name="T1">.</text:span></text:span></text:p>
      <text:p text:style-name="Body"><text:span text:style-name="Default_20_Paragraph_20_Font"><text:span text:style-name="T1">The job of </text:span></text:span><text:span text:style-name="Literal">read_line()</text:span><text:span text:style-name="Default_20_Paragraph_20_Font"><text:span text:style-name="T1"> is to take whatever the user types into standard input and place that into a string, so it takes that string as an argument. The string argument needs to be mutable so that the method can change the string’s content by adding the user input.</text:span></text:span></text:p>
      <text:p text:style-name="Body"><text:span text:style-name="Default_20_Paragraph_20_Font"><text:span text:style-name="T1">The </text:span></text:span><text:span text:style-name="Literal">&amp;</text:span><text:span text:style-name="Default_20_Paragraph_20_Font"><text:span text:style-name="T1"> indicates that this argument is a </text:span></text:span><text:change-start text:change-id="ct140403793950144"/><text:span text:style-name="EmphasisItalic"><text:span text:style-name="T1">reference</text:span></text:span><text:change-end text:change-id="ct140403793950144"/><text:span text:style-name="Default_20_Paragraph_20_Font"><text:span text:style-name="T1">, which gives you a way to </text:span></text:span><text:change text:change-id="ct140403744901040"/><text:change-start text:change-id="ct140403793828592"/><text:span text:style-name="Default_20_Paragraph_20_Font"><text:span text:style-name="T20">let</text:span></text:span><text:change-end text:change-id="ct140403793828592"/><text:span text:style-name="Default_20_Paragraph_20_Font"><text:span text:style-name="T1"> multiple parts of your code access</text:span></text:span><text:change text:change-id="ct140403793812864"/><text:span text:style-name="Default_20_Paragraph_20_Font"><text:span text:style-name="T1"> one piece of data without needing to copy that data into memory multiple times. References are a complex feature, and one of Rust’s major advantages is how safe and easy it is to use references. We don’t need to know a lot of those details to finish our program right now, though; Chapter XX will cover references in more detail. For now, all we need to know is that like </text:span></text:span><text:change-start text:change-id="ct140403861219664"/><text:span text:style-name="Literal">let</text:span><text:change-end text:change-id="ct140403861219664"/><text:span text:style-name="Default_20_Paragraph_20_Font"><text:span text:style-name="T1"> bindings, references are immutable by default. Hence, we need to write </text:span></text:span><text:change-start text:change-id="ct140403857429872"/><text:span text:style-name="Literal">&amp;mut guess</text:span><text:change-end text:change-id="ct140403857429872"/><text:span text:style-name="Default_20_Paragraph_20_Font"><text:span text:style-name="T1">, rather than </text:span></text:span><text:change-start text:change-id="ct140403861048192"/><text:span text:style-name="Literal">&amp;guess</text:span><text:change-end text:change-id="ct140403861048192"/><text:change-start text:change-id="ct140403793902496"/><text:span text:style-name="Default_20_Paragraph_20_Font">,</text:span><text:change-end text:change-id="ct140403793902496"/><text:span text:style-name="Default_20_Paragraph_20_Font"><text:span text:style-name="T1"> to make it mutable.</text:span></text:span></text:p>
      <text:p text:style-name="P4">We’re not quite done with this line of code. While it’s a single line of text, it’s only the first part of the single logical line of code. The second part is this method:</text:p>
      <text:p text:style-name="CodeSingle">.expect("Failed to read line");</text:p>
      <text:p text:style-name="Body"><text:span text:style-name="Default_20_Paragraph_20_Font"><text:span text:style-name="T1">When you call a method with the </text:span></text:span><text:span text:style-name="Literal">.foo()</text:span><text:span text:style-name="Default_20_Paragraph_20_Font"><text:span text:style-name="T1"> syntax, it’s often wise to introduce a newline and other whitespace. This helps you split up long lines. We </text:span></text:span><text:change-start text:change-id="ct140403793904592"/><text:span text:style-name="Default_20_Paragraph_20_Font"><text:span text:style-name="T1">could </text:span></text:span><text:change-end text:change-id="ct140403793904592"/><text:span text:style-name="Default_20_Paragraph_20_Font"><text:span text:style-name="T1">have written this code as:</text:span></text:span></text:p>
      <text:p text:style-name="CodeSingle">io::stdin().read_line(&amp;mut guess).expect("failed to read line");</text:p>
      <text:p text:style-name="P4">But that gets hard to read. So we’ve split it up, two lines for two method calls. Now let’s see what this line does.</text:p>
      <text:p text:style-name="HeadB"><text:bookmark-start text:name="_Toc459901375"/><text:bookmark text:name="handling-potential-failure-with-the-`res"/><text:span text:style-name="Default_20_Paragraph_20_Font"><text:span text:style-name="T1">Handling Potential Failure with the </text:span></text:span><text:span text:style-name="HTML_20_Code">Result</text:span><text:span text:style-name="Default_20_Paragraph_20_Font"><text:span text:style-name="T1"> Type</text:span></text:span><text:bookmark-end text:name="_Toc459901375"/></text:p>
      <text:p text:style-name="BodyFirst"><text:span text:style-name="Default_20_Paragraph_20_Font"><text:span text:style-name="T1">We mentioned that </text:span></text:span><text:span text:style-name="Literal">read_line()</text:span><text:span text:style-name="Default_20_Paragraph_20_Font"><text:span text:style-name="T1"> puts what the user types into the string we pass it, but it also returns a value: in this case, an </text:span></text:span><text:span text:style-name="Literal">io::Result</text:span><text:span text:style-name="Default_20_Paragraph_20_Font"><text:span text:style-name="T1">. Rust has a number of types named </text:span></text:span><text:change-start text:change-id="ct140403857595584"/><text:span text:style-name="Literal">Result</text:span><text:change-end text:change-id="ct140403857595584"/><text:span text:style-name="Default_20_Paragraph_20_Font"><text:span text:style-name="T1"> in its standard library: a generic </text:span></text:span><text:change-start text:change-id="ct140403861939328"/><text:span text:style-name="Literal">Result</text:span><text:change-end text:change-id="ct140403861939328"/><text:span text:style-name="Default_20_Paragraph_20_Font"><text:span text:style-name="T1">, and then specific versions for sub-libraries, like </text:span></text:span><text:span text:style-name="Literal">io::Result</text:span><text:span text:style-name="Default_20_Paragraph_20_Font"><text:span text:style-name="T1">.</text:span></text:span></text:p>
      <text:p text:style-name="Body"><text:soft-page-break/><text:span text:style-name="Default_20_Paragraph_20_Font"><text:span text:style-name="T1">The </text:span></text:span><text:span text:style-name="Literal">Result</text:span><text:span text:style-name="Default_20_Paragraph_20_Font"><text:span text:style-name="T1"> types are enums, which is short for </text:span></text:span><text:span text:style-name="EmphasisItalic"><text:span text:style-name="T1">enumeration</text:span></text:span><text:change-start text:change-id="ct140403793838464"/><text:span text:style-name="EmphasisItalic"><text:span text:style-name="T21">s</text:span></text:span><text:change-end text:change-id="ct140403793838464"/><text:span text:style-name="Default_20_Paragraph_20_Font"><text:span text:style-name="T1">. An enumeration is a type that can have a fixed set of values, which are called the </text:span></text:span><text:change-start text:change-id="ct140403793934240"/><text:span text:style-name="Default_20_Paragraph_20_Font">enum</text:span><text:change-end text:change-id="ct140403793934240"/><text:change-start text:change-id="ct140403793903760"/><text:span text:style-name="Default_20_Paragraph_20_Font">’</text:span><text:change-end text:change-id="ct140403793903760"/><text:span text:style-name="Default_20_Paragraph_20_Font"><text:span text:style-name="T1">s </text:span></text:span><text:span text:style-name="EmphasisItalic"><text:span text:style-name="T1">variants</text:span></text:span><text:span text:style-name="Default_20_Paragraph_20_Font"><text:span text:style-name="T1">. We will be covering </text:span></text:span><text:change-start text:change-id="ct140403793917584"/><text:span text:style-name="Default_20_Paragraph_20_Font"><text:span text:style-name="T17">e</text:span></text:span><text:change-end text:change-id="ct140403793917584"/><text:span text:style-name="Default_20_Paragraph_20_Font"><text:span text:style-name="T1">nums in more detail in Chapter XX. </text:span></text:span></text:p>
      <text:p text:style-name="Body"><text:span text:style-name="Default_20_Paragraph_20_Font"><text:span text:style-name="T1">For </text:span></text:span><text:span text:style-name="Literal">Result</text:span><text:span text:style-name="Default_20_Paragraph_20_Font"><text:span text:style-name="T1">, the variants are </text:span></text:span><text:span text:style-name="Literal">Ok</text:span><text:span text:style-name="Default_20_Paragraph_20_Font"><text:span text:style-name="T1"> or </text:span></text:span><text:span text:style-name="Literal">Err</text:span><text:span text:style-name="Default_20_Paragraph_20_Font"><text:span text:style-name="T1">. </text:span></text:span><text:span text:style-name="Literal">Ok</text:span><text:span text:style-name="Default_20_Paragraph_20_Font"><text:span text:style-name="T1"> indicates the operation was successful, and inside the </text:span></text:span><text:span text:style-name="HTML_20_Code">Ok</text:span><text:span text:style-name="Default_20_Paragraph_20_Font"><text:span text:style-name="T1"> variant is the successfully generated value. </text:span></text:span><text:span text:style-name="Literal">Err</text:span><text:span text:style-name="Default_20_Paragraph_20_Font"><text:span text:style-name="T1"> means the operation failed, and the </text:span></text:span><text:span text:style-name="Literal">Err</text:span><text:span text:style-name="Default_20_Paragraph_20_Font"><text:span text:style-name="T1"> contains information about how or why the operation failed. </text:span></text:span></text:p>
      <text:p text:style-name="Body"><text:span text:style-name="Default_20_Paragraph_20_Font"><text:span text:style-name="T1">The purpose of these </text:span></text:span><text:change-start text:change-id="ct140403857411776"/><text:span text:style-name="Literal">Result</text:span><text:change-end text:change-id="ct140403857411776"/><text:span text:style-name="Default_20_Paragraph_20_Font"><text:span text:style-name="T1"> types is to encode error handling information. Values of the </text:span></text:span><text:change-start text:change-id="ct140403860583888"/><text:span text:style-name="Literal">Result</text:span><text:change-end text:change-id="ct140403860583888"/><text:span text:style-name="Default_20_Paragraph_20_Font"><text:span text:style-name="T1"> type, like any type, have methods defined on them. In this case, </text:span></text:span><text:span text:style-name="Literal">io::Result</text:span><text:span text:style-name="Default_20_Paragraph_20_Font"><text:span text:style-name="T1"> has an </text:span></text:span><text:span text:style-name="Literal">expect()</text:span><text:span text:style-name="Default_20_Paragraph_20_Font"><text:span text:style-name="T1"> method that we can call. If this instance of </text:span></text:span><text:span text:style-name="Literal">io::Result</text:span><text:span text:style-name="Default_20_Paragraph_20_Font"><text:span text:style-name="T1"> is an </text:span></text:span><text:span text:style-name="Literal">Err</text:span><text:span text:style-name="Default_20_Paragraph_20_Font"><text:span text:style-name="T1"> value, </text:span></text:span><text:span text:style-name="Literal">expect()</text:span><text:span text:style-name="Default_20_Paragraph_20_Font"><text:span text:style-name="T1"> will cause our program to crash and display the message that we passed as an argument to </text:span></text:span><text:span text:style-name="Literal">expect()</text:span><text:span text:style-name="Default_20_Paragraph_20_Font"><text:span text:style-name="T1">. In this case, if the </text:span></text:span><text:span text:style-name="Literal">read_line()</text:span><text:span text:style-name="Default_20_Paragraph_20_Font"><text:span text:style-name="T1"> method returns an </text:span></text:span><text:span text:style-name="Literal">Err</text:span><text:span text:style-name="Default_20_Paragraph_20_Font"><text:span text:style-name="T1">, it would likely be the result of an error coming from the underlying operating system. If this instance of </text:span></text:span><text:span text:style-name="Literal">io::Result</text:span><text:span text:style-name="Default_20_Paragraph_20_Font"><text:span text:style-name="T1"> is an </text:span></text:span><text:span text:style-name="Literal">Ok</text:span><text:span text:style-name="Default_20_Paragraph_20_Font"><text:span text:style-name="T1"> value, </text:span></text:span><text:change-start text:change-id="ct140403860438256"/><text:span text:style-name="Literal">expect()</text:span><text:change-end text:change-id="ct140403860438256"/><text:span text:style-name="Default_20_Paragraph_20_Font"><text:span text:style-name="T1"> will take the return value that </text:span></text:span><text:change-start text:change-id="ct140403857331744"/><text:span text:style-name="Literal">Ok</text:span><text:change-end text:change-id="ct140403857331744"/><text:span text:style-name="Default_20_Paragraph_20_Font"><text:span text:style-name="T1"> is holding and return just that value to us so that we can use it. In this case, that value will be what the user entered into standard input.</text:span></text:span></text:p>
      <text:p text:style-name="Body"><text:span text:style-name="Default_20_Paragraph_20_Font"><text:span text:style-name="T1">If we don’t call </text:span></text:span><text:span text:style-name="Literal">expect()</text:span><text:span text:style-name="Default_20_Paragraph_20_Font"><text:span text:style-name="T1">, our program will compile, but we’ll get a warning:</text:span></text:span></text:p>
      <text:p text:style-name="CodeA"><text:span text:style-name="EmphasisBold">$ cargo build</text:span></text:p>
      <text:p text:style-name="CodeB"><text:s text:c="3"/>Compiling guessing_game v0.1.0 (file:///projects/guessing_game)</text:p>
      <text:p text:style-name="CodeB">src/main.rs:10:5: 10:39 warning: unused result which must be used,</text:p>
      <text:p text:style-name="CodeB">#[warn(unused_must_use)] on by default</text:p>
      <text:p text:style-name="CodeB">src/main.rs:10 <text:s text:c="4"/>io::stdin().read_line(&amp;mut guess)<text:change-start text:change-id="ct140403788659696"/>;<text:change-end text:change-id="ct140403788659696"/><text:change-start text:change-id="ct140403788667024"/></text:p>
      <text:p text:style-name="P2"><text:s text:c="19"/>^~~~~~~~~~~~~~~~~~~~~~~~~~~~~~~~~~<text:change-end text:change-id="ct140403788667024"/><text:change text:change-id="ct140403788665472"/></text:p>
      <text:p text:style-name="Body"><text:span text:style-name="Default_20_Paragraph_20_Font"><text:span text:style-name="T1">Rust warns that we haven’t used the </text:span></text:span><text:span text:style-name="Literal">Result</text:span><text:span text:style-name="Default_20_Paragraph_20_Font"><text:span text:style-name="T1"> value</text:span></text:span><text:change-start text:change-id="ct140403788697136"/><text:span text:style-name="Default_20_Paragraph_20_Font"><text:span text:style-name="T18"> returned from </text:span></text:span><text:span text:style-name="Literal"><text:span text:style-name="T18">read_line()</text:span></text:span><text:change-end text:change-id="ct140403788697136"/><text:span text:style-name="Default_20_Paragraph_20_Font"><text:span text:style-name="T1">, telling us that we haven’t handled a possible error. The right way to suppress the warning is to actually write error handling, but if we just want to crash the program when a problem occurs, we can use </text:span></text:span><text:span text:style-name="Literal">expect()</text:span><text:span text:style-name="Default_20_Paragraph_20_Font"><text:span text:style-name="T1">. We’ll save recovering from errors for a future project.</text:span></text:span></text:p>
      <text:p text:style-name="HeadB"><text:bookmark-start text:name="_Toc459901376"/><text:bookmark text:name="printing-values-with-`println!()`-placeh"/><text:span text:style-name="Default_20_Paragraph_20_Font"><text:span text:style-name="T1">Printing Values with </text:span></text:span><text:change-start text:change-id="ct140403860966640"/><text:span text:style-name="Literal">println!()</text:span><text:change-end text:change-id="ct140403860966640"/><text:span text:style-name="Default_20_Paragraph_20_Font"><text:span text:style-name="T1"> Placeholders</text:span></text:span><text:bookmark-end text:name="_Toc459901376"/></text:p>
      <text:p text:style-name="P21">There’s only one line of this first example left, aside from the closing curly brace:</text:p>
      <text:p text:style-name="CodeSingle"><text:s text:c="4"/>println!("You guessed: {}", guess);</text:p>
      <text:p text:style-name="Body"><text:span text:style-name="Default_20_Paragraph_20_Font"><text:span text:style-name="T1">This prints out the string we saved our input in. The </text:span></text:span><text:span text:style-name="Literal">{}</text:span><text:span text:style-name="Literal"><text:span text:style-name="T1">s</text:span></text:span><text:span text:style-name="Default_20_Paragraph_20_Font"><text:span text:style-name="T1"> are a placeholder: think of </text:span></text:span><text:span text:style-name="Literal">{}</text:span><text:span text:style-name="Default_20_Paragraph_20_Font"><text:span text:style-name="T1"> as little crab pincers, holding a value in place. You can print more than one value this way: the first </text:span></text:span><text:change-start text:change-id="ct140403860455904"/><text:soft-page-break/><text:span text:style-name="Literal">{}</text:span><text:change-end text:change-id="ct140403860455904"/><text:span text:style-name="Default_20_Paragraph_20_Font"><text:span text:style-name="T1"> holds the first value listed after the format string, the second set holds the second value, and</text:span></text:span><text:change text:change-id="ct140403859084512"/><text:change-start text:change-id="ct140403792969088"/><text:span text:style-name="Default_20_Paragraph_20_Font"><text:span text:style-name="T1"> </text:span></text:span><text:change-end text:change-id="ct140403792969088"/><text:span text:style-name="Default_20_Paragraph_20_Font"><text:span text:style-name="T1">so on. Printing out multiple values in one call to </text:span></text:span><text:span text:style-name="Literal">println!()</text:span><text:span text:style-name="Default_20_Paragraph_20_Font"><text:span text:style-name="T1"> would then look like this:</text:span></text:span></text:p>
      <text:p text:style-name="CodeA">let x = 5;</text:p>
      <text:p text:style-name="CodeB">let y = 10;</text:p>
      <text:p text:style-name="CodeB"/>
      <text:p text:style-name="CodeC">println!("x = {} and y = {}", x, y);</text:p>
      <text:p text:style-name="P4">Which would print out “x = 5 and y = 10”.</text:p>
      <text:p text:style-name="P25"><text:bookmark-start text:name="_Toc459901377"/><text:bookmark text:name="testing-the-first-part"/>Testing the First Part<text:bookmark-end text:name="_Toc459901377"/></text:p>
      <text:p text:style-name="BodyFirst"><text:span text:style-name="Default_20_Paragraph_20_Font"><text:span text:style-name="T1">Back to our guessing game, let’s test what we have so far. We can run it with </text:span></text:span><text:change-start text:change-id="ct140403788676928"/><text:span text:style-name="Literal">cargo run</text:span><text:change-end text:change-id="ct140403788676928"/><text:span text:style-name="Default_20_Paragraph_20_Font"><text:span text:style-name="T1">:</text:span></text:span></text:p>
      <text:p text:style-name="CodeA"><text:span text:style-name="EmphasisBold">$ cargo run</text:span></text:p>
      <text:p text:style-name="CodeB"><text:s text:c="3"/>Compiling guessing_game v0.1.0 (file:///projects/guessing_game)</text:p>
      <text:p text:style-name="CodeB"><text:s text:c="5"/>Running `target/debug/guessing_game`</text:p>
      <text:p text:style-name="CodeB">Guess the number!</text:p>
      <text:p text:style-name="CodeB">Please input your guess.</text:p>
      <text:p text:style-name="CodeB">6</text:p>
      <text:p text:style-name="CodeC">You guessed: 6</text:p>
      <text:p text:style-name="P4">All right! Our first part is done: we can get input from the keyboard and then print it back out.</text:p>
      <text:p text:style-name="P26"><text:bookmark-start text:name="_Toc459901378"/><text:bookmark text:name="generating-a-secret-number"/>Generating a Secret Number<text:bookmark-end text:name="_Toc459901378"/></text:p>
      <text:p text:style-name="BodyFirst"><text:span text:style-name="Default_20_Paragraph_20_Font"><text:span text:style-name="T1">Next, we need to generate a secret number that the user will try to guess. The secret number should be different every time so that the game is fun to play more than once</text:span></text:span><text:change text:change-id="ct140403793842768"/><text:change-start text:change-id="ct140403788698736"/><text:span text:style-name="Default_20_Paragraph_20_Font"><text:span text:style-name="T1">,</text:span></text:span><text:change-end text:change-id="ct140403788698736"/><text:change-start text:change-id="ct140403788705600"/><text:span text:style-name="Default_20_Paragraph_20_Font"><text:span text:style-name="T1"> </text:span></text:span><text:span text:style-name="Default_20_Paragraph_20_Font"><text:span text:style-name="T11">and</text:span></text:span><text:change-end text:change-id="ct140403788705600"/><text:span text:style-name="Default_20_Paragraph_20_Font"><text:span text:style-name="T1"> we’d like to have a random number between 1 and 100</text:span></text:span><text:change-start text:change-id="ct140403788716688"/><text:span text:style-name="Default_20_Paragraph_20_Font"><text:span text:style-name="T1"> </text:span></text:span><text:span text:style-name="Default_20_Paragraph_20_Font"><text:span text:style-name="T11">so the game isn’t too </text:span></text:span><text:span text:style-name="Default_20_Paragraph_20_Font"><text:span text:style-name="T12">difficult</text:span></text:span><text:change-end text:change-id="ct140403788716688"/><text:span text:style-name="Default_20_Paragraph_20_Font"><text:span text:style-name="T1">. Rust does not yet include random number functionality in its standard library. The Rust team does, however, provide a </text:span></text:span><text:change-start text:change-id="ct140403861596768"/><text:span text:style-name="Literal">rand</text:span><text:change-end text:change-id="ct140403861596768"/><text:span text:style-name="Default_20_Paragraph_20_Font"><text:span text:style-name="T1"> crate at </text:span></text:span><text:a xlink:type="simple" xlink:href="https://crates.io/crates/rand" office:target-frame-name="_top" xlink:show="replace" text:style-name="Internet_20_link" text:visited-style-name="Visited_20_Internet_20_Link"><text:span text:style-name="Hyperlink"><text:span text:style-name="T1">https://crates.io/crates/rand</text:span></text:span></text:a><text:span text:style-name="Default_20_Paragraph_20_Font"><text:span text:style-name="T1">.</text:span></text:span></text:p>
      <text:p text:style-name="P25"><text:bookmark-start text:name="_Toc459901379"/><text:bookmark text:name="using-a-crate-to-get-more-functionality"/>Using a Crate to Get More Functionality<text:bookmark-end text:name="_Toc459901379"/></text:p>
      <text:p text:style-name="BodyFirst"><text:span text:style-name="Default_20_Paragraph_20_Font"><text:span text:style-name="T1">Remember that </text:span></text:span><text:span text:style-name="EmphasisItalic"><text:span text:style-name="T1">crate</text:span></text:span><text:span text:style-name="Default_20_Paragraph_20_Font"><text:span text:style-name="T1"> is what we call a package of Rust code. The project we’ve been building is a </text:span></text:span><text:span text:style-name="EmphasisItalic"><text:span text:style-name="T1">binary crate</text:span></text:span><text:span text:style-name="Default_20_Paragraph_20_Font"><text:span text:style-name="T1">, which is an executable. The </text:span></text:span><text:span text:style-name="Literal">rand</text:span><text:span text:style-name="Default_20_Paragraph_20_Font"><text:span text:style-name="T1"> crate is a </text:span></text:span><text:span text:style-name="EmphasisItalic"><text:span text:style-name="T1">library crate</text:span></text:span><text:span text:style-name="Default_20_Paragraph_20_Font"><text:span text:style-name="T1">, which contains code intended to be used in other programs.</text:span></text:span><text:change text:change-id="ct140403788720848"/></text:p>
      <text:p text:style-name="Body"><text:span text:style-name="Default_20_Paragraph_20_Font"><text:span text:style-name="T1">Cargo’s use of external crates is where it really shines. Before we can write the code using </text:span></text:span><text:span text:style-name="Literal">rand</text:span><text:span text:style-name="Default_20_Paragraph_20_Font"><text:span text:style-name="T1">, we need to modify our </text:span></text:span><text:span text:style-name="EmphasisItalic">Cargo.toml</text:span><text:span text:style-name="Default_20_Paragraph_20_Font"><text:span text:style-name="T1"> to include the </text:span></text:span><text:change-start text:change-id="ct140403863019952"/><text:span text:style-name="Literal">rand</text:span><text:change-end text:change-id="ct140403863019952"/><text:span text:style-name="HTML_20_Code"> </text:span><text:span text:style-name="Default_20_Paragraph_20_Font"><text:span text:style-name="T1">crate as a dependency. Open it up, </text:span></text:span><text:soft-page-break/><text:span text:style-name="Default_20_Paragraph_20_Font"><text:span text:style-name="T1">and add this line at the bottom beneath the </text:span></text:span><text:span text:style-name="Literal">[dependencies]</text:span><text:span text:style-name="Default_20_Paragraph_20_Font"><text:span text:style-name="T1"> section header that Cargo created for you:</text:span></text:span></text:p>
      <text:p text:style-name="P22">Filename: Cargo.toml</text:p>
      <text:p text:style-name="CodeA">[dependencies]</text:p>
      <text:p text:style-name="CodeA"/>
      <text:p text:style-name="CodeC">rand = "0.3.14"</text:p>
      <text:p text:style-name="Body"><text:span text:style-name="Default_20_Paragraph_20_Font"><text:span text:style-name="T1">In the </text:span></text:span><text:change-start text:change-id="ct140403793934656"/><text:span text:style-name="EmphasisItalic">Cargo.toml</text:span><text:change-end text:change-id="ct140403793934656"/><text:span text:style-name="Default_20_Paragraph_20_Font"><text:span text:style-name="T1"> file, everything that follows a header is part of a section that goes until another section starts. Cargo uses the </text:span></text:span><text:span text:style-name="Literal">[dependencies]</text:span><text:span text:style-name="Default_20_Paragraph_20_Font"><text:span text:style-name="T1"> section to know what external crates your project depends on and what versions of those crates you require. In this case, we’ve specified the </text:span></text:span><text:change-start text:change-id="ct140403863142768"/><text:span text:style-name="Literal">rand</text:span><text:change-end text:change-id="ct140403863142768"/><text:span text:style-name="Default_20_Paragraph_20_Font"><text:span text:style-name="T1"> crate with the semantic version specifier </text:span></text:span><text:span text:style-name="Literal">0.3.14</text:span><text:span text:style-name="Default_20_Paragraph_20_Font"><text:span text:style-name="T1">. Cargo understands Semantic Versioning (sometimes called </text:span></text:span><text:span text:style-name="EmphasisItalic"><text:span text:style-name="T1">semver</text:span></text:span><text:span text:style-name="Default_20_Paragraph_20_Font"><text:span text:style-name="T1">), which is a standard for writing version numbers. A bare number like above is actually shorthand for </text:span></text:span><text:span text:style-name="Literal">^0.3.14</text:span><text:span text:style-name="Default_20_Paragraph_20_Font"><text:span text:style-name="T1">, which means “any version that has a public API compatible with version 0.3.14”.</text:span></text:span></text:p>
      <text:p text:style-name="P4">Now, without changing any of our code, let’s build our project:</text:p>
      <text:p text:style-name="CodeA"><text:span text:style-name="EmphasisBold">$ cargo build</text:span></text:p>
      <text:p text:style-name="CodeB"><text:s text:c="4"/>Updating registry `https://github.com/rust-lang/crates.io-index`</text:p>
      <text:p text:style-name="CodeB"><text:s/>Downloading rand v0.3.14</text:p>
      <text:p text:style-name="CodeB"><text:s/>Downloading libc v0.2.14</text:p>
      <text:p text:style-name="CodeB"><text:s text:c="3"/>Compiling libc v0.2.14</text:p>
      <text:p text:style-name="CodeB"><text:s text:c="3"/>Compiling rand v0.3.14</text:p>
      <text:p text:style-name="CodeC"><text:s text:c="3"/>Compiling guessing_game v0.1.0 (file:///projects/guessing_game)</text:p>
      <text:p text:style-name="P4">You may see different version numbers (but they will all be compatible with your code, thanks to semver!) and the lines may be in a different order.</text:p>
      <text:p text:style-name="Body"><text:span text:style-name="Default_20_Paragraph_20_Font"><text:span text:style-name="T1">Lots of new output! Now that we have an external dependency, Cargo fetches the latest versions of everything from the </text:span></text:span><text:span text:style-name="EmphasisItalic"><text:span text:style-name="T1">registry</text:span></text:span><text:span text:style-name="Default_20_Paragraph_20_Font"><text:span text:style-name="T1">, which is a copy of data from </text:span></text:span><text:a xlink:type="simple" xlink:href="https://crates.io/" office:target-frame-name="_top" xlink:show="replace" text:style-name="Internet_20_link" text:visited-style-name="Visited_20_Internet_20_Link"><text:span text:style-name="Hyperlink"><text:span text:style-name="T28">https://crates.io</text:span></text:span></text:a><text:span text:style-name="Default_20_Paragraph_20_Font"><text:span text:style-name="T1">. Crates.io is where people in the Rust ecosystem post their open source Rust projects for others to use.</text:span></text:span></text:p>
      <text:p text:style-name="Body"><text:span text:style-name="Default_20_Paragraph_20_Font"><text:span text:style-name="T1">After updating the registry, Cargo checks our </text:span></text:span><text:span text:style-name="Literal">[dependencies]</text:span><text:span text:style-name="Default_20_Paragraph_20_Font"><text:span text:style-name="T1"> and downloads any we don’t have yet. In this case, while we only listed </text:span></text:span><text:span text:style-name="Literal">rand</text:span><text:span text:style-name="Default_20_Paragraph_20_Font"><text:span text:style-name="T1"> as a dependency, we’ve also grabbed a copy of </text:span></text:span><text:span text:style-name="Literal">libc</text:span><text:span text:style-name="Default_20_Paragraph_20_Font"><text:span text:style-name="T1">, because </text:span></text:span><text:change-start text:change-id="ct140403864256496"/><text:span text:style-name="Literal">rand</text:span><text:change-end text:change-id="ct140403864256496"/><text:span text:style-name="Default_20_Paragraph_20_Font"><text:span text:style-name="T1"> depends on </text:span></text:span><text:span text:style-name="Literal">libc</text:span><text:span text:style-name="Default_20_Paragraph_20_Font"><text:span text:style-name="T1"> to work. After downloading them, Rust compiles them and then compiles our project.</text:span></text:span></text:p>
      <text:p text:style-name="Body"><text:span text:style-name="Default_20_Paragraph_20_Font"><text:span text:style-name="T1">If we run </text:span></text:span><text:span text:style-name="Literal">cargo build</text:span><text:span text:style-name="Default_20_Paragraph_20_Font"><text:span text:style-name="T1"> again, we’ll get different output:</text:span></text:span></text:p>
      <text:p text:style-name="CodeSingle"><text:soft-page-break/>$ cargo build</text:p>
      <text:p text:style-name="Body"><text:span text:style-name="Default_20_Paragraph_20_Font"><text:span text:style-name="T1">That’s right, no output! Cargo knows that our project has been built, that all of its dependencies are built, and that no changes have been made. There’s no reason to do all that stuff again. With nothing to do, it simply exits. If we open up </text:span></text:span><text:change-start text:change-id="ct140403792921728"/><text:span text:style-name="EmphasisItalic">src/main.rs</text:span><text:change-end text:change-id="ct140403792921728"/><text:span text:style-name="Default_20_Paragraph_20_Font"><text:span text:style-name="T1">, make a trivial change, then save it again, we’ll only see one line:</text:span></text:span></text:p>
      <text:p text:style-name="CodeA"><text:span text:style-name="EmphasisBold">$ cargo build</text:span></text:p>
      <text:p text:style-name="CodeC"><text:s text:c="3"/>Compiling guessing_game v0.1.0 (file:///projects/guessing_game)</text:p>
      <text:p text:style-name="Body"><text:span text:style-name="Default_20_Paragraph_20_Font"><text:span text:style-name="T1">This just updates the build with your tiny change to the </text:span></text:span><text:change-start text:change-id="ct140403792873360"/><text:span text:style-name="EmphasisItalic"><text:span text:style-name="T19">src/</text:span></text:span><text:change-end text:change-id="ct140403792873360"/><text:change-start text:change-id="ct140403792909648"/><text:span text:style-name="EmphasisItalic">main.rs</text:span><text:change-end text:change-id="ct140403792909648"/><text:span text:style-name="Default_20_Paragraph_20_Font"><text:span text:style-name="T1"> file.</text:span></text:span></text:p>
      <text:p text:style-name="P24"><text:bookmark-start text:name="_Toc459901380"/><text:bookmark text:name="the-cargo.lock-file-that-ensures-reprodu"/>The Cargo.lock File that Ensures Reproducible Builds<text:bookmark-end text:name="_Toc459901380"/></text:p>
      <text:p text:style-name="BodyFirst"><text:span text:style-name="Default_20_Paragraph_20_Font"><text:span text:style-name="T1">Cargo has a mechanism to make sure we can rebuild the exact same artifact every time we or anyone else builds our code: Cargo will only use the versions of the dependencies you specified until you say otherwise. For example, what happens if next week version </text:span></text:span><text:change-start text:change-id="ct140403864147648"/><text:span text:style-name="Literal">v0.3.15</text:span><text:change-end text:change-id="ct140403864147648"/><text:span text:style-name="Default_20_Paragraph_20_Font"><text:span text:style-name="T1"> of the </text:span></text:span><text:change-start text:change-id="ct140403864364032"/><text:span text:style-name="Literal">rand</text:span><text:change-end text:change-id="ct140403864364032"/><text:span text:style-name="Default_20_Paragraph_20_Font"><text:span text:style-name="T1"> crate comes out, containing an important bugfix, but that also contains a regression that will break our code?</text:span></text:span></text:p>
      <text:p text:style-name="Body"><text:span text:style-name="Default_20_Paragraph_20_Font"><text:span text:style-name="T1">The answer to this problem is the </text:span></text:span><text:change-start text:change-id="ct140403792908928"/><text:span text:style-name="EmphasisItalic">Cargo.lock</text:span><text:change-end text:change-id="ct140403792908928"/><text:span text:style-name="Default_20_Paragraph_20_Font"><text:span text:style-name="T1"> file created the first time we ran </text:span></text:span><text:span text:style-name="Literal">cargo build</text:span><text:span text:style-name="Default_20_Paragraph_20_Font"><text:span text:style-name="T1"> that is now in your project directory. When you build your project for the first time, Cargo figures out all of the versions of your dependencies that fit your criteria then writes them to the </text:span></text:span><text:change-start text:change-id="ct140403792874368"/><text:span text:style-name="EmphasisItalic">Cargo.lock</text:span><text:change-end text:change-id="ct140403792874368"/><text:span text:style-name="Default_20_Paragraph_20_Font"><text:span text:style-name="T1"> file. When you build your project in the future, Cargo will see that the </text:span></text:span><text:change-start text:change-id="ct140403792890768"/><text:span text:style-name="EmphasisItalic">Cargo.lock</text:span><text:change-end text:change-id="ct140403792890768"/><text:change text:change-id="ct140403792890992"/><text:change-start text:change-id="ct140403792891648"/><text:span text:style-name="Literal"> </text:span><text:change-end text:change-id="ct140403792891648"/><text:span text:style-name="Default_20_Paragraph_20_Font"><text:span text:style-name="T1">file exists and use the versions specified there rather than doing all the work of figuring out versions again. This lets you have a reproducible build automatically. In other words, our project will stay at </text:span></text:span><text:span text:style-name="Literal">0.3.14</text:span><text:span text:style-name="Default_20_Paragraph_20_Font"><text:span text:style-name="T1"> until we explicitly upgrade, thanks to the lock file.</text:span></text:span></text:p>
      <text:p text:style-name="P24"><text:bookmark-start text:name="_Toc459901381"/><text:bookmark text:name="updating-a-crate-to-get-a-new-version"/>Updating a Crate to Get a New Version<text:bookmark-end text:name="_Toc459901381"/></text:p>
      <text:p text:style-name="BodyFirst"><text:span text:style-name="Default_20_Paragraph_20_Font"><text:span text:style-name="T1">When we </text:span></text:span><text:change-start text:change-id="ct140403792877024"/><text:span text:style-name="EmphasisItalic"><text:span text:style-name="T1">do</text:span></text:span><text:change-end text:change-id="ct140403792877024"/><text:span text:style-name="Default_20_Paragraph_20_Font"><text:span text:style-name="T1"> want to update a crate, Cargo has another command, </text:span></text:span><text:span text:style-name="Literal">update</text:span><text:span text:style-name="Default_20_Paragraph_20_Font"><text:span text:style-name="T1">, which will:</text:span></text:span></text:p>
      <text:p text:style-name="BulletA"><text:span text:style-name="Default_20_Paragraph_20_Font"><text:span text:style-name="T1">Ignore the </text:span></text:span><text:change-start text:change-id="ct140403864515344"/><text:span text:style-name="EmphasisItalic">Cargo.lock</text:span><text:change-end text:change-id="ct140403864515344"/><text:span text:style-name="Default_20_Paragraph_20_Font"><text:span text:style-name="T1"> file and figure out all the latest versions that fit</text:span></text:span><text:change text:change-id="ct140403792904608"/><text:change-start text:change-id="ct140403792873808"/><text:span text:style-name="Default_20_Paragraph_20_Font"><text:span text:style-name="T1"> </text:span></text:span><text:change-end text:change-id="ct140403792873808"/><text:span text:style-name="Default_20_Paragraph_20_Font"><text:span text:style-name="T1">our specifications in </text:span></text:span><text:change-start text:change-id="ct140403863824208"/><text:span text:style-name="EmphasisItalic">Cargo.toml</text:span><text:change-end text:change-id="ct140403863824208"/><text:span text:style-name="Default_20_Paragraph_20_Font"><text:span text:style-name="T1">.</text:span></text:span></text:p>
      <text:p text:style-name="BulletC">If that works, write those versions out to the lock file.</text:p>
      <text:p text:style-name="Body"><text:span text:style-name="Default_20_Paragraph_20_Font"><text:span text:style-name="T1">But by default, Cargo will only look for versions larger than </text:span></text:span><text:span text:style-name="Literal">0.3.0</text:span><text:span text:style-name="Default_20_Paragraph_20_Font"><text:span text:style-name="T1"> and smaller than </text:span></text:span><text:span text:style-name="Literal">0.4.0</text:span><text:span text:style-name="Default_20_Paragraph_20_Font"><text:span text:style-name="T1">. If the </text:span></text:span><text:change-start text:change-id="ct140403864646480"/><text:span text:style-name="Literal">rand</text:span><text:change-end text:change-id="ct140403864646480"/><text:span text:style-name="Default_20_Paragraph_20_Font"><text:span text:style-name="T1"> crate has released two new versions, </text:span></text:span><text:span text:style-name="Literal">0.3.15</text:span><text:span text:style-name="Default_20_Paragraph_20_Font"><text:span text:style-name="T1"> and </text:span></text:span><text:span text:style-name="Literal">0.4.0</text:span><text:span text:style-name="Default_20_Paragraph_20_Font"><text:span text:style-name="T1">, this is what we would see if we ran </text:span></text:span><text:span text:style-name="Literal">cargo update</text:span><text:span text:style-name="Default_20_Paragraph_20_Font"><text:span text:style-name="T1">:</text:span></text:span></text:p>
      <text:p text:style-name="CodeA"><text:soft-page-break/><text:span text:style-name="EmphasisBold">$ cargo update</text:span></text:p>
      <text:p text:style-name="CodeB"><text:s text:c="4"/>Updating registry `https://github.com/rust-lang/crates.io-index`</text:p>
      <text:p text:style-name="CodeC"><text:s text:c="4"/>Updating rand v0.3.14 -&gt; v0.3.15</text:p>
      <text:p text:style-name="Body"><text:span text:style-name="Default_20_Paragraph_20_Font"><text:span text:style-name="T1">At this point, you would also notice a change in your </text:span></text:span><text:change-start text:change-id="ct140403792872688"/><text:span text:style-name="EmphasisItalic">Cargo.lock</text:span><text:change-end text:change-id="ct140403792872688"/><text:span text:style-name="Default_20_Paragraph_20_Font"><text:span text:style-name="T1"> file noting that the version of the </text:span></text:span><text:change-start text:change-id="ct140403873684864"/><text:span text:style-name="Literal">rand</text:span><text:change-end text:change-id="ct140403873684864"/><text:span text:style-name="Default_20_Paragraph_20_Font"><text:span text:style-name="T1"> crate you are now using is </text:span></text:span><text:span text:style-name="Literal">0.3.15</text:span><text:span text:style-name="Default_20_Paragraph_20_Font"><text:span text:style-name="T1">.</text:span></text:span><text:change text:change-id="ct140403792880992"/></text:p>
      <text:p text:style-name="Body"><text:span text:style-name="Default_20_Paragraph_20_Font"><text:span text:style-name="T1">If we wanted to use </text:span></text:span><text:change-start text:change-id="ct140403874463856"/><text:span text:style-name="Literal">rand</text:span><text:change-end text:change-id="ct140403874463856"/><text:span text:style-name="Default_20_Paragraph_20_Font"><text:span text:style-name="T1"> version </text:span></text:span><text:span text:style-name="Literal">0.4.0</text:span><text:span text:style-name="Default_20_Paragraph_20_Font"><text:span text:style-name="T1"> or any version in the </text:span></text:span><text:span text:style-name="Literal">0.4.x</text:span><text:span text:style-name="HTML_20_Code"> </text:span><text:span text:style-name="Default_20_Paragraph_20_Font"><text:span text:style-name="T1">series, we’d have to update what is in the </text:span></text:span><text:change-start text:change-id="ct140403792941968"/><text:span text:style-name="EmphasisItalic">Cargo.toml</text:span><text:change-end text:change-id="ct140403792941968"/><text:span text:style-name="Default_20_Paragraph_20_Font"><text:span text:style-name="T1"> file to look like this instead:</text:span></text:span></text:p>
      <text:p text:style-name="CodeA">[dependencies]</text:p>
      <text:p text:style-name="CodeA"/>
      <text:p text:style-name="CodeC">rand = "0.4.0"</text:p>
      <text:p text:style-name="Body"><text:span text:style-name="Default_20_Paragraph_20_Font"><text:span text:style-name="T1">The next time we </text:span></text:span><text:span text:style-name="Literal">cargo build</text:span><text:span text:style-name="Default_20_Paragraph_20_Font"><text:span text:style-name="T1">, assuming that the </text:span></text:span><text:change-start text:change-id="ct140403864856080"/><text:span text:style-name="Literal">rand</text:span><text:change-end text:change-id="ct140403864856080"/><text:span text:style-name="Default_20_Paragraph_20_Font"><text:span text:style-name="T1"> crate version </text:span></text:span><text:span text:style-name="Literal">0.4.0</text:span><text:span text:style-name="HTML_20_Code"> </text:span><text:span text:style-name="Default_20_Paragraph_20_Font"><text:span text:style-name="T1">has been released, Cargo will update the crates index and re-evaluate our </text:span></text:span><text:change-start text:change-id="ct140403864866192"/><text:span text:style-name="Literal">rand</text:span><text:change-end text:change-id="ct140403864866192"/><text:span text:style-name="Default_20_Paragraph_20_Font"><text:span text:style-name="T1"> requirements according to the new version we have specified.</text:span></text:span></text:p>
      <text:p text:style-name="P4">There’s a lot more to say about Cargo and its ecosystem that we will get into in Chapter XX, but for now, that’s all we need to know. Cargo makes it really easy to re-use libraries, so Rustaceans are able to write smaller projects which are assembled out of a number of sub-packages.</text:p>
      <text:p text:style-name="P25"><text:bookmark-start text:name="_Toc459901382"/><text:bookmark text:name="generating-a-random-number"/>Generating a Random Number<text:bookmark-end text:name="_Toc459901382"/></text:p>
      <text:p text:style-name="BodyFirst"><office:annotation office:name="__Annotation__6717_2000332535"><dc:creator>NSP </dc:creator><dc:date>2016-08-26T12:53:11</dc:date><text:p text:style-name="P41"><text:span text:style-name="T38">Carol: I've applied ghosting and wingdings here to show you how you can do it---if you apply the literal-grey style (in the Character Styles section) to any repeated lines and add a wingding to any lines you want to discuss explicitly in the text, that will allow us to avoid repeating sections of code, so we can keep the flow of the text and see the code in context. </text:span></text:p><text:p text:style-name="P41"><text:span text:style-name="T38"/></text:p><text:p text:style-name="P41"><text:span text:style-name="T38">If you could do the same for the rest of the listings, and maybe suggest a place to snip (just add ---snip--- at the start and end where you've cut things) if we can delete large parts of the repeated code.</text:span></text:p><text:p text:style-name="P41"><text:span text:style-name="T38"/></text:p><text:p text:style-name="P41"><text:span text:style-name="T38">The wingding numbers will appear in a margin in print (you can see this in the examples I sent) so won't affect the indentation in the final files. </text:span></text:p></office:annotation><text:span text:style-name="Default_20_Paragraph_20_Font"><text:span text:style-name="T1">Let’s get on to actually </text:span></text:span><text:span text:style-name="EmphasisItalic"><text:span text:style-name="T1">using</text:span></text:span><text:span text:style-name="Default_20_Paragraph_20_Font"><text:span text:style-name="T1"> </text:span></text:span><text:span text:style-name="Literal">rand</text:span><text:span text:style-name="Default_20_Paragraph_20_Font"><text:span text:style-name="T1">. Our next step is to update our </text:span></text:span><text:change-start text:change-id="ct140403786811824"/><text:span text:style-name="EmphasisItalic">main.rs</text:span><text:change-end text:change-id="ct140403786811824"/><text:span text:style-name="Default_20_Paragraph_20_Font"><text:span text:style-name="T1"> code as follows:</text:span></text:span></text:p>
      <text:p text:style-name="P22">Filename: src/main.rs<text:change-start text:change-id="ct140403792895408"/><office:annotation-end office:name="__Annotation__6717_2000332535"/><text:change-end text:change-id="ct140403792895408"/></text:p>
      <text:p text:style-name="CodeA"><text:span text:style-name="Wingdings">u </text:span>extern crate rand;</text:p>
      <text:p text:style-name="CodeB"/>
      <text:p text:style-name="CodeB"><text:span text:style-name="Literal_20_-_20_Gray">use std::io;</text:span></text:p>
      <text:p text:style-name="CodeB"><text:span text:style-name="Wingdings">v </text:span>use rand::Rng;</text:p>
      <text:p text:style-name="CodeB"/>
      <text:p text:style-name="CodeB"><text:span text:style-name="Literal_20_-_20_Gray">fn main() {</text:span></text:p>
      <text:p text:style-name="CodeB"><text:span text:style-name="Literal_20_-_20_Gray"><text:s text:c="4"/>println!("Guess the number!");</text:span></text:p>
      <text:p text:style-name="CodeB"/>
      <text:p text:style-name="CodeB"><text:s text:c="4"/><text:span text:style-name="Wingdings">w </text:span>let secret_number = rand::thread_rng().gen_range(1, 101);</text:p>
      <text:p text:style-name="CodeB"/>
      <text:p text:style-name="CodeB"><text:s text:c="4"/>println!("The secret number is: {}", secret_number);</text:p>
      <text:p text:style-name="CodeB"/>
      <text:p text:style-name="CodeB"><text:s text:c="3"/><text:span text:style-name="Literal_20_-_20_Gray"><text:s/>println!("Please input your guess.");</text:span></text:p>
      <text:p text:style-name="CodeB"><text:soft-page-break/><text:span text:style-name="Literal_20_-_20_Gray"/></text:p>
      <text:p text:style-name="CodeB"><text:span text:style-name="Literal_20_-_20_Gray"><text:s text:c="4"/>let mut guess = String::new();</text:span></text:p>
      <text:p text:style-name="CodeB"><text:span text:style-name="Literal_20_-_20_Gray"/></text:p>
      <text:p text:style-name="CodeB"><text:span text:style-name="Literal_20_-_20_Gray"><text:s text:c="4"/>io::stdin().read_line(&amp;mut guess)</text:span></text:p>
      <text:p text:style-name="CodeB"><text:span text:style-name="Literal_20_-_20_Gray"><text:s text:c="8"/>.expect("</text:span><text:change text:change-id="ct140403786808272"/><text:change-start text:change-id="ct140403786810080"/><text:span text:style-name="Literal_20_-_20_Gray"><text:span text:style-name="T35">F</text:span></text:span><text:change-end text:change-id="ct140403786810080"/><text:span text:style-name="Literal_20_-_20_Gray">ailed to read line");</text:span></text:p>
      <text:p text:style-name="CodeB"><text:span text:style-name="Literal_20_-_20_Gray"/></text:p>
      <text:p text:style-name="CodeB"><text:span text:style-name="Literal_20_-_20_Gray"><text:s text:c="4"/>println!("You guessed: {}", guess);</text:span></text:p>
      <text:p text:style-name="CodeC"><text:span text:style-name="Literal_20_-_20_Gray">}</text:span></text:p>
      <text:p text:style-name="Body"><text:span text:style-name="Default_20_Paragraph_20_Font"><text:span text:style-name="T1">First we’ve added a line to the top</text:span></text:span><text:change-start text:change-id="ct140403786820096"/><text:span text:style-name="Default_20_Paragraph_20_Font"><text:span text:style-name="T1"> </text:span></text:span><text:span text:style-name="Wingdings"><text:span text:style-name="T1">u</text:span></text:span><text:change-end text:change-id="ct140403786820096"/><text:change text:change-id="ct140403786820368"/><text:span text:style-name="Default_20_Paragraph_20_Font"><text:span text:style-name="T1"> that lets Rust know we’ll be making use of that external dependency. This also does the equivalent of calling </text:span></text:span><text:span text:style-name="Literal">use rand</text:span><text:span text:style-name="Default_20_Paragraph_20_Font"><text:span text:style-name="T1">, so we can now call anything in the </text:span></text:span><text:span text:style-name="Literal">rand</text:span><text:span text:style-name="Default_20_Paragraph_20_Font"><text:span text:style-name="T1"> crate by prefixing it with </text:span></text:span><text:span text:style-name="Literal">rand::</text:span><text:span text:style-name="Literal"><text:span text:style-name="T1">.</text:span></text:span></text:p>
      <text:p text:style-name="P3"><text:span text:style-name="Default_20_Paragraph_20_Font"><text:span text:style-name="T1">Next, we added another </text:span></text:span><text:change-start text:change-id="ct140403874600416"/><text:span text:style-name="Literal">use</text:span><text:change-end text:change-id="ct140403874600416"/><text:span text:style-name="Default_20_Paragraph_20_Font"><text:span text:style-name="T1"> line: </text:span></text:span><text:span text:style-name="Literal">use rand::Rng</text:span><text:change-start text:change-id="ct140403786822768"/><text:span text:style-name="Literal"> </text:span><text:change-end text:change-id="ct140403786822768"/><text:change-start text:change-id="ct140403786824448"/><text:span text:style-name="Wingdings"><text:span text:style-name="T1">v</text:span></text:span><text:change-end text:change-id="ct140403786824448"/><text:span text:style-name="Default_20_Paragraph_20_Font"><text:span text:style-name="T1">. </text:span></text:span><text:span text:style-name="Literal">Rng</text:span><text:change text:change-id="ct140403786826000"/><text:change text:change-id="ct140403786826880"/><text:change-start text:change-id="ct140403786817328"/><text:span text:style-name="T1"> </text:span><text:change-end text:change-id="ct140403786817328"/><text:span text:style-name="Default_20_Paragraph_20_Font"><text:span text:style-name="T1">is a trait that defines methods that random number generators implement, and this trait must be in scope for us to use those methods. We’ll cover traits in detail in the Traits section in Chapter XX.</text:span></text:span></text:p>
      <text:p text:style-name="Body"><text:span text:style-name="T1">We also added two more lines in the middle</text:span><text:change-start text:change-id="ct140403786827376"/><text:span text:style-name="T1"> </text:span><text:span text:style-name="Wingdings"><text:span text:style-name="T1">w</text:span></text:span><text:span text:style-name="T1">. </text:span><text:change-end text:change-id="ct140403786827376"/><text:change text:change-id="ct140403786828080"/><text:change text:change-id="ct140403786827856"/><text:span text:style-name="Default_20_Paragraph_20_Font"><text:span text:style-name="T1">The </text:span></text:span><text:span text:style-name="Literal">rand::thread_rng()</text:span><text:span text:style-name="Default_20_Paragraph_20_Font"><text:span text:style-name="T1"> function will give us the particular random number generator that we’re going to use: one that is local to our current thread of execution and seeded by the operating system. Next, we call the </text:span></text:span><text:span text:style-name="Literal">gen_range()</text:span><text:span text:style-name="Default_20_Paragraph_20_Font"><text:span text:style-name="T1"> method on our random number generator. This method is defined by the </text:span></text:span><text:span text:style-name="Literal">Rng</text:span><text:span text:style-name="Default_20_Paragraph_20_Font"><text:span text:style-name="T1"> trait that we brought into scope with the </text:span></text:span><text:span text:style-name="Literal">use rand::Rng</text:span><text:span text:style-name="HTML_20_Code"> </text:span><text:span text:style-name="Default_20_Paragraph_20_Font"><text:span text:style-name="T1">statement above. The </text:span></text:span><text:span text:style-name="Literal">gen_range()</text:span><text:span text:style-name="Default_20_Paragraph_20_Font"><text:span text:style-name="T1"> method takes two numbers as arguments and generates a random number between them. It’s inclusive on the lower bound but exclusive on the upper bound, so we need </text:span></text:span><text:span text:style-name="Literal">1</text:span><text:span text:style-name="Default_20_Paragraph_20_Font"><text:span text:style-name="T1"> and </text:span></text:span><text:span text:style-name="Literal">101</text:span><text:span text:style-name="Default_20_Paragraph_20_Font"><text:span text:style-name="T1"> to ask for a number ranging from one to a hundred.</text:span></text:span></text:p>
      <text:p text:style-name="Body"><text:span text:style-name="Default_20_Paragraph_20_Font"><text:span text:style-name="T1">Knowing what traits to import and what functions and methods to use from a crate isn’t something that you’ll just </text:span></text:span><text:span text:style-name="EmphasisItalic"><text:span text:style-name="T1">know</text:span></text:span><text:span text:style-name="Default_20_Paragraph_20_Font"><text:span text:style-name="T1">. Instructions for using a crate are in each crate’s documentation. Another neat feature of Cargo is that you can run the </text:span></text:span><text:span text:style-name="Literal">cargo doc --open</text:span><text:span text:style-name="Default_20_Paragraph_20_Font"><text:span text:style-name="T1"> command to build documentation provided by all of your dependencies locally and then open it in your browser. If you’re interested in other functionality in the </text:span></text:span><text:change-start text:change-id="ct140403874801776"/><text:span text:style-name="Literal">rand</text:span><text:change-end text:change-id="ct140403874801776"/><text:span text:style-name="Default_20_Paragraph_20_Font"><text:span text:style-name="T1"> crate, for example, run </text:span></text:span><text:span text:style-name="Literal">cargo doc --open</text:span><text:span text:style-name="Default_20_Paragraph_20_Font"><text:span text:style-name="T1"> then click on “rand” in the sidebar on the left.</text:span></text:span></text:p>
      <text:p text:style-name="P4">The second line that we added to our code prints out the secret number. This is useful while we’re developing our program to let us easily test it out, but we’ll be deleting it for the final version. It’s not much of a game if it prints out the answer when you start it up!</text:p>
      <text:p text:style-name="P4">Try running our new program a few times:</text:p>
      <text:p text:style-name="CodeA"><text:span text:style-name="EmphasisBold">$ cargo run</text:span></text:p>
      <text:p text:style-name="CodeB"><text:soft-page-break/><text:s text:c="3"/>Compiling guessing_game v0.1.0 (file:///projects/guessing_game)</text:p>
      <text:p text:style-name="CodeB"><text:s text:c="5"/>Running `target/debug/guessing_game`</text:p>
      <text:p text:style-name="CodeB">Guess the number!</text:p>
      <text:p text:style-name="CodeB">The secret number is: 7</text:p>
      <text:p text:style-name="CodeB">Please input your guess.</text:p>
      <text:p text:style-name="CodeB">4</text:p>
      <text:p text:style-name="CodeB">You guessed: 4</text:p>
      <text:p text:style-name="CodeB">$ cargo run</text:p>
      <text:p text:style-name="CodeB"><text:s text:c="5"/>Running `target/debug/guessing_game`</text:p>
      <text:p text:style-name="CodeB">Guess the number!</text:p>
      <text:p text:style-name="CodeB">The secret number is: 83</text:p>
      <text:p text:style-name="CodeB">Please input your guess.</text:p>
      <text:p text:style-name="CodeB">5</text:p>
      <text:p text:style-name="CodeC">You guessed: 5</text:p>
      <text:p text:style-name="P4">You should get different random numbers, and they should all be numbers between 1 and 100. Great job!</text:p>
      <text:p text:style-name="P26"><text:bookmark-start text:name="_Toc459901383"/><text:bookmark text:name="comparing-our-guesses"/>Comparing Our Guesses<text:bookmark-end text:name="_Toc459901383"/></text:p>
      <text:p text:style-name="P21">Now that we’ve got user input, let’s compare our guess to the secret number. Here’s that part of our next step:</text:p>
      <text:p text:style-name="P22">Filename: src/main.rs</text:p>
      <text:p text:style-name="CodeA"><text:change-start text:change-id="ct140403792980560"/><text:span text:style-name="Literal_20_-_20_Gray">extern crate rand;</text:span></text:p>
      <text:p text:style-name="CodeB"><text:span text:style-name="Literal_20_-_20_Gray"/></text:p>
      <text:p text:style-name="CodeB"><text:span text:style-name="Literal_20_-_20_Gray">use std::io;</text:span><text:change-end text:change-id="ct140403792980560"/></text:p>
      <text:p text:style-name="CodeB"><text:change-start text:change-id="ct140403792982864"/><text:span text:style-name="Wingdings"><text:span text:style-name="T36">u</text:span></text:span><text:span text:style-name="T36"> </text:span><text:change-end text:change-id="ct140403792982864"/>use std::cmp::Ordering;</text:p>
      <text:p text:style-name="CodeB"><text:change-start text:change-id="ct140403792984320"/><text:span text:style-name="Literal_20_-_20_Gray">use rand::Rng;</text:span></text:p>
      <text:p text:style-name="CodeB"><text:span text:style-name="Literal_20_-_20_Gray"/></text:p>
      <text:p text:style-name="CodeB"><text:span text:style-name="Literal_20_-_20_Gray">fn main() {</text:span></text:p>
      <text:p text:style-name="P5"><text:change-end text:change-id="ct140403792984320"/><text:change-start text:change-id="ct140403792984832"/><text:span text:style-name="Literal_20_-_20_Gray"/></text:p>
      <text:p text:style-name="P5"><text:change-end text:change-id="ct140403792984832"/><text:change text:change-id="ct140403792985056"/><text:change-start text:change-id="ct140403792985856"/><text:span text:style-name="Literal_20_-_20_Gray">---snip---</text:span></text:p>
      <text:p text:style-name="P5"><text:change-end text:change-id="ct140403792985856"/><text:span text:style-name="Literal_20_-_20_Gray"/></text:p>
      <text:p text:style-name="CodeB"><text:change-start text:change-id="ct140403792987152"/><text:span text:style-name="Literal_20_-_20_Gray"><text:s text:c="4"/>println!("You guessed: {}", guess);</text:span><text:change-end text:change-id="ct140403792987152"/></text:p>
      <text:p text:style-name="CodeB"/>
      <text:p text:style-name="CodeB"><text:s text:c="4"/>match<text:change-start text:change-id="ct140403792989008"/><text:span text:style-name="Wingdings"><text:span text:style-name="T37">v</text:span></text:span><text:change-end text:change-id="ct140403792989008"/> guess.cmp(&amp;secret_number)<text:change-start text:change-id="ct140403792990816"/><text:span text:style-name="Wingdings"><text:span text:style-name="T37">w</text:span></text:span><text:change-end text:change-id="ct140403792990816"/> {</text:p>
      <text:p text:style-name="CodeB"><text:s text:c="8"/>Ordering::Less <text:s text:c="3"/>=&gt; println!("Too small!"),</text:p>
      <text:p text:style-name="CodeB"><text:s text:c="8"/>Ordering::Greater =&gt; println!("Too big!"),</text:p>
      <text:p text:style-name="CodeB"><text:s text:c="8"/>Ordering::Equal <text:s text:c="2"/>=&gt; println!("You win!"),</text:p>
      <text:p text:style-name="CodeB"><text:s text:c="4"/>}</text:p>
      <text:p text:style-name="CodeC"><text:change-start text:change-id="ct140403792993968"/><text:span text:style-name="Literal_20_-_20_Gray">}</text:span><text:change-end text:change-id="ct140403792993968"/></text:p>
      <text:p text:style-name="Body"><text:soft-page-break/><text:span text:style-name="Default_20_Paragraph_20_Font"><text:span text:style-name="T1">There are a few new bits here. The first is another </text:span></text:span><text:change-start text:change-id="ct140403874234256"/><text:span text:style-name="Literal">use</text:span><text:change-end text:change-id="ct140403874234256"/><text:change-start text:change-id="ct140403792998944"/><text:span text:style-name="HTML_20_Code"> </text:span><text:span text:style-name="Wingdings"><text:span text:style-name="T36">u</text:span></text:span><text:change-end text:change-id="ct140403792998944"/><text:span text:style-name="Default_20_Paragraph_20_Font"><text:span text:style-name="T1">, bringing a type called </text:span></text:span><text:span text:style-name="Literal">std::cmp::Ordering</text:span><text:span text:style-name="Default_20_Paragraph_20_Font"><text:span text:style-name="T1"> into scope from the standard crate. </text:span></text:span><text:span text:style-name="Literal">Ordering</text:span><text:span text:style-name="Default_20_Paragraph_20_Font"><text:span text:style-name="T1"> is another enum, like </text:span></text:span><text:span text:style-name="Literal">Result</text:span><text:span text:style-name="Default_20_Paragraph_20_Font"><text:span text:style-name="T1">, but the variants for </text:span></text:span><text:change-start text:change-id="ct140403874262176"/><text:span text:style-name="Literal">Ordering</text:span><text:change-end text:change-id="ct140403874262176"/><text:span text:style-name="Default_20_Paragraph_20_Font"><text:span text:style-name="T1"> are </text:span></text:span><text:span text:style-name="Literal">Less</text:span><text:span text:style-name="Default_20_Paragraph_20_Font"><text:span text:style-name="T1">, </text:span></text:span><text:span text:style-name="Literal">Greater</text:span><text:span text:style-name="Default_20_Paragraph_20_Font"><text:span text:style-name="T1">, and </text:span></text:span><text:span text:style-name="Literal">Equal</text:span><text:span text:style-name="Default_20_Paragraph_20_Font"><text:span text:style-name="T1">. These are the three outcomes that are possible when you compare two </text:span></text:span><text:change text:change-id="ct140403793016896"/><text:change-start text:change-id="ct140403793019856"/><text:span text:style-name="Default_20_Paragraph_20_Font"><text:span text:style-name="T13">values</text:span></text:span><text:change-end text:change-id="ct140403793019856"/><text:span text:style-name="Default_20_Paragraph_20_Font"><text:span text:style-name="T1">.</text:span></text:span></text:p>
      <text:p text:style-name="Body"><text:span text:style-name="Default_20_Paragraph_20_Font"><text:span text:style-name="T1">Then we add five new lines at the bottom that use the </text:span></text:span><text:span text:style-name="Literal">Ordering</text:span><text:span text:style-name="Default_20_Paragraph_20_Font"><text:span text:style-name="T1"> type</text:span></text:span><text:change text:change-id="ct140403793018672"/><text:change-start text:change-id="ct140403792995072"/><text:span text:style-name="Default_20_Paragraph_20_Font"><text:span text:style-name="T4">. </text:span></text:span><text:change-end text:change-id="ct140403792995072"/><text:span text:style-name="Default_20_Paragraph_20_Font"><text:span text:style-name="T1">The </text:span></text:span><text:span text:style-name="Literal">cmp()</text:span><text:span text:style-name="Default_20_Paragraph_20_Font"><text:span text:style-name="T1"> method</text:span></text:span><text:change-start text:change-id="ct140403793000992"/><text:span text:style-name="Default_20_Paragraph_20_Font"><text:span text:style-name="T1"> </text:span></text:span><text:change-end text:change-id="ct140403793000992"/><text:change-start text:change-id="ct140403793002800"/><text:span text:style-name="Wingdings"><text:span text:style-name="T24">w</text:span></text:span><text:change-end text:change-id="ct140403793002800"/><text:span text:style-name="Default_20_Paragraph_20_Font"><text:span text:style-name="T1"> compares two values, and can be called on anything that can be compared. It takes a reference to</text:span></text:span><text:change text:change-id="ct140403793004736"/><text:span text:style-name="Default_20_Paragraph_20_Font"><text:span text:style-name="T1"> whatever you want to compare</text:span></text:span><text:change-start text:change-id="ct140403793009584"/><text:span text:style-name="Default_20_Paragraph_20_Font"><text:span text:style-name="T1"> </text:span></text:span><text:span text:style-name="Default_20_Paragraph_20_Font"><text:span text:style-name="T22">with</text:span></text:span><text:change-end text:change-id="ct140403793009584"/><text:span text:style-name="Default_20_Paragraph_20_Font"><text:span text:style-name="T1">, so here it’s comparing our </text:span></text:span><text:change-start text:change-id="ct140403873747888"/><text:span text:style-name="Literal">guess</text:span><text:change-end text:change-id="ct140403873747888"/><text:span text:style-name="Default_20_Paragraph_20_Font"><text:span text:style-name="T1"> to our </text:span></text:span><text:span text:style-name="Literal">secret_number</text:span><text:span text:style-name="Literal"><text:span text:style-name="T1">. </text:span></text:span><text:span text:style-name="Literal">cmp()</text:span><text:span text:style-name="Default_20_Paragraph_20_Font"><text:span text:style-name="T1"> returns a variant of the </text:span></text:span><text:change-start text:change-id="ct140403874190960"/><text:span text:style-name="Literal">Ordering</text:span><text:change-end text:change-id="ct140403874190960"/><text:span text:style-name="Default_20_Paragraph_20_Font"><text:span text:style-name="T1"> </text:span></text:span><text:change text:change-id="ct140403793029584"/><text:change-start text:change-id="ct140403793034608"/><text:span text:style-name="Default_20_Paragraph_20_Font"><text:span text:style-name="T14">enum</text:span></text:span><text:change-end text:change-id="ct140403793034608"/><text:span text:style-name="Default_20_Paragraph_20_Font"><text:span text:style-name="T1"> we imported with the </text:span></text:span><text:change-start text:change-id="ct140403874651392"/><text:span text:style-name="Literal">use</text:span><text:change-end text:change-id="ct140403874651392"/><text:span text:style-name="Default_20_Paragraph_20_Font"><text:span text:style-name="T1"> statement earlier. We use a </text:span></text:span><text:change-start text:change-id="ct140403874028592"/><text:span text:style-name="Literal">match</text:span><text:change-end text:change-id="ct140403874028592"/><text:span text:style-name="Default_20_Paragraph_20_Font"><text:span text:style-name="T1"> statement</text:span></text:span><text:change-start text:change-id="ct140403793042592"/><text:span text:style-name="Default_20_Paragraph_20_Font"><text:span text:style-name="T1"> </text:span></text:span><text:change-end text:change-id="ct140403793042592"/><text:change-start text:change-id="ct140403793042928"/><text:span text:style-name="Wingdings"><text:span text:style-name="T24">v</text:span></text:span><text:change-end text:change-id="ct140403793042928"/><text:span text:style-name="Default_20_Paragraph_20_Font"><text:span text:style-name="T1"> to decide what to do next based on which</text:span></text:span><text:change text:change-id="ct140403793043552"/><text:change-start text:change-id="ct140403793047984"/><text:span text:style-name="Default_20_Paragraph_20_Font"><text:span text:style-name="T1"> </text:span></text:span><text:change-end text:change-id="ct140403793047984"/><text:span text:style-name="Default_20_Paragraph_20_Font"><text:span text:style-name="T1">variant of </text:span></text:span><text:change-start text:change-id="ct140403874424464"/><text:span text:style-name="Literal">Ordering</text:span><text:change-end text:change-id="ct140403874424464"/><text:span text:style-name="Default_20_Paragraph_20_Font"><text:span text:style-name="T1"> we got back from our call to </text:span></text:span><text:span text:style-name="Literal">cmp()</text:span><text:span text:style-name="Default_20_Paragraph_20_Font"><text:span text:style-name="T1"> with the values in </text:span></text:span><text:span text:style-name="Literal">guess</text:span><text:span text:style-name="Default_20_Paragraph_20_Font"><text:span text:style-name="T1"> and </text:span></text:span><text:span text:style-name="Literal">secret_number</text:span><text:span text:style-name="Default_20_Paragraph_20_Font"><text:span text:style-name="T1">.</text:span></text:span></text:p>
      <text:p text:style-name="Body"><text:span text:style-name="Literal">match</text:span><text:span text:style-name="Default_20_Paragraph_20_Font"><text:span text:style-name="T1"> statements are made up of </text:span></text:span><text:span text:style-name="EmphasisItalic"><text:span text:style-name="T1">arms</text:span></text:span><text:span text:style-name="Default_20_Paragraph_20_Font"><text:span text:style-name="T1">. An arm consists of a </text:span></text:span><text:span text:style-name="EmphasisItalic"><text:span text:style-name="T1">pattern</text:span></text:span><text:span text:style-name="Default_20_Paragraph_20_Font"><text:span text:style-name="T1"> and the code that we should run if the value given to the beginning of the </text:span></text:span><text:span text:style-name="Literal">match</text:span><text:span text:style-name="HTML_20_Code"> </text:span><text:span text:style-name="Default_20_Paragraph_20_Font"><text:span text:style-name="T1">statement fits that arm’s pattern. </text:span></text:span><text:change text:change-id="ct140403792996256"/><text:change-start text:change-id="ct140403792998256"/><text:span text:style-name="Default_20_Paragraph_20_Font"><text:span text:style-name="T15">R</text:span></text:span><text:change-end text:change-id="ct140403792998256"/><text:span text:style-name="Default_20_Paragraph_20_Font"><text:span text:style-name="T1">ust takes the value given to </text:span></text:span><text:span text:style-name="Literal">match</text:span><text:span text:style-name="Default_20_Paragraph_20_Font"><text:span text:style-name="T1"> and looks through each arm’s pattern in turn. The </text:span></text:span><text:span text:style-name="Literal">match</text:span><text:span text:style-name="Default_20_Paragraph_20_Font"><text:span text:style-name="T1"> construct and patterns are powerful features in Rust that will be covered in detail in Chapter XX and Chapter XX, respectively.</text:span></text:span></text:p>
      <text:p text:style-name="Body"><text:span text:style-name="Default_20_Paragraph_20_Font"><text:span text:style-name="T1">Let’s walk through an example of what would happen with our </text:span></text:span><text:span text:style-name="Literal">match</text:span><text:span text:style-name="Default_20_Paragraph_20_Font"><text:span text:style-name="T1">. Say that the user has guessed 50, and the randomly-generated secret number this time is 38. So when we compare 50 to 38, the </text:span></text:span><text:span text:style-name="Literal">cmp()</text:span><text:span text:style-name="Default_20_Paragraph_20_Font"><text:span text:style-name="T1"> method will return </text:span></text:span><text:span text:style-name="Literal">Ordering::Greater</text:span><text:span text:style-name="Default_20_Paragraph_20_Font"><text:span text:style-name="T1">, since 50 is greater than 38. </text:span></text:span><text:span text:style-name="Literal"><text:span text:style-name="T1">O</text:span></text:span><text:span text:style-name="Literal">rdering::Greater</text:span><text:span text:style-name="Default_20_Paragraph_20_Font"><text:span text:style-name="T1"> is the value that the </text:span></text:span><text:change-start text:change-id="ct140403875142608"/><text:span text:style-name="Literal">match</text:span><text:change-end text:change-id="ct140403875142608"/><text:span text:style-name="Default_20_Paragraph_20_Font"><text:span text:style-name="T1"> statement gets. It looks at the first arm’s pattern, </text:span></text:span><text:span text:style-name="Literal">Ordering::Less</text:span><text:span text:style-name="Default_20_Paragraph_20_Font"><text:span text:style-name="T1">, and says nope, the value we have (</text:span></text:span><text:span text:style-name="Literal">Ordering::Greater</text:span><text:span text:style-name="Default_20_Paragraph_20_Font"><text:span text:style-name="T1">) does not match </text:span></text:span><text:span text:style-name="Literal">Ordering::Less</text:span><text:span text:style-name="Default_20_Paragraph_20_Font"><text:span text:style-name="T1">. So it ignores the code in that arm and moves on to the next arm. The next arm’s pattern, </text:span></text:span><text:span text:style-name="Literal">Ordering::Greater</text:span><text:span text:style-name="Default_20_Paragraph_20_Font"><text:span text:style-name="T1">, </text:span></text:span><text:span text:style-name="EmphasisItalic"><text:span text:style-name="T1">does</text:span></text:span><text:span text:style-name="Default_20_Paragraph_20_Font"><text:span text:style-name="T1"> match </text:span></text:span><text:span text:style-name="Literal">Ordering::Greater</text:span><text:span text:style-name="Default_20_Paragraph_20_Font"><text:span text:style-name="T1">! The associated code in that arm will get executed, which prints “Too big!” to the screen. Then we’re done with the </text:span></text:span><text:span text:style-name="Literal">match</text:span><text:span text:style-name="Default_20_Paragraph_20_Font"><text:span text:style-name="T1"> statement; we don’t look at the last arm at all in this particular scenario.</text:span></text:span></text:p>
      <text:p text:style-name="P4">However, this code won’t quite compile yet. Let’s try it:</text:p>
      <text:p text:style-name="CodeA"><text:span text:style-name="EmphasisBold">$ cargo build</text:span></text:p>
      <text:p text:style-name="CodeB"><text:s text:c="3"/>Compiling guessing_game v0.1.0 (file:///projects/guessing_game)</text:p>
      <text:p text:style-name="CodeB">src/main.rs:23:21: 23:35 error: mismatched types [E0308]</text:p>
      <text:p text:style-name="CodeB">src/main.rs:23 <text:s text:c="4"/>match guess.cmp(&amp;secret_number) {</text:p>
      <text:p text:style-name="CodeB"><text:s text:c="35"/>^~~~~~~~~~~~~~</text:p>
      <text:p text:style-name="CodeB">src/main.rs:23:21: 23:35 help: run `rustc --explain E0308` to see a detailed explanation</text:p>
      <text:p text:style-name="CodeB">src/main.rs:23:21: 23:35 note: expected type `&amp;std::string::String`</text:p>
      <text:p text:style-name="CodeB"><text:soft-page-break/>src/main.rs:23:21: 23:35 note: <text:s text:c="3"/>found type `&amp;_`</text:p>
      <text:p text:style-name="CodeB">error: aborting due to previous error</text:p>
      <text:p text:style-name="CodeC">Could not compile `guessing_game`.</text:p>
      <text:p text:style-name="P6"><text:span text:style-name="Default_20_Paragraph_20_Font"><text:span text:style-name="T1">Whew! This is a big error. The core of the error says that we have </text:span></text:span><text:span text:style-name="EmphasisItalic"><text:span text:style-name="T1">mismatched types</text:span></text:span><text:span text:style-name="Default_20_Paragraph_20_Font"><text:span text:style-name="T1">. Rust has a strong, static type system. However, it also has type inference. When we wrote </text:span></text:span><text:span text:style-name="Literal">let guess</text:span><text:span text:style-name="HTML_20_Code"> </text:span><text:span text:style-name="Literal">= String::new()</text:span><text:span text:style-name="Default_20_Paragraph_20_Font"><text:span text:style-name="T1">, Rust was able to infer that </text:span></text:span><text:change-start text:change-id="ct140403875654528"/><text:span text:style-name="Literal">guess</text:span><text:change-end text:change-id="ct140403875654528"/><text:span text:style-name="Default_20_Paragraph_20_Font"><text:span text:style-name="T1"> should be a </text:span></text:span><text:change-start text:change-id="ct140403875188064"/><text:span text:style-name="Literal">String</text:span><text:change-end text:change-id="ct140403875188064"/><text:span text:style-name="Default_20_Paragraph_20_Font"><text:span text:style-name="T1"> and didn’t make us write the type out. Our </text:span></text:span><text:span text:style-name="Literal">secret_number</text:span><text:span text:style-name="Default_20_Paragraph_20_Font"><text:span text:style-name="T1"> on the other hand is a number type. There are a few number types which can have a value between one and a hundred: </text:span></text:span><text:span text:style-name="Literal">i32</text:span><text:span text:style-name="Default_20_Paragraph_20_Font"><text:span text:style-name="T1">, a thirty-two-bit number;</text:span></text:span><text:change text:change-id="ct140403793971968"/><text:span text:style-name="Default_20_Paragraph_20_Font"><text:span text:style-name="T1"> </text:span></text:span><text:change-start text:change-id="ct140403875442416"/><text:span text:style-name="Literal">u32</text:span><text:change-end text:change-id="ct140403875442416"/><text:span text:style-name="Default_20_Paragraph_20_Font"><text:span text:style-name="T1">, an unsigned thirty-two-bit number; </text:span></text:span><text:span text:style-name="Literal">i64</text:span><text:span text:style-name="Default_20_Paragraph_20_Font"><text:span text:style-name="T1">, a sixty-four-bit number; or others. Rust defaults to an </text:span></text:span><text:span text:style-name="Literal">i32</text:span><text:span text:style-name="Default_20_Paragraph_20_Font"><text:span text:style-name="T1">, so that’s the type of </text:span></text:span><text:change-start text:change-id="ct140403875747440"/><text:span text:style-name="Literal">secret_number</text:span><text:change-end text:change-id="ct140403875747440"/><text:change-start text:change-id="ct140403793983776"/><text:span text:style-name="HTML_20_Code"> </text:span><text:span text:style-name="Default_20_Paragraph_20_Font"><text:span text:style-name="T33">unless we add type information elsewhere that would cause Rust to infer a different numerical type</text:span></text:span><text:change-end text:change-id="ct140403793983776"/><text:span text:style-name="Default_20_Paragraph_20_Font"><text:span text:style-name="T1">. The error is because Rust will not compare </text:span></text:span><text:change text:change-id="ct140403793985424"/><text:change-start text:change-id="ct140403793987056"/><text:span text:style-name="Default_20_Paragraph_20_Font"><text:span text:style-name="T16">a string and a number type</text:span></text:span><text:change-end text:change-id="ct140403793987056"/><text:span text:style-name="Default_20_Paragraph_20_Font"><text:span text:style-name="T1">. </text:span></text:span></text:p>
      <text:p text:style-name="Body"><text:span text:style-name="Default_20_Paragraph_20_Font"><text:span text:style-name="T1">Ultimately, we want to convert the </text:span></text:span><text:change-start text:change-id="ct140403875386736"/><text:span text:style-name="Literal">String</text:span><text:change-end text:change-id="ct140403875386736"/><text:span text:style-name="Default_20_Paragraph_20_Font"><text:span text:style-name="T1"> we read as input into a real number </text:span></text:span><office:annotation office:name="__Annotation__6721_2000332535"><dc:creator>NSP </dc:creator><dc:date>2016-08-26T13:01:08</dc:date><text:p text:style-name="P41"><text:span text:style-name="T38">Example here of how we might snip</text:span></text:p></office:annotation><text:span text:style-name="Default_20_Paragraph_20_Font"><text:span text:style-name="T1">type so th</text:span></text:span><office:annotation-end office:name="__Annotation__6721_2000332535"/><text:span text:style-name="Default_20_Paragraph_20_Font"><text:span text:style-name="T1">at we can compare it to the guess numerically. We can do that with two more lines; </text:span></text:span><text:change-start text:change-id="ct140403793971696"/><text:span text:style-name="Default_20_Paragraph_20_Font"><text:span text:style-name="T1">to your </text:span></text:span><text:span text:style-name="Literal"><text:span text:style-name="T1">fn main() </text:span></text:span><text:span text:style-name="Default_20_Paragraph_20_Font"><text:span text:style-name="T1">body, </text:span></text:span><text:change-end text:change-id="ct140403793971696"/><text:span text:style-name="Default_20_Paragraph_20_Font"><text:span text:style-name="T1">add </text:span></text:span><text:change text:change-id="ct140403793945584"/><text:change-start text:change-id="ct140403793965504"/><text:span text:style-name="Default_20_Paragraph_20_Font"><text:span text:style-name="T5">the following two lines</text:span></text:span><text:change-end text:change-id="ct140403793965504"/><text:change text:change-id="ct140403793965728"/><text:span text:style-name="Default_20_Paragraph_20_Font"><text:span text:style-name="T1">:</text:span></text:span></text:p>
      <text:p text:style-name="P22">Filename: src/main.rs</text:p>
      <text:p text:style-name="CodeA"><text:change text:change-id="ct140403744895232"/><text:change-start text:change-id="ct140403793965952"/><text:span text:style-name="Literal_20_-_20_Gray"/></text:p>
      <text:p text:style-name="CodeB"><text:span text:style-name="Literal_20_-_20_Gray">---snip---</text:span><text:change-end text:change-id="ct140403793965952"/></text:p>
      <text:p text:style-name="CodeB"><text:span text:style-name="Literal_20_-_20_Gray"/></text:p>
      <text:p text:style-name="CodeB"><text:span text:style-name="Literal_20_-_20_Gray"><text:s text:c="4"/>let mut guess = String::new();</text:span></text:p>
      <text:p text:style-name="CodeB"><text:span text:style-name="Literal_20_-_20_Gray"/></text:p>
      <text:p text:style-name="CodeB"><text:span text:style-name="Literal_20_-_20_Gray"><text:s text:c="4"/>io::stdin().read_line(&amp;mut guess)</text:span></text:p>
      <text:p text:style-name="CodeB"><text:span text:style-name="Literal_20_-_20_Gray"><text:s text:c="8"/>.expect("failed to read line");</text:span></text:p>
      <text:p text:style-name="CodeB"><text:span text:style-name="Literal_20_-_20_Gray"/></text:p>
      <text:p text:style-name="CodeB"><text:span text:style-name="HTML_20_Code"><text:span text:style-name="T29"><text:s text:c="4"/>let guess: u32 = guess.trim().parse()</text:span></text:span></text:p>
      <text:p text:style-name="CodeB"><text:span text:style-name="HTML_20_Code"><text:span text:style-name="T29"><text:s text:c="8"/>.expect("Please type a number!");</text:span></text:span></text:p>
      <text:p text:style-name="CodeB"/>
      <text:p text:style-name="CodeB"><text:span text:style-name="Literal_20_-_20_Gray"><text:s text:c="4"/>println!("You guessed: {}", guess);</text:span></text:p>
      <text:p text:style-name="CodeB"><text:span text:style-name="Literal_20_-_20_Gray"/></text:p>
      <text:p text:style-name="CodeB"><text:span text:style-name="Literal_20_-_20_Gray"><text:s text:c="4"/>match guess.cmp(&amp;secret_number) {</text:span></text:p>
      <text:p text:style-name="CodeB"><text:span text:style-name="Literal_20_-_20_Gray"><text:s text:c="8"/>Ordering::Less <text:s text:c="3"/>=&gt; println!("Too small!"),</text:span></text:p>
      <text:p text:style-name="CodeB"><text:span text:style-name="Literal_20_-_20_Gray"><text:s text:c="8"/>Ordering::Greater =&gt; println!("Too big!"),</text:span></text:p>
      <text:p text:style-name="CodeB"><text:span text:style-name="Literal_20_-_20_Gray"><text:s text:c="8"/>Ordering::Equal <text:s text:c="2"/>=&gt; println!("You win!"),</text:span></text:p>
      <text:p text:style-name="CodeB"><text:span text:style-name="Literal_20_-_20_Gray"><text:s text:c="4"/>}</text:span></text:p>
      <text:p text:style-name="CodeC"><text:span text:style-name="Literal_20_-_20_Gray">}</text:span></text:p>
      <text:p text:style-name="Body"><text:change text:change-id="ct140403793965088"/></text:p>
      <text:p text:style-name="Body"><text:soft-page-break/><text:span text:style-name="Default_20_Paragraph_20_Font"><text:span text:style-name="T1">We create a variable b</text:span></text:span><office:annotation office:name="__Annotation__6725_2000332535"><dc:creator>NSP </dc:creator><dc:date>2016-08-26T13:03:07</dc:date><text:p text:style-name="P41"><text:span text:style-name="T38">Since there is only really one new line, we probably don't need to use a wingding number to reference it here in the text, but if you think it'd help do put one in.</text:span></text:p></office:annotation><text:span text:style-name="Default_20_Paragraph_20_Font"><text:span text:style-name="T1">inding </text:span></text:span><text:span text:style-name="Literal">guess</text:span><text:span text:style-name="Default_20_Paragraph_20_Font"><text:span text:style-name="T1">. B</text:span></text:span><text:change-start text:change-id="ct140403793972656"/><office:annotation-end office:name="__Annotation__6725_2000332535"/><text:change-end text:change-id="ct140403793972656"/><text:span text:style-name="Default_20_Paragraph_20_Font"><text:span text:style-name="T1">ut wait a minute, don’t we already have a variable binding named </text:span></text:span><text:span text:style-name="Literal">guess</text:span><text:span text:style-name="Default_20_Paragraph_20_Font"><text:span text:style-name="T1">? We do, but Rust allows us to </text:span></text:span><text:span text:style-name="EmphasisItalic"><text:span text:style-name="T1">shadow</text:span></text:span><text:span text:style-name="Default_20_Paragraph_20_Font"><text:span text:style-name="T1"> the previous value of </text:span></text:span><text:span text:style-name="Literal">guess</text:span><text:span text:style-name="Default_20_Paragraph_20_Font"><text:span text:style-name="T1"> with a new one. This is often used in this exact situation, where we want to convert a value from one type into another type. Shadowing lets us re-use the </text:span></text:span><text:change-start text:change-id="ct140403875911184"/><text:span text:style-name="Literal">guess</text:span><text:change-end text:change-id="ct140403875911184"/><text:span text:style-name="Default_20_Paragraph_20_Font"><text:span text:style-name="T1"> variable name rather than forcing us to come up with two unique bindings, like </text:span></text:span><text:span text:style-name="Literal">guess_str</text:span><text:span text:style-name="Default_20_Paragraph_20_Font"><text:span text:style-name="T1"> and </text:span></text:span><text:change-start text:change-id="ct140403876821696"/><text:span text:style-name="Literal">guess</text:span><text:change-end text:change-id="ct140403876821696"/><text:span text:style-name="Default_20_Paragraph_20_Font"><text:span text:style-name="T1"> or something (we’ll cover shadowing in more detail in Chapter 3). </text:span></text:span></text:p>
      <text:p text:style-name="Body"><text:span text:style-name="Default_20_Paragraph_20_Font"><text:span text:style-name="T1">We bind </text:span></text:span><text:span text:style-name="Literal">guess</text:span><text:span text:style-name="Default_20_Paragraph_20_Font"><text:span text:style-name="T1"> to the expression </text:span></text:span><text:span text:style-name="Literal">guess.trim().parse()</text:span><text:span text:style-name="Default_20_Paragraph_20_Font"><text:span text:style-name="T1">. The </text:span></text:span><text:span text:style-name="Literal">guess</text:span><text:span text:style-name="Default_20_Paragraph_20_Font"><text:span text:style-name="T1"> in the expression refers to the original </text:span></text:span><text:change-start text:change-id="ct140403876666496"/><text:span text:style-name="Literal">guess</text:span><text:change-end text:change-id="ct140403876666496"/><text:span text:style-name="Default_20_Paragraph_20_Font"><text:span text:style-name="T1"> that was a </text:span></text:span><text:span text:style-name="Literal">String</text:span><text:span text:style-name="Default_20_Paragraph_20_Font"><text:span text:style-name="T1"> with our input in it. The </text:span></text:span><text:span text:style-name="Literal">trim()</text:span><text:span text:style-name="Default_20_Paragraph_20_Font"><text:span text:style-name="T1"> method on </text:span></text:span><text:span text:style-name="Literal">String</text:span><text:span text:style-name="Literal"><text:span text:style-name="T1">s</text:span></text:span><text:span text:style-name="Default_20_Paragraph_20_Font"><text:span text:style-name="T1"> will eliminate any white</text:span></text:span><text:change text:change-id="ct140403794010704"/><text:span text:style-name="Default_20_Paragraph_20_Font"><text:span text:style-name="T1">space at the beginning and end. Our </text:span></text:span><text:change-start text:change-id="ct140403794019216"/><text:span text:style-name="Literal"><text:span text:style-name="T1">u32</text:span></text:span><text:change-end text:change-id="ct140403794019216"/><text:span text:style-name="Default_20_Paragraph_20_Font"><text:span text:style-name="T1"> can only contain numerical characters, but we have to press the return key to satisfy </text:span></text:span><text:span text:style-name="Literal">read_line()</text:span><text:span text:style-name="Default_20_Paragraph_20_Font"><text:span text:style-name="T1">. When we press the return key, it introduces a newline character. For example, if we type </text:span></text:span><text:change-start text:change-id="ct140403876128176"/><text:span text:style-name="Literal">5</text:span><text:change-end text:change-id="ct140403876128176"/><text:span text:style-name="Default_20_Paragraph_20_Font"><text:span text:style-name="T1"> and hit return, </text:span></text:span><text:span text:style-name="Literal">guess</text:span><text:span text:style-name="Default_20_Paragraph_20_Font"><text:span text:style-name="T1"> looks like this: </text:span></text:span><text:span text:style-name="Literal">5\n</text:span><text:span text:style-name="Default_20_Paragraph_20_Font"><text:span text:style-name="T1">. The </text:span></text:span><text:span text:style-name="Literal">\n</text:span><text:span text:style-name="HTML_20_Code"> </text:span><text:span text:style-name="Default_20_Paragraph_20_Font"><text:span text:style-name="T1">represents “newline”, the return key. The </text:span></text:span><text:span text:style-name="Literal">trim()</text:span><text:span text:style-name="Default_20_Paragraph_20_Font"><text:span text:style-name="T1"> method gets rid of this, leaving our string with only the </text:span></text:span><text:span text:style-name="Literal">5</text:span><text:span text:style-name="Default_20_Paragraph_20_Font"><text:span text:style-name="T1">.</text:span></text:span></text:p>
      <text:p text:style-name="P7"><text:span text:style-name="Default_20_Paragraph_20_Font"><text:span text:style-name="T1">The </text:span></text:span><text:span text:style-name="Literal">parse()</text:span><text:span text:style-name="Default_20_Paragraph_20_Font"><text:span text:style-name="T1"> method on strings parses a string into some kind of number. Since this method can parse a variety of number types, we need to tell Rust the exact type of number we want with </text:span></text:span><text:span text:style-name="Literal">let guess: u32</text:span><text:span text:style-name="Default_20_Paragraph_20_Font"><text:span text:style-name="T1">. The colon (</text:span></text:span><text:span text:style-name="Literal">:</text:span><text:span text:style-name="Default_20_Paragraph_20_Font"><text:span text:style-name="T1">) after </text:span></text:span><text:change-start text:change-id="ct140403792625280"/><text:span text:style-name="Literal">guess</text:span><text:change-end text:change-id="ct140403792625280"/><text:span text:style-name="Default_20_Paragraph_20_Font"><text:span text:style-name="T1"> tells Rust we’re going to annotate its type. Rust has a few built-in number types, but we’ve chosen </text:span></text:span><text:span text:style-name="Literal">u32</text:span><text:span text:style-name="Default_20_Paragraph_20_Font"><text:span text:style-name="T1">, an unsigned, thirty-two bit integer. It’s a good default choice for a small positive number. </text:span></text:span><text:change-start text:change-id="ct140403788719168"/><text:span text:style-name="Default_20_Paragraph_20_Font"><text:span text:style-name="T1">You’ll see the other number types in Chapter XX. </text:span></text:span><text:change-end text:change-id="ct140403788719168"/><text:change-start text:change-id="ct140403788737888"/><text:span text:style-name="Default_20_Paragraph_20_Font"><text:span text:style-name="T6">Additionally, our </text:span></text:span><text:span text:style-name="Literal"><text:span text:style-name="T6">u32</text:span></text:span><text:span text:style-name="Default_20_Paragraph_20_Font"><text:span text:style-name="T6"> annotation here and the comparison with </text:span></text:span><text:span text:style-name="Literal"><text:span text:style-name="T34">secret_number</text:span></text:span><text:span text:style-name="Default_20_Paragraph_20_Font"><text:span text:style-name="T6"> means that Rust will infer that </text:span></text:span><text:span text:style-name="Literal"><text:span text:style-name="T34">secret_number</text:span></text:span><text:span text:style-name="Default_20_Paragraph_20_Font"><text:span text:style-name="T6"> should be a </text:span></text:span><text:span text:style-name="Literal"><text:span text:style-name="T6">u32</text:span></text:span><text:span text:style-name="Default_20_Paragraph_20_Font"><text:span text:style-name="T6"> as well. So now the comparison will be between two values of the same type! </text:span></text:span><text:change-end text:change-id="ct140403788737888"/><text:change text:change-id="ct140403788738112"/></text:p>
      <text:p text:style-name="Body"><text:span text:style-name="Default_20_Paragraph_20_Font"><text:span text:style-name="T1">Our call to </text:span></text:span><text:span text:style-name="Literal">parse()</text:span><text:span text:style-name="Default_20_Paragraph_20_Font"><text:span text:style-name="T1"> could quite easily cause an error</text:span></text:span><text:change text:change-id="ct140403794060448"/><text:change-start text:change-id="ct140403794018240"/><text:span text:style-name="Default_20_Paragraph_20_Font"><text:span text:style-name="T1">.</text:span></text:span><text:change-end text:change-id="ct140403794018240"/><text:span text:style-name="Default_20_Paragraph_20_Font"><text:span text:style-name="T1"> </text:span></text:span><text:change text:change-id="ct140403793970256"/><text:change-start text:change-id="ct140403793997440"/><text:span text:style-name="Default_20_Paragraph_20_Font"><text:span text:style-name="T23">I</text:span></text:span><text:change-end text:change-id="ct140403793997440"/><text:span text:style-name="Default_20_Paragraph_20_Font"><text:span text:style-name="T1">f, for example, our string contained </text:span></text:span><text:span text:style-name="Literal">A</text:span><text:span text:style-name="Literal"><text:span text:style-name="T30">👍</text:span></text:span><text:span text:style-name="Literal">%</text:span><text:change text:change-id="ct140403793975648"/><text:change-start text:change-id="ct140403793977280"/><text:span text:style-name="Literal"><text:span text:style-name="T1">,</text:span></text:span><text:change-end text:change-id="ct140403793977280"/><text:span text:style-name="Default_20_Paragraph_20_Font"><text:span text:style-name="T1"> there’d be no way to convert that to a number. Because it might fail, the </text:span></text:span><text:span text:style-name="Literal">parse()</text:span><text:span text:style-name="Default_20_Paragraph_20_Font"><text:span text:style-name="T1"> method returns a </text:span></text:span><text:span text:style-name="Literal">Result</text:span><text:span text:style-name="Default_20_Paragraph_20_Font"><text:span text:style-name="T1"> type, much like the </text:span></text:span><text:span text:style-name="Literal">read_line()</text:span><text:span text:style-name="Default_20_Paragraph_20_Font"><text:span text:style-name="T1"> method does that we discussed earlier. We’re going to treat this </text:span></text:span><text:span text:style-name="Literal">Result</text:span><text:span text:style-name="Default_20_Paragraph_20_Font"><text:span text:style-name="T1"> the same way by using the </text:span></text:span><text:span text:style-name="Literal">expect()</text:span><text:span text:style-name="Default_20_Paragraph_20_Font"><text:span text:style-name="T1"> method again. If </text:span></text:span><text:span text:style-name="Literal">parse()</text:span><text:span text:style-name="HTML_20_Code"> </text:span><text:span text:style-name="Default_20_Paragraph_20_Font"><text:span text:style-name="T1">returns an </text:span></text:span><text:span text:style-name="Literal">Err</text:span><text:span text:style-name="Literal"><text:span text:style-name="T1"> </text:span></text:span><text:span text:style-name="Literal">Result</text:span><text:span text:style-name="Default_20_Paragraph_20_Font"><text:span text:style-name="T1"> variant because it could not create a number from the string, the</text:span></text:span><text:change text:change-id="ct140403880855152"/><text:change text:change-id="ct140403880845952"/><text:change-start text:change-id="ct140403880938816"/><text:span text:style-name="Default_20_Paragraph_20_Font"><text:span text:style-name="T1"> </text:span></text:span><text:change-end text:change-id="ct140403880938816"/><text:change-start text:change-id="ct140403877809648"/><text:span text:style-name="Literal"><text:span text:style-name="T1">e</text:span></text:span><text:span text:style-name="Literal">xpect()</text:span><text:change-end text:change-id="ct140403877809648"/><text:span text:style-name="Default_20_Paragraph_20_Font"><text:span text:style-name="T1"> call will crash the game and print the message we give it. If </text:span></text:span><text:span text:style-name="Literal">parse()</text:span><text:span text:style-name="Default_20_Paragraph_20_Font"><text:span text:style-name="T1"> can successfully turn the string into a number, it will return the </text:span></text:span><text:span text:style-name="Literal">Ok</text:span><text:span text:style-name="Default_20_Paragraph_20_Font"><text:span text:style-name="T1"> variant of </text:span></text:span><text:span text:style-name="Literal">Result</text:span><text:span text:style-name="Default_20_Paragraph_20_Font"><text:span text:style-name="T1">, and </text:span></text:span><text:span text:style-name="Literal">expect()</text:span><text:span text:style-name="Default_20_Paragraph_20_Font"><text:span text:style-name="T1"> will return</text:span></text:span><text:change text:change-id="ct140403880216320"/><text:change text:change-id="ct140403880200240"/><text:change-start text:change-id="ct140403880267328"/><text:span text:style-name="Default_20_Paragraph_20_Font"><text:span text:style-name="T1"> </text:span></text:span><text:change-end text:change-id="ct140403880267328"/><text:span text:style-name="Default_20_Paragraph_20_Font"><text:span text:style-name="T1">the number that we want that it will take out of the </text:span></text:span><text:span text:style-name="Literal">Ok</text:span><text:span text:style-name="Default_20_Paragraph_20_Font"><text:span text:style-name="T1"> value for us.</text:span></text:span></text:p>
      <text:p text:style-name="P4">Let’s try our program out!</text:p>
      <text:p text:style-name="CodeA"><text:span text:style-name="EmphasisBold">$ cargo run</text:span></text:p>
      <text:p text:style-name="CodeB"><text:soft-page-break/><text:s text:c="3"/>Compiling guessing_game v0.1.0 (file:///projects/guessing_game)</text:p>
      <text:p text:style-name="CodeB"><text:s text:c="5"/>Running `target/guessing_game`</text:p>
      <text:p text:style-name="CodeB">Guess the number!</text:p>
      <text:p text:style-name="CodeB">The secret number is: 58</text:p>
      <text:p text:style-name="CodeB">Please input your guess.</text:p>
      <text:p text:style-name="CodeB"><text:s text:c="2"/>76</text:p>
      <text:p text:style-name="CodeB">You guessed: 76</text:p>
      <text:p text:style-name="CodeC">Too big!</text:p>
      <text:p text:style-name="P4">Nice! You can see we even added spaces before our guess, and it still figured out that we guessed 76. Run the program a few times to verify the different behavior with different kinds of input: guess the number correctly, guess a number that is too high, and guess a number that is too low. </text:p>
      <text:p text:style-name="P4">Now we’ve got most of the game working, but we can only make one guess. Let’s change that by adding a loop!</text:p>
      <text:p text:style-name="P26"><text:bookmark-start text:name="_Toc459901384"/><text:bookmark text:name="allowing-multiple-guesses-with-looping"/>Allowing Multiple Guesses with Looping<text:bookmark-end text:name="_Toc459901384"/></text:p>
      <text:p text:style-name="BodyFirst"><text:span text:style-name="Default_20_Paragraph_20_Font"><text:span text:style-name="T1">The </text:span></text:span><text:span text:style-name="Literal">loop</text:span><text:span text:style-name="Default_20_Paragraph_20_Font"><text:span text:style-name="T1"> keyword gives us an infinite loop. We’ll add that in to give us more chances at guessing the number:</text:span></text:span></text:p>
      <text:p text:style-name="P22">Filename: src/main.rs</text:p>
      <text:p text:style-name="CodeA"><text:change-start text:change-id="ct140403793032528"/></text:p>
      <text:p text:style-name="P8"><text:change-end text:change-id="ct140403793032528"/><text:change text:change-id="ct140403793032752"/><text:change-start text:change-id="ct140403793055872"/><text:span text:style-name="Literal_20_-_20_Gray">---snip---</text:span></text:p>
      <text:p text:style-name="P8"><text:change-end text:change-id="ct140403793055872"/><text:span text:style-name="Literal_20_-_20_Gray"/></text:p>
      <text:p text:style-name="CodeB"><text:change-start text:change-id="ct140403793029808"/><text:span text:style-name="Literal_20_-_20_Gray"><text:s text:c="4"/>println!("The secret number is: {}", secret_number);</text:span><text:change-end text:change-id="ct140403793029808"/></text:p>
      <text:p text:style-name="CodeB"/>
      <text:p text:style-name="CodeB"><text:s text:c="4"/>loop {</text:p>
      <text:p text:style-name="CodeB"><text:s text:c="8"/><text:change-start text:change-id="ct140403793058224"/><text:span text:style-name="Literal_20_-_20_Gray">println!("Please input your guess.");</text:span><text:change-end text:change-id="ct140403793058224"/></text:p>
      <text:p text:style-name="CodeB"><text:change-start text:change-id="ct140403792999984"/></text:p>
      <text:p text:style-name="P8"><text:span text:style-name="Literal_20_-_20_Gray"><text:s text:c="8"/>---snip---</text:span><text:change-end text:change-id="ct140403792999984"/><text:change text:change-id="ct140403792999728"/></text:p>
      <text:p text:style-name="CodeB"/>
      <text:p text:style-name="CodeB"><text:s text:c="7"/><text:change-start text:change-id="ct140403793011632"/><text:span text:style-name="Literal_20_-_20_Gray"><text:s/>match guess.cmp(&amp;secret_number) {</text:span></text:p>
      <text:p text:style-name="CodeB"><text:span text:style-name="Literal_20_-_20_Gray"><text:s text:c="12"/>Ordering::Less <text:s text:c="3"/>=&gt; println!("Too small!"),</text:span></text:p>
      <text:p text:style-name="CodeB"><text:span text:style-name="Literal_20_-_20_Gray"><text:s text:c="12"/>Ordering::Greater =&gt; println!("Too big!"),</text:span></text:p>
      <text:p text:style-name="CodeB"><text:span text:style-name="Literal_20_-_20_Gray"><text:s text:c="12"/>Ordering::Equal <text:s text:c="2"/>=&gt; println!("You win!"),</text:span></text:p>
      <text:p text:style-name="CodeB"><text:span text:style-name="Literal_20_-_20_Gray"><text:s text:c="8"/>}</text:span><text:change-end text:change-id="ct140403793011632"/></text:p>
      <text:p text:style-name="CodeB"><text:s text:c="4"/>}</text:p>
      <text:p text:style-name="CodeC"><text:change-start text:change-id="ct140403793012784"/><text:span text:style-name="Literal_20_-_20_Gray">}</text:span><text:change-end text:change-id="ct140403793012784"/></text:p>
      <text:p text:style-name="P4"><text:soft-page-break/>As you can see, we’ve moved everything from the guess input onwards into a loop. Make sure to indent those lines another four spaces each, and try it out. You’ll notice we have a new problem because the program is doing exactly what we told it to do: ask for another guess forever! It doesn’t seem like we can quit!</text:p>
      <text:p text:style-name="Body"><text:span text:style-name="Default_20_Paragraph_20_Font"><text:span text:style-name="T1">We could always halt the program by using the keyboard shortcut </text:span></text:span><text:span text:style-name="Literal">control-c</text:span><text:span text:style-name="Default_20_Paragraph_20_Font"><text:span text:style-name="T1">. There’s another way to escape the insatiable monster we’ve created, though, that can be found in our discussion about </text:span></text:span><text:span text:style-name="Literal">parse()</text:span><text:span text:style-name="Literal"><text:span text:style-name="T1">:</text:span></text:span><text:span text:style-name="Default_20_Paragraph_20_Font"><text:span text:style-name="T1"> if we give a non-number answer, the program will crash. We can use</text:span></text:span><text:change text:change-id="ct140403793047376"/><text:change-start text:change-id="ct140403793045008"/><text:span text:style-name="Default_20_Paragraph_20_Font"><text:span text:style-name="T1"> </text:span></text:span><text:change-end text:change-id="ct140403793045008"/><text:span text:style-name="Default_20_Paragraph_20_Font"><text:span text:style-name="T1">that to quit! Observe:</text:span></text:span></text:p>
      <text:p text:style-name="CodeA"><text:span text:style-name="EmphasisBold">$ cargo run</text:span></text:p>
      <text:p text:style-name="CodeB"><text:s text:c="3"/>Compiling guessing_game v0.1.0 (file:///projects/guessing_game)</text:p>
      <text:p text:style-name="CodeB"><text:s text:c="5"/>Running `target/guessing_game`</text:p>
      <text:p text:style-name="CodeB">Guess the number!</text:p>
      <text:p text:style-name="CodeB">The secret number is: 59</text:p>
      <text:p text:style-name="CodeB">Please input your guess.</text:p>
      <text:p text:style-name="CodeB"><text:span text:style-name="EmphasisBold">45</text:span></text:p>
      <text:p text:style-name="CodeB">You guessed: 45</text:p>
      <text:p text:style-name="CodeB">Too small!</text:p>
      <text:p text:style-name="CodeB">Please input your guess.</text:p>
      <text:p text:style-name="CodeB"><text:span text:style-name="EmphasisBold">60</text:span></text:p>
      <text:p text:style-name="CodeB">You guessed: 60</text:p>
      <text:p text:style-name="CodeB">Too big!</text:p>
      <text:p text:style-name="CodeB">Please input your guess.</text:p>
      <text:p text:style-name="CodeB"><text:span text:style-name="EmphasisBold">59</text:span></text:p>
      <text:p text:style-name="CodeB">You guessed: 59</text:p>
      <text:p text:style-name="CodeB">You win!</text:p>
      <text:p text:style-name="CodeB">Please input your guess.</text:p>
      <text:p text:style-name="CodeB"><text:span text:style-name="EmphasisBold">quit</text:span></text:p>
      <text:p text:style-name="CodeB">thread 'main' panicked at 'Please type a number!: ParseIntError { kind: InvalidDigit }', src/libcore/result.rs:785</text:p>
      <text:p text:style-name="CodeB">note: Run with `RUST_BACKTRACE=1` for a backtrace.</text:p>
      <text:p text:style-name="CodeC">error: Process didn't exit successfully: `target/debug/guess` (exit code: 101)</text:p>
      <text:p text:style-name="Body"><text:span text:style-name="Default_20_Paragraph_20_Font"><text:span text:style-name="T1">This method means that typing </text:span></text:span><text:change-start text:change-id="ct140403880441392"/><text:span text:style-name="Literal">quit</text:span><text:change-end text:change-id="ct140403880441392"/><text:span text:style-name="Default_20_Paragraph_20_Font"><text:span text:style-name="T1"> actually quits the game, but so does any other non-number input. This is suboptimal, to say the least. We want the game to automatically stop when the correct number is guessed.</text:span></text:span></text:p>
      <text:p text:style-name="HeadB"><text:bookmark-start text:name="_Toc459901385"/><text:bookmark text:name="quitting-when-you-win"/><text:span text:style-name="Default_20_Paragraph_20_Font"><text:span text:style-name="T1">Quitting When you Win</text:span></text:span><text:bookmark-end text:name="_Toc459901385"/></text:p>
      <text:p text:style-name="BodyFirst"><text:soft-page-break/><text:span text:style-name="Default_20_Paragraph_20_Font"><text:span text:style-name="T1">Let’s program the game to quit when you win by adding a </text:span></text:span><text:change-start text:change-id="ct140403881257648"/><text:span text:style-name="Literal">break</text:span><text:change-end text:change-id="ct140403881257648"/><text:span text:style-name="Default_20_Paragraph_20_Font"><text:span text:style-name="T1"> in that case:</text:span></text:span></text:p>
      <text:p text:style-name="P22">Filename: src/main.rs</text:p>
      <text:p text:style-name="CodeA"><text:change text:change-id="ct140403793832400"/></text:p>
      <text:p text:style-name="P9"><text:change-start text:change-id="ct140403793850048"/><text:span text:style-name="Literal_20_-_20_Gray">---snip---</text:span></text:p>
      <text:p text:style-name="P9"><text:change-end text:change-id="ct140403793850048"/><text:change text:change-id="ct140403794051104"/></text:p>
      <text:p text:style-name="CodeB"><text:change-start text:change-id="ct140403793015168"/><text:span text:style-name="Literal_20_-_20_Gray"><text:s text:c="8"/>match guess.cmp(&amp;secret_number) {</text:span></text:p>
      <text:p text:style-name="CodeB"><text:span text:style-name="Literal_20_-_20_Gray"><text:s text:c="12"/>Ordering::Less <text:s text:c="3"/>=&gt; println!("Too small!"),</text:span></text:p>
      <text:p text:style-name="CodeB"><text:span text:style-name="Literal_20_-_20_Gray"><text:s text:c="12"/>Ordering::Greater =&gt; println!("Too big!"),</text:span></text:p>
      <text:p text:style-name="CodeB"><text:change-end text:change-id="ct140403793015168"/><text:s text:c="12"/>Ordering::Equal <text:s text:c="2"/>=&gt; {</text:p>
      <text:p text:style-name="CodeB"><text:s text:c="16"/>println!("You win!");</text:p>
      <text:p text:style-name="CodeB"><text:s text:c="16"/>break;</text:p>
      <text:p text:style-name="CodeB"><text:s text:c="12"/>}</text:p>
      <text:p text:style-name="CodeB"><text:change-start text:change-id="ct140403793051504"/><text:span text:style-name="Literal_20_-_20_Gray"><text:s text:c="8"/>}</text:span></text:p>
      <text:p text:style-name="CodeB"><text:span text:style-name="Literal_20_-_20_Gray"><text:s text:c="4"/>}</text:span></text:p>
      <text:p text:style-name="CodeC"><text:span text:style-name="Literal_20_-_20_Gray">}</text:span><text:change-end text:change-id="ct140403793051504"/></text:p>
      <text:p text:style-name="Body"><text:span text:style-name="Default_20_Paragraph_20_Font"><text:span text:style-name="T1">By adding the </text:span></text:span><text:span text:style-name="Literal">break</text:span><text:span text:style-name="Default_20_Paragraph_20_Font"><text:span text:style-name="T1"> line after </text:span></text:span><text:span text:style-name="Literal">You win!</text:span><text:span text:style-name="Default_20_Paragraph_20_Font"><text:span text:style-name="T1">, we’ll exit the loop when we guess the secret number correctly. Exiting the loop also means exiting the program, since the loop is the last thing in </text:span></text:span><text:span text:style-name="Literal">main()</text:span><text:span text:style-name="Default_20_Paragraph_20_Font"><text:span text:style-name="T1">.</text:span></text:span></text:p>
      <text:p text:style-name="HeadB"><text:bookmark-start text:name="_Toc459901386"/><text:bookmark text:name="handling-invalid-input"/><text:span text:style-name="Default_20_Paragraph_20_Font"><text:span text:style-name="T1">Handling Invalid Input</text:span></text:span><text:bookmark-end text:name="_Toc459901386"/></text:p>
      <text:p text:style-name="BodyFirst"><text:span text:style-name="Default_20_Paragraph_20_Font"><text:span text:style-name="T1">For our final refinement of the game’s behavior, rather than crashing the program when someone inputs a non-number, we want the game to ignore it so we can continue guessing. We can do that by altering the line where we convert </text:span></text:span><text:span text:style-name="Literal">guess</text:span><text:span text:style-name="Default_20_Paragraph_20_Font"><text:span text:style-name="T1"> from a </text:span></text:span><text:span text:style-name="Literal">String</text:span><text:span text:style-name="Default_20_Paragraph_20_Font"><text:span text:style-name="T1"> to a </text:span></text:span><text:span text:style-name="Literal">u32</text:span><text:span text:style-name="Default_20_Paragraph_20_Font"><text:span text:style-name="T1">:</text:span></text:span></text:p>
      <text:p text:style-name="CodeA"><text:change-start text:change-id="ct140403793052000"/></text:p>
      <text:p text:style-name="P19"><text:span text:style-name="Literal_20_-_20_Gray">---snip---</text:span></text:p>
      <text:p text:style-name="P19"><text:span text:style-name="Literal_20_-_20_Gray"/></text:p>
      <text:p text:style-name="CodeB"><text:change-end text:change-id="ct140403793052000"/><text:change-start text:change-id="ct140403793015760"/><text:span text:style-name="Literal_20_-_20_Gray">io::stdin().read_line(&amp;mut guess)</text:span></text:p>
      <text:p text:style-name="CodeB"><text:span text:style-name="Literal_20_-_20_Gray"><text:s text:c="4"/>.expect("failed to read line");</text:span></text:p>
      <text:p text:style-name="CodeB"><text:span text:style-name="Literal_20_-_20_Gray"/></text:p>
      <text:p text:style-name="CodeB"><text:change-end text:change-id="ct140403793015760"/><text:change-start text:change-id="ct140403793067888"/><text:span text:style-name="Literal_20_-_20_Gray">let guess: u32 = </text:span><text:change-end text:change-id="ct140403793067888"/>match guess.trim().parse() {</text:p>
      <text:p text:style-name="CodeB"><text:s text:c="4"/>Ok(num) =&gt; num,</text:p>
      <text:p text:style-name="CodeB"><text:s text:c="4"/>Err(_) =&gt; continue,</text:p>
      <text:p text:style-name="CodeB">};<text:change-start text:change-id="ct140403793078304"/></text:p>
      <text:p text:style-name="CodeB"/>
      <text:p text:style-name="P20"><text:span text:style-name="Literal_20_-_20_Gray">println!("You guessed: {}", guess);</text:span></text:p>
      <text:p text:style-name="CodeB"/>
      <text:p text:style-name="CodeC"><text:span text:style-name="Literal_20_-_20_Gray">---snip---</text:span><text:change-end text:change-id="ct140403793078304"/></text:p>
      <text:p text:style-name="Body"><text:soft-page-break/><text:span text:style-name="Default_20_Paragraph_20_Font"><text:span text:style-name="T1">This is how you generally move from “crash on error” to “actually handle the error”: by switching from an </text:span></text:span><text:change-start text:change-id="ct140403880472048"/><text:span text:style-name="Literal">expect()</text:span><text:change-end text:change-id="ct140403880472048"/><text:span text:style-name="Default_20_Paragraph_20_Font"><text:span text:style-name="T1"> statement to a </text:span></text:span><text:change-start text:change-id="ct140403881816912"/><text:span text:style-name="Literal">match</text:span><text:change-end text:change-id="ct140403881816912"/><text:span text:style-name="Default_20_Paragraph_20_Font"><text:span text:style-name="T1"> statement. Remember that </text:span></text:span><text:change-start text:change-id="ct140403881962560"/><text:span text:style-name="Literal">parse()</text:span><text:change-end text:change-id="ct140403881962560"/><text:span text:style-name="Default_20_Paragraph_20_Font"><text:span text:style-name="T1"> returns a </text:span></text:span><text:change-start text:change-id="ct140403881916336"/><text:span text:style-name="Literal">Result</text:span><text:change-end text:change-id="ct140403881916336"/><text:span text:style-name="Default_20_Paragraph_20_Font"><text:span text:style-name="T1"> type, and </text:span></text:span><text:change-start text:change-id="ct140403881948096"/><text:span text:style-name="Literal">Result</text:span><text:change-end text:change-id="ct140403881948096"/><text:span text:style-name="Default_20_Paragraph_20_Font"><text:span text:style-name="T1"> is an enum that has the variants </text:span></text:span><text:span text:style-name="Literal">Ok</text:span><text:span text:style-name="Default_20_Paragraph_20_Font"><text:span text:style-name="T1"> or </text:span></text:span><text:span text:style-name="Literal">Err</text:span><text:span text:style-name="Default_20_Paragraph_20_Font"><text:span text:style-name="T1">. We’re going to use a </text:span></text:span><text:change-start text:change-id="ct140403881747456"/><text:span text:style-name="Literal">match</text:span><text:change-end text:change-id="ct140403881747456"/><text:span text:style-name="Default_20_Paragraph_20_Font"><text:span text:style-name="T1"> statement here, like we did with the </text:span></text:span><text:span text:style-name="Literal">Ordering</text:span><text:span text:style-name="Default_20_Paragraph_20_Font"><text:span text:style-name="T1"> result of the </text:span></text:span><text:span text:style-name="Literal">cmp()</text:span><text:span text:style-name="Default_20_Paragraph_20_Font"><text:span text:style-name="T1"> method.</text:span></text:span></text:p>
      <text:p text:style-name="Body"><text:span text:style-name="Default_20_Paragraph_20_Font"><text:span text:style-name="T1">If </text:span></text:span><text:span text:style-name="Literal">parse()</text:span><text:span text:style-name="Default_20_Paragraph_20_Font"><text:span text:style-name="T1"> is able to successfully turn the string into a number, it will return an </text:span></text:span><text:span text:style-name="Literal">Ok</text:span><text:span text:style-name="Default_20_Paragraph_20_Font"><text:span text:style-name="T1"> value that contains the resulting number. That </text:span></text:span><text:span text:style-name="Literal">Ok</text:span><text:span text:style-name="Default_20_Paragraph_20_Font"><text:span text:style-name="T1"> value will match the first arm’s pattern, and the match statement will just return the </text:span></text:span><text:span text:style-name="Literal">num</text:span><text:span text:style-name="Default_20_Paragraph_20_Font"><text:span text:style-name="T1"> value that </text:span></text:span><text:span text:style-name="Literal">parse()</text:span><text:span text:style-name="Default_20_Paragraph_20_Font"><text:span text:style-name="T1"> produced and put inside the </text:span></text:span><text:span text:style-name="Literal">Ok</text:span><text:span text:style-name="Default_20_Paragraph_20_Font"><text:span text:style-name="T1"> value. That number will end up right where we want it, in the new </text:span></text:span><text:change-start text:change-id="ct140403880617024"/><text:span text:style-name="Literal">guess</text:span><text:change-end text:change-id="ct140403880617024"/><text:span text:style-name="Default_20_Paragraph_20_Font"><text:span text:style-name="T1"> binding we’re creating.</text:span></text:span></text:p>
      <text:p text:style-name="Body"><text:span text:style-name="Default_20_Paragraph_20_Font"><text:span text:style-name="T1">If </text:span></text:span><text:span text:style-name="Literal">parse()</text:span><text:span text:style-name="Default_20_Paragraph_20_Font"><text:span text:style-name="T1"> is </text:span></text:span><text:span text:style-name="EmphasisItalic"><text:span text:style-name="T1">not</text:span></text:span><text:span text:style-name="Default_20_Paragraph_20_Font"><text:span text:style-name="T1"> able to turn the string into a number, it will return an </text:span></text:span><text:span text:style-name="Literal">Err</text:span><text:span text:style-name="Default_20_Paragraph_20_Font"><text:span text:style-name="T1"> value that contains more information about the error. The </text:span></text:span><text:span text:style-name="Literal">Err</text:span><text:span text:style-name="Default_20_Paragraph_20_Font"><text:span text:style-name="T1"> value does not match the </text:span></text:span><text:span text:style-name="Literal">Ok(num)</text:span><text:span text:style-name="Default_20_Paragraph_20_Font"><text:span text:style-name="T1"> pattern in the first match arm, but it does match the </text:span></text:span><text:span text:style-name="Literal">Err(_)</text:span><text:span text:style-name="Default_20_Paragraph_20_Font"><text:span text:style-name="T1"> pattern in the second arm. The </text:span></text:span><text:span text:style-name="Literal">_</text:span><text:span text:style-name="Default_20_Paragraph_20_Font"><text:span text:style-name="T1"> is a catch-all value; we’re saying we want to match all </text:span></text:span><text:span text:style-name="Literal">Err</text:span><text:span text:style-name="Default_20_Paragraph_20_Font"><text:span text:style-name="T1"> values, no matter what information they have inside them. So we execute the second arm’s code,</text:span></text:span><text:span text:style-name="Literal"><text:span text:style-name="T1"> </text:span></text:span><text:span text:style-name="Literal">continue</text:span><text:span text:style-name="Default_20_Paragraph_20_Font"><text:span text:style-name="T1">: this means to go to the next iteration of the </text:span></text:span><text:span text:style-name="Literal">loop</text:span><text:span text:style-name="Default_20_Paragraph_20_Font"><text:span text:style-name="T1"> and ask for another guess. So we have effectively ignored all errors that </text:span></text:span><text:span text:style-name="Literal">parse()</text:span><text:span text:style-name="Default_20_Paragraph_20_Font"><text:span text:style-name="T1"> might hit!</text:span></text:span></text:p>
      <text:p text:style-name="P4">Now everything in our program should work as we expect it to! Let’s try it:</text:p>
      <text:p text:style-name="CodeA"><text:span text:style-name="EmphasisBold">$ cargo run</text:span></text:p>
      <text:p text:style-name="CodeB"><text:s text:c="3"/>Compiling guessing_game v0.1.0 (file:///projects/guessing_game)</text:p>
      <text:p text:style-name="CodeB"><text:s text:c="5"/>Running `target/guessing_game`</text:p>
      <text:p text:style-name="CodeB">Guess the number!</text:p>
      <text:p text:style-name="CodeB">The secret number is: 61</text:p>
      <text:p text:style-name="CodeB">Please input your guess.</text:p>
      <text:p text:style-name="CodeB">10</text:p>
      <text:p text:style-name="CodeB">You guessed: 10</text:p>
      <text:p text:style-name="CodeB">Too small!</text:p>
      <text:p text:style-name="CodeB">Please input your guess.</text:p>
      <text:p text:style-name="CodeB">99</text:p>
      <text:p text:style-name="CodeB">You guessed: 99</text:p>
      <text:p text:style-name="CodeB">Too big!</text:p>
      <text:p text:style-name="CodeB">Please input your guess.</text:p>
      <text:p text:style-name="CodeB">foo</text:p>
      <text:p text:style-name="CodeB">Please input your guess.</text:p>
      <text:p text:style-name="CodeB">61</text:p>
      <text:p text:style-name="CodeB">You guessed: 61</text:p>
      <text:p text:style-name="CodeC">You win!</text:p>
      <text:p text:style-name="Body"><text:soft-page-break/><text:span text:style-name="Default_20_Paragraph_20_Font"><text:span text:style-name="T1">Awesome! With one tiny last tweak, we can finish the guessing game: we’re still printing out the secret number. That was good for testing, but it kind of ruins the game. Let’s delete the </text:span></text:span><text:span text:style-name="Literal">println!</text:span><text:span text:style-name="Default_20_Paragraph_20_Font"><text:span text:style-name="T1"> that outputs the secret number. Here’s our full, final code:</text:span></text:span></text:p>
      <text:p text:style-name="P22">Filename: src/main.rs</text:p>
      <text:p text:style-name="CodeA">extern crate rand;</text:p>
      <text:p text:style-name="CodeB"/>
      <text:p text:style-name="CodeB">use std::io;</text:p>
      <text:p text:style-name="CodeB">use std::cmp::Ordering;</text:p>
      <text:p text:style-name="CodeB">use rand::Rng;</text:p>
      <text:p text:style-name="CodeB"/>
      <text:p text:style-name="CodeB">fn main() {</text:p>
      <text:p text:style-name="CodeB"><text:s text:c="4"/>println!("Guess the number!");</text:p>
      <text:p text:style-name="CodeB"/>
      <text:p text:style-name="CodeB"><text:s text:c="4"/>let secret_number = rand::thread_rng().gen_range(1, 101);</text:p>
      <text:p text:style-name="CodeB"/>
      <text:p text:style-name="CodeB"><text:s text:c="4"/>loop {</text:p>
      <text:p text:style-name="CodeB"><text:s text:c="8"/>println!("Please input your guess.");</text:p>
      <text:p text:style-name="CodeB"/>
      <text:p text:style-name="CodeB"><text:s text:c="8"/>let mut guess = String::new();</text:p>
      <text:p text:style-name="CodeB"/>
      <text:p text:style-name="CodeB"><text:s text:c="8"/>io::stdin().read_line(&amp;mut guess)</text:p>
      <text:p text:style-name="CodeB"><text:s text:c="12"/>.expect("failed to read line");</text:p>
      <text:p text:style-name="CodeB"/>
      <text:p text:style-name="CodeB"><text:s text:c="8"/>let guess: u32 = match guess.trim().parse() {</text:p>
      <text:p text:style-name="CodeB"><text:s text:c="12"/>Ok(num) =&gt; num,</text:p>
      <text:p text:style-name="CodeB"><text:s text:c="12"/>Err(_) =&gt; continue,</text:p>
      <text:p text:style-name="CodeB"><text:s text:c="8"/>};</text:p>
      <text:p text:style-name="CodeB"/>
      <text:p text:style-name="CodeB"><text:s text:c="8"/>println!("You guessed: {}", guess);</text:p>
      <text:p text:style-name="CodeB"/>
      <text:p text:style-name="CodeB"><text:s text:c="8"/>match guess.cmp(&amp;secret_number) {</text:p>
      <text:p text:style-name="CodeB"><text:s text:c="12"/>Ordering::Less <text:s text:c="3"/>=&gt; println!("Too small!"),</text:p>
      <text:p text:style-name="CodeB"><text:s text:c="12"/>Ordering::Greater =&gt; println!("Too big!"),</text:p>
      <text:p text:style-name="CodeB"><text:s text:c="12"/>Ordering::Equal <text:s text:c="2"/>=&gt; {</text:p>
      <text:p text:style-name="CodeB"><text:s text:c="16"/>println!("You win!");</text:p>
      <text:p text:style-name="CodeB"><text:s text:c="16"/>break;</text:p>
      <text:p text:style-name="CodeB"><text:s text:c="12"/>}</text:p>
      <text:p text:style-name="CodeB"><text:s text:c="8"/>}</text:p>
      <text:p text:style-name="CodeB"><text:s text:c="4"/>}</text:p>
      <text:p text:style-name="CodeC">}</text:p>
      <text:p text:style-name="P26"><text:bookmark-start text:name="_Toc459901387"/><text:bookmark text:name="complete!"/><text:soft-page-break/>Complete!<text:bookmark-end text:name="_Toc459901387"/></text:p>
      <text:p text:style-name="P21">At this point, you have successfully built the Guessing Game! Congratulations!</text:p>
      <text:p text:style-name="Body"><text:span text:style-name="T31">This project was a hands-on way to introduce you to a lot of new Rust concepts: </text:span><text:span text:style-name="Literal"><text:span text:style-name="T26">let</text:span></text:span><text:span text:style-name="T31">, </text:span><text:span text:style-name="Literal"><text:span text:style-name="T26">match</text:span></text:span><text:span text:style-name="T31">, methods, associated functions, using external crates, and more. In the next few chapters, we will go through these concepts in more detail. Chapter 3 covers concepts that most programming languages have, like variables, data types, and functions, and shows how to use them in Rust. Chapter 4 gets into ownership, which is the feature of Rust that is most different from other languages. Chapter 5 discusses structs and method syntax, and Chapter 6 endeavors to explain enu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2" svg:font-family="'Wingdings 2'" style:font-family-generic="roman" style:font-pitch="variable" style:font-charset="x-symbol"/>
    <style:font-face style:name="Courier" svg:font-family="Courier, 'Courier New'" style:font-family-generic="roman"/>
    <style:font-face style:name="DejaVu Sans Mono" svg:font-family="'DejaVu Sans Mono'" style:font-family-generic="roman"/>
    <style:font-face style:name="Dogma" svg:font-family="Dogma" style:font-family-generic="roman"/>
    <style:font-face style:name="Futura-Book" svg:font-family="Futura-Book" style:font-family-generic="roman"/>
    <style:font-face style:name="OpenSymbol" svg:font-family="OpenSymbol, 'Arial Unicode MS'" style:font-family-generic="roman"/>
    <style:font-face style:name="Tahoma" svg:font-family="Tahoma" style:font-family-generic="roman"/>
    <style:font-face style:name="Times New Roman" svg:font-family="'Times New Roman'" style:font-family-generic="roman"/>
    <style:font-face style:name="Webdings" svg:font-family="Webdings" style:font-family-generic="roman"/>
    <style:font-face style:name="Wingdings 21" svg:font-family="'Wingdings 2'" style:font-family-generic="roman"/>
    <style:font-face style:name="Arial" svg:font-family="Arial" style:font-family-generic="swiss"/>
    <style:font-face style:name="FreeSans" svg:font-family="FreeSans" style:font-family-generic="swiss"/>
    <style:font-face style:name="Segoe UI" svg:font-family="'Segoe UI'" style:font-family-generic="swiss"/>
    <style:font-face style:name="Courier1" svg:font-family="Courier" style:font-family-generic="modern" style:font-pitch="fixed"/>
    <style:font-face style:name="Courier New" svg:font-family="'Courier New'" style:font-family-generic="modern" style:font-pitch="fixed"/>
    <style:font-face style:name="Courier2" svg:font-family="Courier, 'Courier New'" style:font-pitch="variable"/>
    <style:font-face style:name="Dogma1" svg:font-family="Dogma" style:font-pitch="variable"/>
    <style:font-face style:name="Futura-Book1" svg:font-family="Futura-Book" style:font-pitch="variable"/>
    <style:font-face style:name="Lohit Hindi1" svg:font-family="'Lohit Hindi'" style:font-pitch="variable"/>
    <style:font-face style:name="Mangal" svg:font-family="Mangal" style:font-pitch="variable"/>
    <style:font-face style:name="Microsoft YaHei" svg:font-family="'Microsoft YaHei'" style:font-pitch="variable"/>
    <style:font-face style:name="OpenSymbol1" svg:font-family="OpenSymbol, 'Arial Unicode MS'" style:font-pitch="variable"/>
    <style:font-face style:name="SimSun" svg:font-family="SimSun" style:font-pitch="variable"/>
    <style:font-face style:name="Webdings1" svg:font-family="Webdings" style:font-pitch="variable"/>
    <style:font-face style:name="WenQuanYi Micro Hei1" svg:font-family="'WenQuanYi Micro Hei'" style:font-pitch="variable"/>
    <style:font-face style:name="Wingdings 22" svg:font-family="'Wingdings 2'"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Liberation Serif1" svg:font-family="'Liberation Serif'" style:font-family-generic="swiss" style:font-pitch="variable"/>
    <style:font-face style:name="Microsoft YaHei1" svg:font-family="'Microsoft YaHei'" style:font-family-generic="swiss" style:font-pitch="variable"/>
    <style:font-face style:name="Segoe UI1" svg:font-family="'Segoe UI'" style:font-family-generic="swiss" style:font-pitch="variable"/>
    <style:font-face style:name="Segoe UI Symbol" svg:font-family="'Segoe UI Symbo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vertical-align="baseline" style:writing-mode="lr-tb"/>
      <style:text-properties style:use-window-font-color="true" style:font-name="Times New Roman" fo:font-family="'Times New Roman'" style:font-family-generic="roman" fo:font-size="12pt" fo:language="en" fo:country="US" style:letter-kerning="true" style:font-name-asian="SimSun" style:font-family-asian="SimSun"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pitch-asian="variable" style:font-size-asian="14pt" style:font-name-complex="Arial" style:font-family-complex="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WW-Text_20_body" style:class="list"/>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style>
    <style:style style:name="Standard_20__28_user_29_" style:display-name="Standard (user)" style:family="paragraph">
      <style:paragraph-properties fo:text-align="start" style:justify-single-word="false" fo:orphans="2" fo:widows="2" fo:hyphenation-ladder-count="no-limit" style:text-autospace="ideograph-alpha" style:punctuation-wrap="hanging" style:line-break="strict" style:vertical-align="baseline" style:writing-mode="lr-tb"/>
      <style:text-properties style:use-window-font-color="true" style:font-name="Times New Roman" fo:font-family="'Times New Roman'" style:font-family-generic="roman" fo:font-size="12pt" fo:language="en" fo:country="US" style:letter-kerning="true" style:font-name-asian="SimSun" style:font-family-asian="SimSun"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style:style>
    <style:style style:name="WW-Text_20_body" style:display-name="WW-Text body" style:family="paragraph" style:parent-style-name="Standard_20__28_user_29_">
      <style:paragraph-properties fo:margin-top="0in" fo:margin-bottom="0.0835in" loext:contextual-spacing="false"/>
    </style:style>
    <style:style style:name="caption" style:family="paragraph" style:parent-style-name="Standard_20__28_user_29_">
      <style:paragraph-properties fo:margin-top="0.0835in" fo:margin-bottom="0.0835in" loext:contextual-spacing="false" text:number-lines="false" text:line-number="0"/>
      <style:text-properties fo:font-style="italic" style:font-style-asian="italic" style:font-style-complex="italic"/>
    </style:style>
    <style:style style:name="List_20_Plain_20_A" style:display-name="List Plain A" style:family="paragraph">
      <style:paragraph-properties fo:margin-left="0.25in" fo:margin-right="0in" fo:margin-top="0.0835in" fo:margin-bottom="0in" loext:contextual-spacing="false" fo:line-height="150%" fo:text-align="start" style:justify-single-word="false" fo:orphans="2" fo:widows="2" fo:hyphenation-ladder-count="no-limit" fo:text-indent="0in" style:auto-text-indent="false" style:text-autospace="ideograph-alpha" style:punctuation-wrap="hanging" style:line-break="strict" style:vertical-align="baseline" style:writing-mode="lr-tb"/>
      <style:text-properties fo:color="#800080" style:font-name="Times New Roman" fo:font-family="'Times New Roman'" style:font-family-generic="roman" fo:font-size="12pt" fo:language="en" fo:country="US" style:letter-kerning="true" style:font-name-asian="Times New Roman1"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size-complex="10pt" style:language-complex="ar" style:country-complex="SA" fo:hyphenate="false" fo:hyphenation-remain-char-count="2" fo:hyphenation-push-char-count="2"/>
    </style:style>
    <style:style style:name="ChapterStart" style:family="paragraph">
      <style:paragraph-properties fo:text-align="center" style:justify-single-word="false" fo:orphans="2" fo:widows="2" fo:hyphenation-ladder-count="no-limit" style:text-autospace="ideograph-alpha" style:punctuation-wrap="hanging" style:line-break="strict" style:vertical-align="baseline" style:writing-mode="lr-tb"/>
      <style:text-properties style:use-window-font-color="true" style:font-name="Times New Roman" fo:font-family="'Times New Roman'" style:font-family-generic="roman" fo:font-size="12pt" fo:language="en" fo:country="US" fo:font-weight="bold" style:letter-kerning="true" style:font-name-asian="Times New Roman1" style:font-family-asian="'Times New Roman'" style:font-family-generic-asian="roman" style:font-pitch-asian="variable" style:font-size-asian="12pt" style:language-asian="zh" style:country-asian="CN" style:font-weight-asian="bold" style:font-name-complex="Times New Roman" style:font-family-complex="'Times New Roman'" style:font-family-generic-complex="roman" style:font-size-complex="10pt" style:language-complex="ar" style:country-complex="SA" fo:hyphenate="false" fo:hyphenation-remain-char-count="2" fo:hyphenation-push-char-count="2"/>
    </style:style>
    <style:style style:name="ChapterTitle" style:family="paragraph">
      <style:paragraph-properties fo:line-height="150%" fo:text-align="start" style:justify-single-word="false" fo:orphans="2" fo:widows="2" fo:hyphenation-ladder-count="no-limit" style:text-autospace="ideograph-alpha" style:punctuation-wrap="hanging" style:line-break="strict" style:vertical-align="baseline" style:writing-mode="lr-tb"/>
      <style:text-properties style:use-window-font-color="true" style:font-name="Times New Roman" fo:font-family="'Times New Roman'" style:font-family-generic="roman" fo:font-size="12pt" fo:language="en" fo:country="US" fo:font-weight="bold" style:letter-kerning="true" style:font-name-asian="Times New Roman1" style:font-family-asian="'Times New Roman'" style:font-family-generic-asian="roman" style:font-pitch-asian="variable" style:font-size-asian="12pt" style:language-asian="zh" style:country-asian="CN" style:font-weight-asian="bold" style:font-name-complex="Times New Roman" style:font-family-complex="'Times New Roman'" style:font-family-generic-complex="roman" style:font-size-complex="10pt" style:language-complex="ar" style:country-complex="SA" fo:hyphenate="false" fo:hyphenation-remain-char-count="2" fo:hyphenation-push-char-count="2"/>
    </style:style>
    <style:style style:name="_31_st_20_Para" style:display-name="1st Para" style:family="paragraph">
      <style:paragraph-properties fo:margin-top="0in" fo:margin-bottom="0.028in" loext:contextual-spacing="false" fo:line-height="150%" fo:text-align="start" style:justify-single-word="false" fo:orphans="2" fo:widows="2" fo:hyphenation-ladder-count="no-limit" style:text-autospace="ideograph-alpha" style:punctuation-wrap="hanging" style:line-break="strict" style:vertical-align="baseline" style:writing-mode="lr-tb"/>
      <style:text-properties style:use-window-font-color="true" style:font-name="Times New Roman" fo:font-family="'Times New Roman'" style:font-family-generic="roman" fo:font-size="12pt" fo:language="en" fo:country="US" style:letter-kerning="true" style:font-name-asian="Times New Roman1"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size-complex="10pt" style:language-complex="ar" style:country-complex="SA" fo:hyphenate="false" fo:hyphenation-remain-char-count="2" fo:hyphenation-push-char-count="2"/>
    </style:style>
    <style:style style:name="Body" style:family="paragraph">
      <style:paragraph-properties fo:margin-left="0in" fo:margin-right="0in" fo:margin-top="0in" fo:margin-bottom="0in" loext:contextual-spacing="false" fo:line-height="150%" fo:text-align="start" style:justify-single-word="false" fo:orphans="2" fo:widows="2" fo:hyphenation-ladder-count="no-limit" fo:text-indent="0.25in" style:auto-text-indent="false" style:text-autospace="ideograph-alpha" style:punctuation-wrap="hanging" style:line-break="strict" style:vertical-align="baseline" style:writing-mode="lr-tb"/>
      <style:text-properties style:use-window-font-color="true" style:font-name="Times New Roman" fo:font-family="'Times New Roman'" style:font-family-generic="roman" fo:font-size="12pt" fo:language="en" fo:country="US" style:letter-kerning="true" style:font-name-asian="Times New Roman1"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size-complex="10pt" style:language-complex="ar" style:country-complex="SA" fo:hyphenate="false" fo:hyphenation-remain-char-count="2" fo:hyphenation-push-char-count="2"/>
    </style:style>
    <style:style style:name="HeadA" style:family="paragraph">
      <style:paragraph-properties fo:margin-top="0.0835in" fo:margin-bottom="0.0835in" loext:contextual-spacing="false" fo:line-height="150%" fo:text-align="start" style:justify-single-word="false" fo:orphans="2" fo:widows="2" fo:hyphenation-ladder-count="no-limit" style:text-autospace="ideograph-alpha" style:punctuation-wrap="hanging" style:line-break="strict" style:vertical-align="baseline" style:writing-mode="lr-tb"/>
      <style:text-properties style:use-window-font-color="true" style:font-name="Arial" fo:font-family="Arial" style:font-family-generic="swiss" fo:font-size="12pt" fo:language="en" fo:country="US" fo:font-weight="bold" style:letter-kerning="true" style:font-name-asian="Times New Roman1" style:font-family-asian="'Times New Roman'" style:font-family-generic-asian="roman" style:font-pitch-asian="variable" style:font-size-asian="12pt" style:language-asian="zh" style:country-asian="CN" style:font-weight-asian="bold" style:font-name-complex="Arial1" style:font-family-complex="Arial" style:font-family-generic-complex="swiss" style:font-pitch-complex="variable" style:font-size-complex="10pt" style:language-complex="ar" style:country-complex="SA" fo:hyphenate="false" fo:hyphenation-remain-char-count="2" fo:hyphenation-push-char-count="2"/>
    </style:style>
    <style:style style:name="BodyFirst" style:family="paragraph" style:next-style-name="Body">
      <style:paragraph-properties fo:line-height="150%" fo:text-align="start" style:justify-single-word="false" fo:orphans="2" fo:widows="2" fo:hyphenation-ladder-count="no-limit" style:text-autospace="ideograph-alpha" style:punctuation-wrap="hanging" style:line-break="strict" style:vertical-align="baseline" style:writing-mode="lr-tb"/>
      <style:text-properties style:use-window-font-color="true" style:font-name="Times New Roman" fo:font-family="'Times New Roman'" style:font-family-generic="roman" fo:font-size="12pt" fo:language="en" fo:country="US" style:letter-kerning="true" style:font-name-asian="Times New Roman1"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size-complex="10pt" style:language-complex="ar" style:country-complex="SA" fo:hyphenate="false" fo:hyphenation-remain-char-count="2" fo:hyphenation-push-char-count="2"/>
    </style:style>
    <style:style style:name="CodeSingle" style:family="paragraph" style:next-style-name="Body">
      <style:paragraph-properties fo:margin-top="0.0835in" fo:margin-bottom="0.0835in" loext:contextual-spacing="false" fo:line-height="150%" fo:text-align="start" style:justify-single-word="false" fo:orphans="2" fo:widows="2" fo:hyphenation-ladder-count="no-limit" fo:padding-left="0in" fo:padding-right="0in" fo:padding-top="0.028in" fo:padding-bottom="0.028in" fo:border-left="none" fo:border-right="none" fo:border-top="0.51pt solid #000000" fo:border-bottom="0.51pt solid #000000" style:text-autospace="ideograph-alpha" style:punctuation-wrap="hanging" style:line-break="strict" style:vertical-align="baseline" style:writing-mode="lr-tb"/>
      <style:text-properties style:use-window-font-color="true" style:font-name="Courier" fo:font-family="Courier, 'Courier New'" style:font-family-generic="roman" fo:font-size="10pt" fo:language="en" fo:country="US" style:letter-kerning="true" style:font-name-asian="Times New Roman1" style:font-family-asian="'Times New Roman'" style:font-family-generic-asian="roman" style:font-pitch-asian="variable" style:font-size-asian="10pt" style:language-asian="zh" style:country-asian="CN" style:font-name-complex="Courier2" style:font-family-complex="Courier, 'Courier New'" style:font-pitch-complex="variable" style:font-size-complex="10pt" style:language-complex="ar" style:country-complex="SA" fo:hyphenate="false" fo:hyphenation-remain-char-count="2" fo:hyphenation-push-char-count="2"/>
    </style:style>
    <style:style style:name="CodeA" style:family="paragraph">
      <style:paragraph-properties fo:margin-top="0.0835in" fo:margin-bottom="0in" loext:contextual-spacing="false" fo:line-height="150%" fo:text-align="start" style:justify-single-word="false" fo:orphans="2" fo:widows="2" fo:hyphenation-ladder-count="no-limit" fo:padding-left="0in" fo:padding-right="0in" fo:padding-top="0.028in" fo:padding-bottom="0in" fo:border-left="none" fo:border-right="none" fo:border-top="0.51pt solid #000000" fo:border-bottom="none" style:text-autospace="ideograph-alpha" style:punctuation-wrap="hanging" style:line-break="strict" style:vertical-align="baseline" style:writing-mode="lr-tb"/>
      <style:text-properties style:use-window-font-color="true" style:font-name="Courier" fo:font-family="Courier, 'Courier New'" style:font-family-generic="roman" fo:font-size="10pt" fo:language="en" fo:country="US" style:letter-kerning="true" style:font-name-asian="Times New Roman1" style:font-family-asian="'Times New Roman'" style:font-family-generic-asian="roman" style:font-pitch-asian="variable" style:font-size-asian="10pt" style:language-asian="zh" style:country-asian="CN" style:font-name-complex="Courier2" style:font-family-complex="Courier, 'Courier New'" style:font-pitch-complex="variable" style:font-size-complex="10pt" style:language-complex="ar" style:country-complex="SA" fo:hyphenate="false" fo:hyphenation-remain-char-count="2" fo:hyphenation-push-char-count="2"/>
    </style:style>
    <style:style style:name="CodeB" style:family="paragraph">
      <style:paragraph-properties fo:line-height="150%" fo:text-align="start" style:justify-single-word="false" fo:orphans="2" fo:widows="2" fo:hyphenation-ladder-count="no-limit" style:text-autospace="ideograph-alpha" style:punctuation-wrap="hanging" style:line-break="strict" style:vertical-align="baseline" style:writing-mode="lr-tb"/>
      <style:text-properties style:use-window-font-color="true" style:font-name="Courier" fo:font-family="Courier, 'Courier New'" style:font-family-generic="roman" fo:font-size="10pt" fo:language="en" fo:country="US" style:letter-kerning="true" style:font-name-asian="Times New Roman1" style:font-family-asian="'Times New Roman'" style:font-family-generic-asian="roman" style:font-pitch-asian="variable" style:font-size-asian="10pt" style:language-asian="zh" style:country-asian="CN" style:font-name-complex="Courier2" style:font-family-complex="Courier, 'Courier New'" style:font-pitch-complex="variable" style:font-size-complex="10pt" style:language-complex="ar" style:country-complex="SA" fo:hyphenate="false" fo:hyphenation-remain-char-count="2" fo:hyphenation-push-char-count="2"/>
    </style:style>
    <style:style style:name="CodeC" style:family="paragraph" style:next-style-name="Body">
      <style:paragraph-properties fo:margin-top="0in" fo:margin-bottom="0.0835in" loext:contextual-spacing="false" fo:line-height="150%" fo:text-align="start" style:justify-single-word="false" fo:orphans="2" fo:widows="2" fo:hyphenation-ladder-count="no-limit" fo:padding-left="0in" fo:padding-right="0in" fo:padding-top="0in" fo:padding-bottom="0.028in" fo:border-left="none" fo:border-right="none" fo:border-top="none" fo:border-bottom="0.51pt solid #000000" style:text-autospace="ideograph-alpha" style:punctuation-wrap="hanging" style:line-break="strict" style:vertical-align="baseline" style:writing-mode="lr-tb"/>
      <style:text-properties style:use-window-font-color="true" style:font-name="Courier" fo:font-family="Courier, 'Courier New'" style:font-family-generic="roman" fo:font-size="10pt" fo:language="en" fo:country="US" style:letter-kerning="true" style:font-name-asian="Times New Roman1" style:font-family-asian="'Times New Roman'" style:font-family-generic-asian="roman" style:font-pitch-asian="variable" style:font-size-asian="10pt" style:language-asian="zh" style:country-asian="CN" style:font-name-complex="Courier2" style:font-family-complex="Courier, 'Courier New'" style:font-pitch-complex="variable" style:font-size-complex="10pt" style:language-complex="ar" style:country-complex="SA" fo:hyphenate="false" fo:hyphenation-remain-char-count="2" fo:hyphenation-push-char-count="2"/>
    </style:style>
    <style:style style:name="HeadB" style:family="paragraph" style:next-style-name="BodyFirst">
      <style:paragraph-properties fo:margin-top="0.0835in" fo:margin-bottom="0.0835in" loext:contextual-spacing="false" fo:line-height="150%" fo:text-align="start" style:justify-single-word="false" fo:orphans="2" fo:widows="2" fo:hyphenation-ladder-count="no-limit" style:text-autospace="ideograph-alpha" style:punctuation-wrap="hanging" style:line-break="strict" style:vertical-align="baseline" style:writing-mode="lr-tb"/>
      <style:text-properties style:use-window-font-color="true" style:font-name="Arial" fo:font-family="Arial" style:font-family-generic="swiss" fo:font-size="12pt" fo:language="en" fo:country="US" fo:font-style="italic" fo:font-weight="bold" style:letter-kerning="true" style:font-name-asian="Times New Roman1" style:font-family-asian="'Times New Roman'" style:font-family-generic-asian="roman" style:font-pitch-asian="variable" style:font-size-asian="12pt" style:language-asian="zh" style:country-asian="CN" style:font-style-asian="italic" style:font-weight-asian="bold" style:font-name-complex="Arial1" style:font-family-complex="Arial" style:font-family-generic-complex="swiss" style:font-pitch-complex="variable" style:font-size-complex="10pt" style:language-complex="ar" style:country-complex="SA" fo:hyphenate="false" fo:hyphenation-remain-char-count="2" fo:hyphenation-push-char-count="2"/>
    </style:style>
    <style:style style:name="BulletA" style:family="paragraph">
      <style:paragraph-properties fo:margin-left="0.5in" fo:margin-right="0in" fo:margin-top="0.0835in" fo:margin-bottom="0in" loext:contextual-spacing="false" fo:line-height="150%" fo:text-align="start" style:justify-single-word="false" fo:orphans="2" fo:widows="2" fo:hyphenation-ladder-count="no-limit" fo:text-indent="0in" style:auto-text-indent="false" style:text-autospace="ideograph-alpha" style:punctuation-wrap="hanging" style:line-break="strict" style:vertical-align="baseline" style:writing-mode="lr-tb"/>
      <style:text-properties fo:color="#008080" style:font-name="Times New Roman" fo:font-family="'Times New Roman'" style:font-family-generic="roman" fo:font-size="12pt" fo:language="en" fo:country="US" style:letter-kerning="true" style:font-name-asian="Times New Roman1"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size-complex="10pt" style:language-complex="ar" style:country-complex="SA" fo:hyphenate="false" fo:hyphenation-remain-char-count="2" fo:hyphenation-push-char-count="2"/>
    </style:style>
    <style:style style:name="Production_20_Directive" style:display-name="Production Directive" style:family="paragraph" style:next-style-name="Standard_20__28_user_29_">
      <style:paragraph-properties fo:margin-top="0.0835in" fo:margin-bottom="0.0835in" loext:contextual-spacing="false" fo:line-height="150%" fo:text-align="start" style:justify-single-word="false" fo:orphans="2" fo:widows="2" fo:hyphenation-ladder-count="no-limit" style:text-autospace="ideograph-alpha" style:punctuation-wrap="hanging" style:line-break="strict" style:vertical-align="baseline" style:writing-mode="lr-tb"/>
      <style:text-properties fo:font-variant="small-caps" fo:color="#ff0000" style:font-name="Times New Roman" fo:font-family="'Times New Roman'" style:font-family-generic="roman" fo:font-size="10pt" fo:language="en" fo:country="US" style:letter-kerning="true" style:font-name-asian="Times New Roman1"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size-complex="10pt" style:language-complex="ar" style:country-complex="SA" fo:hyphenate="false" fo:hyphenation-remain-char-count="2" fo:hyphenation-push-char-count="2"/>
    </style:style>
    <style:style style:name="HeadC" style:family="paragraph" style:next-style-name="BodyFirst">
      <style:paragraph-properties fo:margin-top="0.0835in" fo:margin-bottom="0.0835in" loext:contextual-spacing="false" fo:line-height="150%" fo:text-align="start" style:justify-single-word="false" fo:orphans="2" fo:widows="2" fo:hyphenation-ladder-count="no-limit" style:text-autospace="ideograph-alpha" style:punctuation-wrap="hanging" style:line-break="strict" style:vertical-align="baseline" style:writing-mode="lr-tb"/>
      <style:text-properties style:use-window-font-color="true" style:font-name="Arial" fo:font-family="Arial" style:font-family-generic="swiss" fo:font-size="10pt" fo:language="en" fo:country="US" fo:font-weight="bold" style:letter-kerning="true" style:font-name-asian="Times New Roman1" style:font-family-asian="'Times New Roman'" style:font-family-generic-asian="roman" style:font-pitch-asian="variable" style:font-size-asian="10pt" style:language-asian="zh" style:country-asian="CN" style:font-weight-asian="bold" style:font-name-complex="Arial1" style:font-family-complex="Arial" style:font-family-generic-complex="swiss" style:font-pitch-complex="variable" style:font-size-complex="10pt" style:language-complex="ar" style:country-complex="SA" fo:hyphenate="false" fo:hyphenation-remain-char-count="2" fo:hyphenation-push-char-count="2"/>
    </style:style>
    <style:style style:name="Footer" style:family="paragraph" style:parent-style-name="Standard_20__28_user_29_" style:class="extra">
      <style:paragraph-properties text:number-lines="false" text:line-number="0">
        <style:tab-stops>
          <style:tab-stop style:position="3.4626in" style:type="center"/>
          <style:tab-stop style:position="6.9252in" style:type="right"/>
        </style:tab-stops>
      </style:paragraph-properties>
    </style:style>
    <style:style style:name="Basic" style:family="paragraph" style:parent-style-name="Body"/>
    <style:style style:name="CodeA_20_Wide" style:display-name="CodeA Wide" style:family="paragraph">
      <style:paragraph-properties fo:margin-top="0.0835in" fo:margin-bottom="0in" loext:contextual-spacing="false" fo:line-height="150%" fo:text-align="start" style:justify-single-word="false" fo:orphans="2" fo:widows="2" fo:hyphenation-ladder-count="no-limit" fo:padding-left="0in" fo:padding-right="0in" fo:padding-top="0.028in" fo:padding-bottom="0in" fo:border-left="none" fo:border-right="none" fo:border-top="0.51pt solid #000000" fo:border-bottom="none" style:text-autospace="ideograph-alpha" style:punctuation-wrap="hanging" style:line-break="strict" style:vertical-align="baseline" style:writing-mode="lr-tb"/>
      <style:text-properties style:use-window-font-color="true" style:font-name="Courier" fo:font-family="Courier, 'Courier New'" style:font-family-generic="roman" fo:font-size="8pt" fo:language="en" fo:country="US" style:letter-kerning="true" style:font-name-asian="Times New Roman1" style:font-family-asian="'Times New Roman'" style:font-family-generic-asian="roman" style:font-pitch-asian="variable" style:font-size-asian="8pt" style:language-asian="zh" style:country-asian="CN" style:font-name-complex="Courier2" style:font-family-complex="Courier, 'Courier New'" style:font-pitch-complex="variable" style:font-size-complex="10pt" style:language-complex="ar" style:country-complex="SA" fo:hyphenate="false" fo:hyphenation-remain-char-count="2" fo:hyphenation-push-char-count="2"/>
    </style:style>
    <style:style style:name="CodeB_20_Wide" style:display-name="CodeB Wide" style:family="paragraph">
      <style:paragraph-properties fo:line-height="150%" fo:text-align="start" style:justify-single-word="false" fo:orphans="2" fo:widows="2" fo:hyphenation-ladder-count="no-limit" style:text-autospace="ideograph-alpha" style:punctuation-wrap="hanging" style:line-break="strict" style:vertical-align="baseline" style:writing-mode="lr-tb"/>
      <style:text-properties style:use-window-font-color="true" style:font-name="Courier" fo:font-family="Courier, 'Courier New'" style:font-family-generic="roman" fo:font-size="8pt" fo:language="en" fo:country="US" style:letter-kerning="true" style:font-name-asian="Times New Roman1" style:font-family-asian="'Times New Roman'" style:font-family-generic-asian="roman" style:font-pitch-asian="variable" style:font-size-asian="8pt" style:language-asian="zh" style:country-asian="CN" style:font-name-complex="Courier2" style:font-family-complex="Courier, 'Courier New'" style:font-pitch-complex="variable" style:font-size-complex="10pt" style:language-complex="ar" style:country-complex="SA" fo:hyphenate="false" fo:hyphenation-remain-char-count="2" fo:hyphenation-push-char-count="2"/>
    </style:style>
    <style:style style:name="CodeC_20_Wide" style:display-name="CodeC Wide" style:family="paragraph" style:next-style-name="Standard_20__28_user_29_">
      <style:paragraph-properties fo:margin-top="0in" fo:margin-bottom="0.0835in" loext:contextual-spacing="false" fo:line-height="150%" fo:text-align="start" style:justify-single-word="false" fo:orphans="2" fo:widows="2" fo:hyphenation-ladder-count="no-limit" fo:padding-left="0in" fo:padding-right="0in" fo:padding-top="0in" fo:padding-bottom="0.028in" fo:border-left="none" fo:border-right="none" fo:border-top="none" fo:border-bottom="0.51pt solid #000000" style:text-autospace="ideograph-alpha" style:punctuation-wrap="hanging" style:line-break="strict" style:vertical-align="baseline" style:writing-mode="lr-tb"/>
      <style:text-properties style:use-window-font-color="true" style:font-name="Courier" fo:font-family="Courier, 'Courier New'" style:font-family-generic="roman" fo:font-size="8pt" fo:language="en" fo:country="US" style:letter-kerning="true" style:font-name-asian="Times New Roman1" style:font-family-asian="'Times New Roman'" style:font-family-generic-asian="roman" style:font-pitch-asian="variable" style:font-size-asian="8pt" style:language-asian="zh" style:country-asian="CN" style:font-name-complex="Courier2" style:font-family-complex="Courier, 'Courier New'" style:font-pitch-complex="variable" style:font-size-complex="10pt" style:language-complex="ar" style:country-complex="SA" fo:hyphenate="false" fo:hyphenation-remain-char-count="2" fo:hyphenation-push-char-count="2"/>
    </style:style>
    <style:style style:name="CodeSingle_20_Wide" style:display-name="CodeSingle Wide" style:family="paragraph" style:next-style-name="Body">
      <style:paragraph-properties fo:margin-top="0.0835in" fo:margin-bottom="0.0835in" loext:contextual-spacing="false" fo:line-height="150%" fo:text-align="start" style:justify-single-word="false" fo:orphans="2" fo:widows="2" fo:hyphenation-ladder-count="no-limit" fo:padding-left="0in" fo:padding-right="0in" fo:padding-top="0.028in" fo:padding-bottom="0.028in" fo:border-left="none" fo:border-right="none" fo:border-top="0.51pt solid #000000" fo:border-bottom="0.51pt solid #000000" style:text-autospace="ideograph-alpha" style:punctuation-wrap="hanging" style:line-break="strict" style:vertical-align="baseline" style:writing-mode="lr-tb"/>
      <style:text-properties style:use-window-font-color="true" style:font-name="Courier" fo:font-family="Courier, 'Courier New'" style:font-family-generic="roman" fo:font-size="8pt" fo:language="en" fo:country="US" style:letter-kerning="true" style:font-name-asian="Times New Roman1" style:font-family-asian="'Times New Roman'" style:font-family-generic-asian="roman" style:font-pitch-asian="variable" style:font-size-asian="8pt" style:language-asian="zh" style:country-asian="CN" style:font-name-complex="Courier2" style:font-family-complex="Courier, 'Courier New'" style:font-pitch-complex="variable" style:font-size-complex="10pt" style:language-complex="ar" style:country-complex="SA" fo:hyphenate="false" fo:hyphenation-remain-char-count="2" fo:hyphenation-push-char-count="2"/>
    </style:style>
    <style:style style:name="CodeA_20_Indent" style:display-name="CodeA Indent" style:family="paragraph" style:next-style-name="Standard_20__28_user_29_">
      <style:paragraph-properties fo:margin-left="0.25in" fo:margin-right="0in" fo:margin-top="0.0835in" fo:margin-bottom="0in" loext:contextual-spacing="false" fo:line-height="150%" fo:text-align="start" style:justify-single-word="false" fo:orphans="2" fo:widows="2" fo:hyphenation-ladder-count="no-limit" fo:text-indent="0in" style:auto-text-indent="false" fo:padding-left="0in" fo:padding-right="0in" fo:padding-top="0.028in" fo:padding-bottom="0in" fo:border-left="none" fo:border-right="none" fo:border-top="0.51pt solid #000000" fo:border-bottom="none" style:text-autospace="ideograph-alpha" style:punctuation-wrap="hanging" style:line-break="strict" style:vertical-align="baseline" style:writing-mode="lr-tb"/>
      <style:text-properties style:use-window-font-color="true" style:font-name="Courier" fo:font-family="Courier, 'Courier New'" style:font-family-generic="roman" fo:font-size="10pt" fo:language="en" fo:country="US" style:letter-kerning="true" style:font-name-asian="Times New Roman1" style:font-family-asian="'Times New Roman'" style:font-family-generic-asian="roman" style:font-pitch-asian="variable" style:font-size-asian="10pt" style:language-asian="zh" style:country-asian="CN" style:font-name-complex="Courier2" style:font-family-complex="Courier, 'Courier New'" style:font-pitch-complex="variable" style:font-size-complex="10pt" style:language-complex="ar" style:country-complex="SA" fo:hyphenate="false" fo:hyphenation-remain-char-count="2" fo:hyphenation-push-char-count="2"/>
    </style:style>
    <style:style style:name="CodeB_20_Indent" style:display-name="CodeB Indent" style:family="paragraph" style:next-style-name="Standard_20__28_user_29_">
      <style:paragraph-properties fo:margin-left="0.25in" fo:margin-right="0in" fo:margin-top="0in" fo:margin-bottom="0in" loext:contextual-spacing="false" fo:line-height="150%" fo:text-align="start" style:justify-single-word="false" fo:orphans="2" fo:widows="2" fo:hyphenation-ladder-count="no-limit" fo:text-indent="0in" style:auto-text-indent="false" style:text-autospace="ideograph-alpha" style:punctuation-wrap="hanging" style:line-break="strict" style:vertical-align="baseline" style:writing-mode="lr-tb"/>
      <style:text-properties style:use-window-font-color="true" style:font-name="Courier" fo:font-family="Courier, 'Courier New'" style:font-family-generic="roman" fo:font-size="10pt" fo:language="en" fo:country="US" style:letter-kerning="true" style:font-name-asian="Times New Roman1" style:font-family-asian="'Times New Roman'" style:font-family-generic-asian="roman" style:font-pitch-asian="variable" style:font-size-asian="10pt" style:language-asian="zh" style:country-asian="CN" style:font-name-complex="Courier2" style:font-family-complex="Courier, 'Courier New'" style:font-pitch-complex="variable" style:font-size-complex="10pt" style:language-complex="ar" style:country-complex="SA" fo:hyphenate="false" fo:hyphenation-remain-char-count="2" fo:hyphenation-push-char-count="2"/>
    </style:style>
    <style:style style:name="CodeC_20_Indent" style:display-name="CodeC Indent" style:family="paragraph" style:next-style-name="Standard_20__28_user_29_">
      <style:paragraph-properties fo:margin-left="0.25in" fo:margin-right="0in" fo:margin-top="0in" fo:margin-bottom="0.0835in" loext:contextual-spacing="false" fo:line-height="150%" fo:text-align="start" style:justify-single-word="false" fo:orphans="2" fo:widows="2" fo:hyphenation-ladder-count="no-limit" fo:text-indent="0in" style:auto-text-indent="false" fo:padding-left="0in" fo:padding-right="0in" fo:padding-top="0in" fo:padding-bottom="0.028in" fo:border-left="none" fo:border-right="none" fo:border-top="none" fo:border-bottom="0.51pt solid #000000" style:text-autospace="ideograph-alpha" style:punctuation-wrap="hanging" style:line-break="strict" style:vertical-align="baseline" style:writing-mode="lr-tb"/>
      <style:text-properties style:use-window-font-color="true" style:font-name="Courier" fo:font-family="Courier, 'Courier New'" style:font-family-generic="roman" fo:font-size="10pt" fo:language="en" fo:country="US" style:letter-kerning="true" style:font-name-asian="Times New Roman1" style:font-family-asian="'Times New Roman'" style:font-family-generic-asian="roman" style:font-pitch-asian="variable" style:font-size-asian="10pt" style:language-asian="zh" style:country-asian="CN" style:font-name-complex="Courier2" style:font-family-complex="Courier, 'Courier New'" style:font-pitch-complex="variable" style:font-size-complex="10pt" style:language-complex="ar" style:country-complex="SA" fo:hyphenate="false" fo:hyphenation-remain-char-count="2" fo:hyphenation-push-char-count="2"/>
    </style:style>
    <style:style style:name="CodeSingle_20_Indent" style:display-name="CodeSingle Indent" style:family="paragraph" style:next-style-name="Standard_20__28_user_29_">
      <style:paragraph-properties fo:margin-left="0.25in" fo:margin-right="0in" fo:margin-top="0.0835in" fo:margin-bottom="0.0835in" loext:contextual-spacing="false" fo:line-height="150%" fo:text-align="start" style:justify-single-word="false" fo:orphans="2" fo:widows="2" fo:hyphenation-ladder-count="no-limit" fo:text-indent="0in" style:auto-text-indent="false" fo:padding-left="0in" fo:padding-right="0in" fo:padding-top="0.028in" fo:padding-bottom="0.028in" fo:border-left="none" fo:border-right="none" fo:border-top="0.51pt solid #000000" fo:border-bottom="0.51pt solid #000000" style:text-autospace="ideograph-alpha" style:punctuation-wrap="hanging" style:line-break="strict" style:vertical-align="baseline" style:writing-mode="lr-tb"/>
      <style:text-properties style:use-window-font-color="true" style:font-name="Courier" fo:font-family="Courier, 'Courier New'" style:font-family-generic="roman" fo:font-size="10pt" fo:language="en" fo:country="US" style:letter-kerning="true" style:font-name-asian="Times New Roman1" style:font-family-asian="'Times New Roman'" style:font-family-generic-asian="roman" style:font-pitch-asian="variable" style:font-size-asian="10pt" style:language-asian="zh" style:country-asian="CN" style:font-name-complex="Courier2" style:font-family-complex="Courier, 'Courier New'" style:font-pitch-complex="variable" style:font-size-complex="10pt" style:language-complex="ar" style:country-complex="SA"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Note" style:family="paragraph" style:next-style-name="Body">
      <style:paragraph-properties fo:margin-top="0.0835in" fo:margin-bottom="0.0835in" loext:contextual-spacing="false" fo:line-height="150%" fo:text-align="start" style:justify-single-word="false" fo:orphans="2" fo:widows="2" fo:hyphenation-ladder-count="no-limit" style:text-autospace="ideograph-alpha" style:punctuation-wrap="hanging" style:line-break="strict" style:vertical-align="baseline" style:writing-mode="lr-tb"/>
      <style:text-properties style:use-window-font-color="true" style:font-name="Times New Roman" fo:font-family="'Times New Roman'" style:font-family-generic="roman" fo:font-size="12pt" fo:language="en" fo:country="US" fo:font-style="italic" style:letter-kerning="true" style:font-name-asian="Times New Roman1" style:font-family-asian="'Times New Roman'" style:font-family-generic-asian="roman" style:font-pitch-asian="variable" style:font-size-asian="12pt" style:language-asian="zh" style:country-asian="CN" style:font-style-asian="italic" style:font-name-complex="Times New Roman" style:font-family-complex="'Times New Roman'" style:font-family-generic-complex="roman" style:font-size-complex="10pt" style:language-complex="ar" style:country-complex="SA" fo:hyphenate="false" fo:hyphenation-remain-char-count="2" fo:hyphenation-push-char-count="2"/>
    </style:style>
    <style:style style:name="List_20_Plain_20_B" style:display-name="List Plain B" style:family="paragraph">
      <style:paragraph-properties fo:margin-left="0.25in" fo:margin-right="0in" fo:margin-top="0in" fo:margin-bottom="0in" loext:contextual-spacing="false" fo:line-height="150%" fo:text-align="start" style:justify-single-word="false" fo:orphans="2" fo:widows="2" fo:hyphenation-ladder-count="no-limit" fo:text-indent="0in" style:auto-text-indent="false" style:text-autospace="ideograph-alpha" style:punctuation-wrap="hanging" style:line-break="strict" style:vertical-align="baseline" style:writing-mode="lr-tb"/>
      <style:text-properties fo:color="#800080" style:font-name="Times New Roman" fo:font-family="'Times New Roman'" style:font-family-generic="roman" fo:font-size="12pt" fo:language="en" fo:country="US" style:letter-kerning="true" style:font-name-asian="Times New Roman1"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size-complex="10pt" style:language-complex="ar" style:country-complex="SA" fo:hyphenate="false" fo:hyphenation-remain-char-count="2" fo:hyphenation-push-char-count="2"/>
    </style:style>
    <style:style style:name="List_20_Plain_20_C" style:display-name="List Plain C" style:family="paragraph" style:next-style-name="Body">
      <style:paragraph-properties fo:margin-left="0.25in" fo:margin-right="0in" fo:margin-top="0in" fo:margin-bottom="0.0835in" loext:contextual-spacing="false" fo:line-height="150%" fo:text-align="start" style:justify-single-word="false" fo:orphans="2" fo:widows="2" fo:hyphenation-ladder-count="no-limit" fo:text-indent="0in" style:auto-text-indent="false" style:text-autospace="ideograph-alpha" style:punctuation-wrap="hanging" style:line-break="strict" style:vertical-align="baseline" style:writing-mode="lr-tb"/>
      <style:text-properties fo:color="#800080" style:font-name="Times New Roman" fo:font-family="'Times New Roman'" style:font-family-generic="roman" fo:font-size="12pt" fo:language="en" fo:country="US" style:letter-kerning="true" style:font-name-asian="Times New Roman1"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size-complex="10pt" style:language-complex="ar" style:country-complex="SA" fo:hyphenate="false" fo:hyphenation-remain-char-count="2" fo:hyphenation-push-char-count="2"/>
    </style:style>
    <style:style style:name="ListHead" style:family="paragraph">
      <style:paragraph-properties fo:margin-top="0.0835in" fo:margin-bottom="0in" loext:contextual-spacing="false" fo:line-height="150%" fo:text-align="start" style:justify-single-word="false" fo:orphans="2" fo:widows="2" fo:hyphenation-ladder-count="no-limit" style:text-autospace="ideograph-alpha" style:punctuation-wrap="hanging" style:line-break="strict" style:vertical-align="baseline" style:writing-mode="lr-tb"/>
      <style:text-properties style:use-window-font-color="true" style:font-name="Times New Roman" fo:font-family="'Times New Roman'" style:font-family-generic="roman" fo:font-size="12pt" fo:language="en" fo:country="US" fo:font-weight="bold" style:letter-kerning="true" style:font-name-asian="Times New Roman1" style:font-family-asian="'Times New Roman'" style:font-family-generic-asian="roman" style:font-pitch-asian="variable" style:font-size-asian="12pt" style:language-asian="zh" style:country-asian="CN" style:font-weight-asian="bold" style:font-name-complex="Times New Roman" style:font-family-complex="'Times New Roman'" style:font-family-generic-complex="roman" style:font-size-complex="10pt" style:language-complex="ar" style:country-complex="SA" fo:hyphenate="false" fo:hyphenation-remain-char-count="2" fo:hyphenation-push-char-count="2"/>
    </style:style>
    <style:style style:name="ListBody" style:family="paragraph" style:next-style-name="Standard_20__28_user_29_">
      <style:paragraph-properties fo:margin-left="0.25in" fo:margin-right="0in" fo:margin-top="0in" fo:margin-bottom="0.0835in" loext:contextual-spacing="false" fo:line-height="150%" fo:text-align="start" style:justify-single-word="false" fo:orphans="2" fo:widows="2" fo:hyphenation-ladder-count="no-limit" fo:text-indent="0in" style:auto-text-indent="false" style:text-autospace="ideograph-alpha" style:punctuation-wrap="hanging" style:line-break="strict" style:vertical-align="baseline" style:writing-mode="lr-tb"/>
      <style:text-properties style:use-window-font-color="true" style:font-name="Times New Roman" fo:font-family="'Times New Roman'" style:font-family-generic="roman" fo:font-size="12pt" fo:language="en" fo:country="US" style:letter-kerning="true" style:font-name-asian="Times New Roman1"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size-complex="10pt" style:language-complex="ar" style:country-complex="SA" fo:hyphenate="false" fo:hyphenation-remain-char-count="2" fo:hyphenation-push-char-count="2"/>
    </style:style>
    <style:style style:name="NumListA" style:family="paragraph" style:next-style-name="Standard_20__28_user_29_">
      <style:paragraph-properties fo:margin-left="0.5in" fo:margin-right="0in" fo:margin-top="0.0835in" fo:margin-bottom="0in" loext:contextual-spacing="false" fo:line-height="150%" fo:text-align="start" style:justify-single-word="false" fo:orphans="2" fo:widows="2" fo:hyphenation-ladder-count="no-limit" fo:text-indent="0in" style:auto-text-indent="false" style:text-autospace="ideograph-alpha" style:punctuation-wrap="hanging" style:line-break="strict" style:vertical-align="baseline" style:writing-mode="lr-tb"/>
      <style:text-properties fo:color="#008000" style:font-name="Times New Roman" fo:font-family="'Times New Roman'" style:font-family-generic="roman" fo:font-size="12pt" fo:language="en" fo:country="US" style:letter-kerning="true" style:font-name-asian="Times New Roman1"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size-complex="10pt" style:language-complex="ar" style:country-complex="SA" fo:hyphenate="false" fo:hyphenation-remain-char-count="2" fo:hyphenation-push-char-count="2"/>
    </style:style>
    <style:style style:name="NumListB" style:family="paragraph" style:next-style-name="Standard_20__28_user_29_">
      <style:paragraph-properties fo:margin-left="0.5in" fo:margin-right="0in" fo:margin-top="0in" fo:margin-bottom="0in" loext:contextual-spacing="false" fo:line-height="150%" fo:text-align="start" style:justify-single-word="false" fo:orphans="2" fo:widows="2" fo:hyphenation-ladder-count="no-limit" fo:text-indent="0in" style:auto-text-indent="false" style:text-autospace="ideograph-alpha" style:punctuation-wrap="hanging" style:line-break="strict" style:vertical-align="baseline" style:writing-mode="lr-tb"/>
      <style:text-properties fo:color="#008000" style:font-name="Times New Roman" fo:font-family="'Times New Roman'" style:font-family-generic="roman" fo:font-size="12pt" fo:language="en" fo:country="US" style:letter-kerning="true" style:font-name-asian="Times New Roman1"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size-complex="10pt" style:language-complex="ar" style:country-complex="SA" fo:hyphenate="false" fo:hyphenation-remain-char-count="2" fo:hyphenation-push-char-count="2"/>
    </style:style>
    <style:style style:name="NumListC" style:family="paragraph" style:next-style-name="Standard_20__28_user_29_">
      <style:paragraph-properties fo:margin-left="0.5in" fo:margin-right="0in" fo:margin-top="0in" fo:margin-bottom="0.0835in" loext:contextual-spacing="false" fo:line-height="150%" fo:text-align="start" style:justify-single-word="false" fo:orphans="2" fo:widows="2" fo:hyphenation-ladder-count="no-limit" fo:text-indent="0in" style:auto-text-indent="false" style:text-autospace="ideograph-alpha" style:punctuation-wrap="hanging" style:line-break="strict" style:vertical-align="baseline" style:writing-mode="lr-tb"/>
      <style:text-properties fo:color="#008000" style:font-name="Times New Roman" fo:font-family="'Times New Roman'" style:font-family-generic="roman" fo:font-size="12pt" fo:language="en" fo:country="US" style:letter-kerning="true" style:font-name-asian="Times New Roman1"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size-complex="10pt" style:language-complex="ar" style:country-complex="SA" fo:hyphenate="false" fo:hyphenation-remain-char-count="2" fo:hyphenation-push-char-count="2"/>
    </style:style>
    <style:style style:name="SubNumberA" style:family="paragraph" style:next-style-name="Standard_20__28_user_29_">
      <style:paragraph-properties fo:margin-left="0.75in" fo:margin-right="0in" fo:margin-top="0in" fo:margin-bottom="0in" loext:contextual-spacing="false" fo:line-height="150%" fo:text-align="start" style:justify-single-word="false" fo:orphans="2" fo:widows="2" fo:hyphenation-ladder-count="no-limit" fo:text-indent="0in" style:auto-text-indent="false" style:text-autospace="ideograph-alpha" style:punctuation-wrap="hanging" style:line-break="strict" style:vertical-align="baseline" style:writing-mode="lr-tb"/>
      <style:text-properties fo:color="#003300" style:font-name="Times New Roman" fo:font-family="'Times New Roman'" style:font-family-generic="roman" fo:font-size="12pt" fo:language="en" fo:country="US" style:letter-kerning="true" style:font-name-asian="Times New Roman1"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size-complex="10pt" style:language-complex="ar" style:country-complex="SA" fo:hyphenate="false" fo:hyphenation-remain-char-count="2" fo:hyphenation-push-char-count="2"/>
    </style:style>
    <style:style style:name="SubNumberB" style:family="paragraph" style:next-style-name="Standard_20__28_user_29_">
      <style:paragraph-properties fo:margin-left="0.75in" fo:margin-right="0in" fo:margin-top="0in" fo:margin-bottom="0in" loext:contextual-spacing="false" fo:line-height="150%" fo:text-align="start" style:justify-single-word="false" fo:orphans="2" fo:widows="2" fo:hyphenation-ladder-count="no-limit" fo:text-indent="0in" style:auto-text-indent="false" style:text-autospace="ideograph-alpha" style:punctuation-wrap="hanging" style:line-break="strict" style:vertical-align="baseline" style:writing-mode="lr-tb"/>
      <style:text-properties fo:color="#003300" style:font-name="Times New Roman" fo:font-family="'Times New Roman'" style:font-family-generic="roman" fo:font-size="12pt" fo:language="en" fo:country="US" style:letter-kerning="true" style:font-name-asian="Times New Roman1"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size-complex="10pt" style:language-complex="ar" style:country-complex="SA" fo:hyphenate="false" fo:hyphenation-remain-char-count="2" fo:hyphenation-push-char-count="2"/>
    </style:style>
    <style:style style:name="BulletB" style:family="paragraph" style:next-style-name="Standard_20__28_user_29_">
      <style:paragraph-properties fo:margin-left="0.5in" fo:margin-right="0in" fo:margin-top="0in" fo:margin-bottom="0in" loext:contextual-spacing="false" fo:line-height="150%" fo:text-align="start" style:justify-single-word="false" fo:orphans="2" fo:widows="2" fo:hyphenation-ladder-count="no-limit" fo:text-indent="0in" style:auto-text-indent="false" style:text-autospace="ideograph-alpha" style:punctuation-wrap="hanging" style:line-break="strict" style:vertical-align="baseline" style:writing-mode="lr-tb"/>
      <style:text-properties fo:color="#008080" style:font-name="Times New Roman" fo:font-family="'Times New Roman'" style:font-family-generic="roman" fo:font-size="12pt" fo:language="en" fo:country="US" style:letter-kerning="true" style:font-name-asian="Times New Roman1"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size-complex="10pt" style:language-complex="ar" style:country-complex="SA" fo:hyphenate="false" fo:hyphenation-remain-char-count="2" fo:hyphenation-push-char-count="2"/>
    </style:style>
    <style:style style:name="BulletC" style:family="paragraph" style:next-style-name="Standard_20__28_user_29_">
      <style:paragraph-properties fo:margin-left="0.5in" fo:margin-right="0in" fo:margin-top="0in" fo:margin-bottom="0.0835in" loext:contextual-spacing="false" fo:line-height="150%" fo:text-align="start" style:justify-single-word="false" fo:orphans="2" fo:widows="2" fo:hyphenation-ladder-count="no-limit" fo:text-indent="0in" style:auto-text-indent="false" style:text-autospace="ideograph-alpha" style:punctuation-wrap="hanging" style:line-break="strict" style:vertical-align="baseline" style:writing-mode="lr-tb"/>
      <style:text-properties fo:color="#008080" style:font-name="Times New Roman" fo:font-family="'Times New Roman'" style:font-family-generic="roman" fo:font-size="12pt" fo:language="en" fo:country="US" style:letter-kerning="true" style:font-name-asian="Times New Roman1"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size-complex="10pt" style:language-complex="ar" style:country-complex="SA" fo:hyphenate="false" fo:hyphenation-remain-char-count="2" fo:hyphenation-push-char-count="2"/>
    </style:style>
    <style:style style:name="SubBullet" style:family="paragraph" style:next-style-name="Standard_20__28_user_29_">
      <style:paragraph-properties fo:margin-left="0.75in" fo:margin-right="0in" fo:margin-top="0in" fo:margin-bottom="0in" loext:contextual-spacing="false" fo:line-height="150%" fo:text-align="start" style:justify-single-word="false" fo:orphans="2" fo:widows="2" fo:hyphenation-ladder-count="no-limit" fo:text-indent="0in" style:auto-text-indent="false" style:text-autospace="ideograph-alpha" style:punctuation-wrap="hanging" style:line-break="strict" style:vertical-align="baseline" style:writing-mode="lr-tb"/>
      <style:text-properties fo:color="#003366" style:font-name="Times New Roman" fo:font-family="'Times New Roman'" style:font-family-generic="roman" fo:font-size="12pt" fo:language="en" fo:country="US" style:letter-kerning="true" style:font-name-asian="Times New Roman1"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size-complex="10pt" style:language-complex="ar" style:country-complex="SA" fo:hyphenate="false" fo:hyphenation-remain-char-count="2" fo:hyphenation-push-char-count="2"/>
    </style:style>
    <style:style style:name="ListSimple" style:family="paragraph" style:next-style-name="Standard_20__28_user_29_">
      <style:paragraph-properties fo:margin-left="0.25in" fo:margin-right="0in" fo:margin-top="0in" fo:margin-bottom="0in" loext:contextual-spacing="false" fo:line-height="150%" fo:text-align="start" style:justify-single-word="false" fo:orphans="2" fo:widows="2" fo:hyphenation-ladder-count="no-limit" fo:text-indent="0.25in" style:auto-text-indent="false" style:text-autospace="ideograph-alpha" style:punctuation-wrap="hanging" style:line-break="strict" style:vertical-align="baseline" style:writing-mode="lr-tb"/>
      <style:text-properties style:use-window-font-color="true" style:font-name="Times New Roman" fo:font-family="'Times New Roman'" style:font-family-generic="roman" fo:font-size="12pt" fo:language="en" fo:country="US" style:letter-kerning="true" style:font-name-asian="Times New Roman1"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size-complex="10pt" style:language-complex="ar" style:country-complex="SA" fo:hyphenate="false" fo:hyphenation-remain-char-count="2" fo:hyphenation-push-char-count="2"/>
    </style:style>
    <style:style style:name="Block_20_Quote" style:display-name="Block Quote" style:family="paragraph" style:next-style-name="Standard_20__28_user_29_">
      <style:paragraph-properties fo:margin-left="1in" fo:margin-right="1in" fo:margin-top="0.0835in" fo:margin-bottom="0.0835in" loext:contextual-spacing="false" fo:text-align="start" style:justify-single-word="false" fo:orphans="2" fo:widows="2" fo:hyphenation-ladder-count="no-limit" fo:text-indent="0in" style:auto-text-indent="false" style:text-autospace="ideograph-alpha" style:punctuation-wrap="hanging" style:line-break="strict" style:vertical-align="baseline" style:writing-mode="lr-tb"/>
      <style:text-properties style:use-window-font-color="true" style:font-name="Times New Roman" fo:font-family="'Times New Roman'" style:font-family-generic="roman" fo:font-size="10pt" fo:language="en" fo:country="US" style:letter-kerning="true" style:font-name-asian="Times New Roman1"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size-complex="10pt" style:language-complex="ar" style:country-complex="SA" fo:hyphenate="false" fo:hyphenation-remain-char-count="2" fo:hyphenation-push-char-count="2"/>
    </style:style>
    <style:style style:name="Epigraph" style:family="paragraph" style:parent-style-name="Block_20_Quote">
      <style:paragraph-properties fo:margin-left="0.75in" fo:margin-right="0.75in" fo:margin-top="0in" fo:margin-bottom="0in" loext:contextual-spacing="false" fo:text-indent="0in" style:auto-text-indent="false"/>
      <style:text-properties fo:font-style="italic" style:font-style-asian="italic"/>
    </style:style>
    <style:style style:name="Listing" style:family="paragraph" style:next-style-name="Body">
      <style:paragraph-properties fo:margin-top="0in" fo:margin-bottom="0.0835in" loext:contextual-spacing="false" fo:line-height="150%" fo:text-align="start" style:justify-single-word="false" fo:orphans="2" fo:widows="2" fo:hyphenation-ladder-count="no-limit" style:text-autospace="ideograph-alpha" style:punctuation-wrap="hanging" style:line-break="strict" style:vertical-align="baseline" style:writing-mode="lr-tb"/>
      <style:text-properties fo:color="#800000" style:font-name="Arial" fo:font-family="Arial" style:font-family-generic="swiss" fo:font-size="10pt" fo:language="en" fo:country="US" fo:font-style="italic" style:letter-kerning="true" style:font-name-asian="Times New Roman1" style:font-family-asian="'Times New Roman'" style:font-family-generic-asian="roman" style:font-pitch-asian="variable" style:font-size-asian="10pt" style:language-asian="zh" style:country-asian="CN" style:font-style-asian="italic" style:font-name-complex="Arial1" style:font-family-complex="Arial" style:font-family-generic-complex="swiss" style:font-pitch-complex="variable" style:font-size-complex="10pt" style:language-complex="ar" style:country-complex="SA" style:font-weight-complex="bold" fo:hyphenate="false" fo:hyphenation-remain-char-count="2" fo:hyphenation-push-char-count="2"/>
    </style:style>
    <style:style style:name="Table_20_Title" style:display-name="Table Title" style:family="paragraph" style:next-style-name="Standard_20__28_user_29_">
      <style:paragraph-properties fo:margin-top="0.0835in" fo:margin-bottom="0.0835in" loext:contextual-spacing="false" fo:line-height="150%" fo:text-align="start" style:justify-single-word="false" fo:orphans="2" fo:widows="2" fo:hyphenation-ladder-count="no-limit" style:text-autospace="ideograph-alpha" style:punctuation-wrap="hanging" style:line-break="strict" style:vertical-align="baseline" style:writing-mode="lr-tb"/>
      <style:text-properties style:use-window-font-color="true" style:font-name="Arial" fo:font-family="Arial" style:font-family-generic="swiss" fo:font-size="10pt" fo:language="en" fo:country="US" style:letter-kerning="true" style:font-name-asian="Times New Roman1" style:font-family-asian="'Times New Roman'" style:font-family-generic-asian="roman" style:font-pitch-asian="variable" style:font-size-asian="10pt" style:language-asian="zh" style:country-asian="CN" style:font-name-complex="Arial1" style:font-family-complex="Arial" style:font-family-generic-complex="swiss" style:font-pitch-complex="variable" style:font-size-complex="10pt" style:language-complex="ar" style:country-complex="SA" fo:hyphenate="false" fo:hyphenation-remain-char-count="2" fo:hyphenation-push-char-count="2"/>
    </style:style>
    <style:style style:name="Table_20_Header" style:display-name="Table Header" style:family="paragraph" style:next-style-name="Standard_20__28_user_29_">
      <style:paragraph-properties fo:margin-top="0.0417in" fo:margin-bottom="0.0417in" loext:contextual-spacing="false" fo:line-height="150%" fo:text-align="start" style:justify-single-word="false" fo:orphans="2" fo:widows="2" fo:hyphenation-ladder-count="no-limit" style:text-autospace="ideograph-alpha" style:punctuation-wrap="hanging" style:line-break="strict" style:vertical-align="baseline" style:writing-mode="lr-tb"/>
      <style:text-properties style:use-window-font-color="true" style:font-name="Futura-Book" fo:font-family="Futura-Book" style:font-family-generic="roman" fo:font-size="10pt" fo:language="en" fo:country="US" fo:font-weight="bold" style:letter-kerning="true" style:font-name-asian="Times New Roman1" style:font-family-asian="'Times New Roman'" style:font-family-generic-asian="roman" style:font-pitch-asian="variable" style:font-size-asian="10pt" style:language-asian="zh" style:country-asian="CN" style:font-weight-asian="bold" style:font-name-complex="Futura-Book1" style:font-family-complex="Futura-Book" style:font-pitch-complex="variable" style:font-size-complex="10pt" style:language-complex="ar" style:country-complex="SA" fo:hyphenate="false" fo:hyphenation-remain-char-count="2" fo:hyphenation-push-char-count="2"/>
    </style:style>
    <style:style style:name="Table_20_Body" style:display-name="Table Body" style:family="paragraph">
      <style:paragraph-properties fo:line-height="150%" fo:text-align="start" style:justify-single-word="false" fo:orphans="2" fo:widows="2" fo:hyphenation-ladder-count="no-limit" style:text-autospace="ideograph-alpha" style:punctuation-wrap="hanging" style:line-break="strict" style:vertical-align="baseline" style:writing-mode="lr-tb"/>
      <style:text-properties style:use-window-font-color="true" style:font-name="Futura-Book" fo:font-family="Futura-Book" style:font-family-generic="roman" fo:font-size="10pt" fo:language="en" fo:country="US" style:letter-kerning="true" style:font-name-asian="Times New Roman1" style:font-family-asian="'Times New Roman'" style:font-family-generic-asian="roman" style:font-pitch-asian="variable" style:font-size-asian="10pt" style:language-asian="zh" style:country-asian="CN" style:font-name-complex="Futura-Book1" style:font-family-complex="Futura-Book" style:font-pitch-complex="variable" style:font-size-complex="10pt" style:language-complex="ar" style:country-complex="SA" fo:hyphenate="false" fo:hyphenation-remain-char-count="2" fo:hyphenation-push-char-count="2"/>
    </style:style>
    <style:style style:name="Footnote" style:family="paragraph" style:parent-style-name="Standard" style:class="extra">
      <style:paragraph-properties fo:line-height="150%" fo:text-align="start" style:justify-single-word="false" fo:orphans="2" fo:widows="2" fo:hyphenation-ladder-count="no-limit" style:writing-mode="lr-tb"/>
      <style:text-properties fo:font-size="8pt" style:font-name-asian="Times New Roman1" style:font-family-asian="'Times New Roman'" style:font-family-generic-asian="roman" style:font-pitch-asian="variable" style:font-size-asian="8pt" style:font-name-complex="Times New Roman1"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Author_20_Query" style:display-name="Author Query" style:family="paragraph">
      <style:paragraph-properties fo:margin-left="1in" fo:margin-right="1in" fo:margin-top="0.0835in" fo:margin-bottom="0.0835in" loext:contextual-spacing="false" fo:line-height="150%" fo:text-align="start" style:justify-single-word="false" fo:orphans="2" fo:widows="2" fo:hyphenation-ladder-count="no-limit" fo:text-indent="0in" style:auto-text-indent="false" style:text-autospace="ideograph-alpha" style:punctuation-wrap="hanging" style:line-break="strict" style:vertical-align="baseline" style:writing-mode="lr-tb"/>
      <style:text-properties fo:color="#ff0000" style:font-name="Times New Roman" fo:font-family="'Times New Roman'" style:font-family-generic="roman" fo:font-size="12pt" fo:language="en" fo:country="US" style:letter-kerning="true" style:font-name-asian="Times New Roman1"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size-complex="10pt" style:language-complex="ar" style:country-complex="SA" fo:hyphenate="false" fo:hyphenation-remain-char-count="2" fo:hyphenation-push-char-count="2"/>
    </style:style>
    <style:style style:name="HeadANum" style:family="paragraph" style:next-style-name="BodyFirst">
      <style:paragraph-properties fo:margin-top="0.0835in" fo:margin-bottom="0.0835in" loext:contextual-spacing="false" fo:line-height="150%" fo:text-align="start" style:justify-single-word="false" fo:orphans="2" fo:widows="2" fo:hyphenation-ladder-count="no-limit" style:text-autospace="ideograph-alpha" style:punctuation-wrap="hanging" style:line-break="strict" style:vertical-align="baseline" style:writing-mode="lr-tb"/>
      <style:text-properties fo:color="#800000" style:font-name="Arial" fo:font-family="Arial" style:font-family-generic="swiss" fo:font-size="12pt" fo:language="en" fo:country="US" fo:font-weight="bold" style:letter-kerning="true" style:font-name-asian="Times New Roman1" style:font-family-asian="'Times New Roman'" style:font-family-generic-asian="roman" style:font-pitch-asian="variable" style:font-size-asian="12pt" style:language-asian="zh" style:country-asian="CN" style:font-weight-asian="bold" style:font-name-complex="Arial1" style:font-family-complex="Arial" style:font-family-generic-complex="swiss" style:font-pitch-complex="variable" style:font-size-complex="10pt" style:language-complex="ar" style:country-complex="SA" fo:hyphenate="false" fo:hyphenation-remain-char-count="2" fo:hyphenation-push-char-count="2"/>
    </style:style>
    <style:style style:name="HeadBNum" style:family="paragraph" style:next-style-name="BodyFirst">
      <style:paragraph-properties fo:margin-top="0.0835in" fo:margin-bottom="0.0835in" loext:contextual-spacing="false" fo:line-height="150%" fo:text-align="start" style:justify-single-word="false" fo:orphans="2" fo:widows="2" fo:hyphenation-ladder-count="no-limit" style:text-autospace="ideograph-alpha" style:punctuation-wrap="hanging" style:line-break="strict" style:vertical-align="baseline" style:writing-mode="lr-tb"/>
      <style:text-properties fo:color="#800000" style:font-name="Arial" fo:font-family="Arial" style:font-family-generic="swiss" fo:font-size="12pt" fo:language="en" fo:country="US" fo:font-style="italic" fo:font-weight="bold" style:letter-kerning="true" style:font-name-asian="Times New Roman1" style:font-family-asian="'Times New Roman'" style:font-family-generic-asian="roman" style:font-pitch-asian="variable" style:font-size-asian="12pt" style:language-asian="zh" style:country-asian="CN" style:font-style-asian="italic" style:font-weight-asian="bold" style:font-name-complex="Arial1" style:font-family-complex="Arial" style:font-family-generic-complex="swiss" style:font-pitch-complex="variable" style:font-size-complex="10pt" style:language-complex="ar" style:country-complex="SA" fo:hyphenate="false" fo:hyphenation-remain-char-count="2" fo:hyphenation-push-char-count="2"/>
    </style:style>
    <style:style style:name="HeadCNum" style:family="paragraph" style:next-style-name="BodyFirst">
      <style:paragraph-properties fo:margin-top="0.0835in" fo:margin-bottom="0.0835in" loext:contextual-spacing="false" fo:line-height="150%" fo:text-align="start" style:justify-single-word="false" fo:orphans="2" fo:widows="2" fo:hyphenation-ladder-count="no-limit" style:text-autospace="ideograph-alpha" style:punctuation-wrap="hanging" style:line-break="strict" style:vertical-align="baseline" style:writing-mode="lr-tb"/>
      <style:text-properties fo:color="#800000" style:font-name="Arial" fo:font-family="Arial" style:font-family-generic="swiss" fo:font-size="10pt" fo:language="en" fo:country="US" fo:font-weight="bold" style:letter-kerning="true" style:font-name-asian="Times New Roman1" style:font-family-asian="'Times New Roman'" style:font-family-generic-asian="roman" style:font-pitch-asian="variable" style:font-size-asian="10pt" style:language-asian="zh" style:country-asian="CN" style:font-weight-asian="bold" style:font-name-complex="Arial1" style:font-family-complex="Arial" style:font-family-generic-complex="swiss" style:font-pitch-complex="variable" style:font-size-complex="10pt" style:language-complex="ar" style:country-complex="SA" fo:hyphenate="false" fo:hyphenation-remain-char-count="2" fo:hyphenation-push-char-count="2"/>
    </style:style>
    <style:style style:name="Note_20_Warning" style:display-name="Note Warning" style:family="paragraph" style:next-style-name="Standard_20__28_user_29_">
      <style:paragraph-properties fo:margin-left="0.5in" fo:margin-right="0in" fo:margin-top="0.0835in" fo:margin-bottom="0.0835in" loext:contextual-spacing="false" fo:line-height="150%" fo:text-align="start" style:justify-single-word="false" fo:orphans="2" fo:widows="2" fo:hyphenation-ladder-count="no-limit" fo:text-indent="-0.5in" style:auto-text-indent="false" style:text-autospace="ideograph-alpha" style:punctuation-wrap="hanging" style:line-break="strict" style:vertical-align="baseline" style:writing-mode="lr-tb"/>
      <style:text-properties fo:color="#800000" style:font-name="Times New Roman" fo:font-family="'Times New Roman'" style:font-family-generic="roman" fo:font-size="12pt" fo:language="en" fo:country="US" fo:font-style="italic" style:letter-kerning="true" style:font-name-asian="Times New Roman1" style:font-family-asian="'Times New Roman'" style:font-family-generic-asian="roman" style:font-pitch-asian="variable" style:font-size-asian="12pt" style:language-asian="zh" style:country-asian="CN" style:font-style-asian="italic" style:font-name-complex="Times New Roman" style:font-family-complex="'Times New Roman'" style:font-family-generic-complex="roman" style:font-size-complex="10pt" style:language-complex="ar" style:country-complex="SA" fo:hyphenate="false" fo:hyphenation-remain-char-count="2" fo:hyphenation-push-char-count="2"/>
    </style:style>
    <style:style style:name="HeadBox" style:family="paragraph" style:parent-style-name="HeadC">
      <style:paragraph-properties fo:margin-top="0.111in" fo:margin-bottom="0.0555in" loext:contextual-spacing="false" fo:text-align="center" style:justify-single-word="false"/>
      <style:text-properties fo:color="#808080" style:font-name="Dogma" fo:font-family="Dogma" style:font-family-generic="roman" fo:font-size="12pt" style:font-size-asian="12pt" style:font-name-complex="Dogma1" style:font-family-complex="Dogma" style:font-pitch-complex="variable"/>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CaptionBox" style:family="paragraph" style:parent-style-name="caption">
      <style:text-properties fo:color="#808080"/>
    </style:style>
    <style:style style:name="FootnoteBox" style:family="paragraph" style:parent-style-name="BodyFirstBox">
      <style:text-properties fo:font-size="10pt" style:font-size-asian="10pt"/>
    </style:style>
    <style:style style:name="Contents_20_Heading" style:display-name="Contents Heading" style:family="paragraph" style:parent-style-name="Heading" style:class="index">
      <style:paragraph-properties fo:margin-top="0in" fo:margin-bottom="0in" loext:contextual-spacing="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in" fo:margin-bottom="0.0693in" loext:contextual-spacing="false"/>
      <style:text-properties style:font-size-complex="10.5pt"/>
    </style:style>
    <style:style style:name="Contents_20_2" style:display-name="Contents 2" style:family="paragraph" style:parent-style-name="Standard" style:next-style-name="Standard" style:class="index">
      <style:paragraph-properties fo:margin-left="0.1665in" fo:margin-right="0in" fo:margin-top="0in" fo:margin-bottom="0.0693in" loext:contextual-spacing="false" fo:text-indent="0in" style:auto-text-indent="false"/>
      <style:text-properties style:font-size-complex="10.5pt"/>
    </style:style>
    <style:style style:name="Contents_20_3" style:display-name="Contents 3" style:family="paragraph" style:parent-style-name="Standard" style:next-style-name="Standard" style:class="index">
      <style:paragraph-properties fo:margin-left="0.3335in" fo:margin-right="0in" fo:margin-top="0in" fo:margin-bottom="0.0693in" loext:contextual-spacing="false" fo:text-indent="0in" style:auto-text-indent="false"/>
      <style:text-properties style:font-size-complex="10.5pt"/>
    </style:style>
    <style:style style:name="Header" style:family="paragraph" style:parent-style-name="Standard_20__28_user_29_"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_20__28_user_29_" style:class="html">
      <style:text-properties style:font-name="DejaVu Sans Mono" fo:font-family="'DejaVu Sans Mono'" style:font-family-generic="roman" fo:font-size="10pt" style:font-name-asian="WenQuanYi Micro Hei1" style:font-family-asian="'WenQuanYi Micro Hei'" style:font-pitch-asian="variable" style:font-size-asian="10pt" style:font-name-complex="Lohit Hindi1" style:font-family-complex="'Lohit Hindi'" style:font-pitch-complex="variable" style:font-size-complex="10pt"/>
    </style:style>
    <style:style style:name="Table_20_Contents" style:display-name="Table Contents" style:family="paragraph" style:parent-style-name="Standard_20__28_user_29_"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annotation_20_text" style:display-name="annotation text" style:family="paragraph" style:parent-style-name="Standard">
      <style:text-properties fo:font-size="10pt" style:font-size-asian="10pt" style:font-size-complex="9pt"/>
    </style:style>
    <style:style style:name="Balloon_20_Text" style:display-name="Balloon Text" style:family="paragraph" style:parent-style-name="Standard">
      <style:text-properties style:font-name="Tahoma" fo:font-family="Tahoma" style:font-family-generic="roman" fo:font-size="8pt" style:font-size-asian="8pt" style:font-name-complex="Tahoma" style:font-family-complex="Tahoma" style:font-family-generic-complex="roman" style:font-size-complex="7pt"/>
    </style:style>
    <style:style style:name="annotation_20_subject" style:display-name="annotation subject" style:family="paragraph" style:parent-style-name="annotation_20_text">
      <style:text-properties fo:font-weight="bold" style:font-weight-asian="bold" style:font-weight-complex="bold"/>
    </style:style>
    <style:style style:name="Revision" style:family="paragraph">
      <style:paragraph-properties fo:text-align="start" style:justify-single-word="false" fo:orphans="2" fo:widows="2" fo:hyphenation-ladder-count="no-limit" style:text-autospace="ideograph-alpha" style:punctuation-wrap="hanging" style:line-break="strict" style:vertical-align="auto" style:writing-mode="lr-tb"/>
      <style:text-properties style:use-window-font-color="true" style:font-name="Times New Roman" fo:font-family="'Times New Roman'" style:font-family-generic="roman" fo:font-size="12pt" fo:language="en" fo:country="US" style:letter-kerning="true" style:font-name-asian="SimSun" style:font-family-asian="SimSun" style:font-pitch-asian="variable" style:font-size-asian="12pt" style:language-asian="zh" style:country-asian="CN" style:font-name-complex="Mangal" style:font-family-complex="Mangal" style:font-pitch-complex="variable" style:font-size-complex="10.5pt" style:language-complex="hi" style:country-complex="IN" fo:hyphenate="false" fo:hyphenation-remain-char-count="2" fo:hyphenation-push-char-count="2"/>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TOC_20_1" style:display-name="TOC 1" style:family="paragraph" style:parent-style-name="Normal" style:next-style-name="Normal">
      <style:paragraph-properties fo:margin-top="0in" fo:margin-bottom="0.0693in" loext:contextual-spacing="false" fo:hyphenation-ladder-count="no-limit"/>
      <style:text-properties fo:hyphenate="false" fo:hyphenation-remain-char-count="2" fo:hyphenation-push-char-count="2"/>
    </style:style>
    <style:style style:name="TOC_20_2" style:display-name="TOC 2" style:family="paragraph" style:parent-style-name="Normal" style:next-style-name="Normal">
      <style:paragraph-properties fo:margin-left="0.139in" fo:margin-right="0in" fo:margin-top="0in" fo:margin-bottom="0.0693in" loext:contextual-spacing="false" fo:hyphenation-ladder-count="no-limit" fo:text-indent="0in" style:auto-text-indent="false">
        <style:tab-stops/>
      </style:paragraph-properties>
      <style:text-properties fo:hyphenate="false" fo:hyphenation-remain-char-count="2" fo:hyphenation-push-char-count="2"/>
    </style:style>
    <style:style style:name="TOC_20_3" style:display-name="TOC 3" style:family="paragraph" style:parent-style-name="Normal" style:next-style-name="Normal">
      <style:paragraph-properties fo:margin-left="0.278in" fo:margin-right="0in" fo:margin-top="0in" fo:margin-bottom="0.0693in" loext:contextual-spacing="false" fo:hyphenation-ladder-count="no-limit" fo:text-indent="0in" style:auto-text-indent="false">
        <style:tab-stops/>
      </style:paragraph-properties>
      <style:text-properties fo:hyphenate="false" fo:hyphenation-remain-char-count="2" fo:hyphenation-push-char-count="2"/>
    </style:style>
    <style:style style:name="Default_20_Paragraph_20_Font" style:display-name="Default Paragraph Font" style:family="text"/>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Literal" style:family="text" style:parent-style-name="Default_20_Paragraph_20_Font">
      <style:text-properties fo:color="#0000ff" style:font-name="Courier" fo:font-family="Courier, 'Courier New'" style:font-family-generic="roman" fo:font-size="10pt" style:font-size-asian="10pt" style:font-name-complex="Courier2" style:font-family-complex="Courier, 'Courier New'" style:font-pitch-complex="variable"/>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size-asian="12pt" style:font-name-complex="Wingdings 2" style:font-family-complex="'Wingdings 2'" style:font-family-generic-complex="roman" style:font-pitch-complex="variable" style:font-charset-complex="x-symbol"/>
    </style:style>
    <style:style style:name="Bullet_20_Symbols" style:display-name="Bullet Symbols" style:family="text">
      <style:text-properties style:font-name="OpenSymbol" fo:font-family="OpenSymbol, 'Arial Unicode MS'" style:font-family-generic="roman" style:font-name-asian="OpenSymbol1" style:font-family-asian="OpenSymbol, 'Arial Unicode MS'" style:font-pitch-asian="variable" style:font-name-complex="OpenSymbol1" style:font-family-complex="OpenSymbol, 'Arial Unicode MS'" style:font-pitch-complex="variable"/>
    </style:style>
    <style:style style:name="Italic" style:family="text" style:parent-style-name="EmphasisItalic">
      <style:text-properties fo:color="#000000" fo:font-style="italic" style:font-style-asian="italic"/>
    </style:style>
    <style:style style:name="Wingdings_20_Small" style:display-name="Wingdings Small" style:family="text" style:parent-style-name="Wingdings">
      <style:text-properties fo:color="#99ccff" style:font-name="Wingdings 21" fo:font-family="'Wingdings 2'" style:font-family-generic="roman" fo:font-size="10pt" style:font-size-asian="10pt" style:font-name-complex="Wingdings 22" style:font-family-complex="'Wingdings 2'" style:font-pitch-complex="variable"/>
    </style:style>
    <style:style style:name="EmphasisBoldBox" style:family="text" style:parent-style-name="EmphasisBold">
      <style:text-properties fo:color="#3366ff" fo:font-weight="bold" style:font-weight-asian="bold"/>
    </style:style>
    <style:style style:name="EmphasisItalicBox" style:family="text" style:parent-style-name="EmphasisItalic">
      <style:text-properties fo:color="#cc99ff" fo:font-style="italic" style:font-style-asian="italic"/>
    </style:style>
    <style:style style:name="EmphasisItalicFoot" style:family="text" style:parent-style-name="EmphasisItalic">
      <style:text-properties fo:color="#99ccff" fo:font-size="8pt" fo:font-style="italic" style:font-size-asian="8pt" style:font-style-asian="italic" style:font-size-complex="8pt"/>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EmphasisNote" style:family="text" style:parent-style-name="EmphasisRevItal">
      <style:text-properties fo:color="#3366ff"/>
    </style:style>
    <style:style style:name="EmphasisRevCaption" style:family="text" style:parent-style-name="Default_20_Paragraph_20_Font">
      <style:text-properties fo:color="#cc99ff" fo:font-style="italic" style:font-style-asian="italic"/>
    </style:style>
    <style:style style:name="Keycap" style:family="text" style:parent-style-name="Default_20_Paragraph_20_Font">
      <style:text-properties fo:font-variant="small-caps" fo:color="#0000ff"/>
    </style:style>
    <style:style style:name="LiteralBox" style:family="text" style:parent-style-name="Literal">
      <style:text-properties fo:color="#cc99ff" style:font-name="Courier" fo:font-family="Courier, 'Courier New'" style:font-family-generic="roman" fo:font-size="10pt" style:font-size-asian="10pt" style:font-name-complex="Courier2" style:font-family-complex="Courier, 'Courier New'" style:font-pitch-complex="variable"/>
    </style:style>
    <style:style style:name="LiteralFootnote" style:family="text" style:parent-style-name="LiteralBox">
      <style:text-properties fo:color="#cc99ff" style:font-name="Courier" fo:font-family="Courier, 'Courier New'" style:font-family-generic="roman" fo:font-size="10pt" style:font-size-asian="10pt" style:font-name-complex="Courier2" style:font-family-complex="Courier, 'Courier New'" style:font-pitch-complex="variable"/>
    </style:style>
    <style:style style:name="Literal1st" style:family="text" style:parent-style-name="LiteralBox">
      <style:text-properties fo:color="#cc99ff" style:font-name="Courier" fo:font-family="Courier, 'Courier New'" style:font-family-generic="roman" fo:font-size="10pt" style:font-size-asian="10pt" style:font-name-complex="Courier2" style:font-family-complex="Courier, 'Courier New'" style:font-pitch-complex="variable"/>
    </style:style>
    <style:style style:name="LiteralCaption" style:family="text" style:parent-style-name="LiteralBox">
      <style:text-properties fo:color="#cc99ff" style:font-name="Courier" fo:font-family="Courier, 'Courier New'" style:font-family-generic="roman" fo:font-size="10pt" fo:font-style="italic" style:font-size-asian="10pt" style:font-style-asian="italic" style:font-name-complex="Courier2" style:font-family-complex="Courier, 'Courier New'" style:font-pitch-complex="variable"/>
    </style:style>
    <style:style style:name="LiteralBold" style:family="text" style:parent-style-name="Default_20_Paragraph_20_Font">
      <style:text-properties fo:color="#0000ff" style:font-name="Courier" fo:font-family="Courier, 'Courier New'" style:font-family-generic="roman" fo:font-size="10pt" fo:font-weight="bold" style:font-size-asian="10pt" style:font-weight-asian="bold" style:font-name-complex="Courier2" style:font-family-complex="Courier, 'Courier New'" style:font-pitch-complex="variable"/>
    </style:style>
    <style:style style:name="LiteralItal" style:family="text" style:parent-style-name="Default_20_Paragraph_20_Font">
      <style:text-properties fo:color="#0000ff" style:font-name="Courier" fo:font-family="Courier, 'Courier New'" style:font-family-generic="roman" fo:font-size="10pt" fo:font-style="italic" style:font-size-asian="10pt" style:font-style-asian="italic" style:font-name-complex="Courier2" style:font-family-complex="Courier, 'Courier New'" style:font-pitch-complex="variable"/>
    </style:style>
    <style:style style:name="LiteralBoldItal" style:family="text" style:parent-style-name="Default_20_Paragraph_20_Font">
      <style:text-properties fo:color="#0000ff" style:font-name="Courier" fo:font-family="Courier, 'Courier New'" style:font-family-generic="roman" fo:font-size="10pt" fo:font-style="italic" fo:font-weight="bold" style:font-size-asian="10pt" style:font-style-asian="italic" style:font-weight-asian="bold" style:font-name-complex="Courier2" style:font-family-complex="Courier, 'Courier New'" style:font-pitch-complex="variable"/>
    </style:style>
    <style:style style:name="MenuArrow" style:family="text" style:parent-style-name="Default_20_Paragraph_20_Font">
      <style:text-properties fo:color="#0000ff" style:font-name="Webdings" fo:font-family="Webdings" style:font-family-generic="roman" style:font-name-complex="Webdings1" style:font-family-complex="Webdings" style:font-pitch-complex="variable"/>
    </style:style>
    <style:style style:name="Internet_20_link_20__28_user_29_" style:display-name="Internet link (user)" style:family="text">
      <style:text-properties fo:color="#00008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Literal_20_-_20_Gray" style:display-name="Literal - Gray" style:family="text">
      <style:text-properties fo:color="#999999" style:font-name="Courier" fo:font-family="Courier, 'Courier New'" style:font-family-generic="roman" fo:font-size="10pt" fo:language="en" fo:country="US" style:font-name-asian="Times New Roman1" style:font-family-asian="'Times New Roman'" style:font-family-generic-asian="roman" style:font-pitch-asian="variable" style:font-size-asian="10pt" style:font-name-complex="Courier2" style:font-family-complex="Courier, 'Courier New'" style:font-pitch-complex="variable" style:font-size-complex="10pt" style:language-complex="ar" style:country-complex="SA"/>
    </style:style>
    <style:style style:name="Comment_20_Text_20_Char" style:display-name="Comment Text Char" style:family="text" style:parent-style-name="Default_20_Paragraph_20_Font">
      <style:text-properties fo:font-size="10pt" style:font-size-asian="10pt"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ahoma" fo:font-family="Tahoma" style:font-family-generic="roman" fo:font-size="8pt" style:font-size-asian="8pt" style:font-name-complex="Tahoma" style:font-family-complex="Tahoma" style:font-family-generic-complex="roman" style:font-size-complex="7pt"/>
    </style:style>
    <style:style style:name="Comment_20_Subject_20_Char" style:display-name="Comment Subject Char" style:family="text" style:parent-style-name="Comment_20_Text_20_Char">
      <style:text-properties fo:font-size="10pt" fo:font-weight="bold" style:font-size-asian="10pt" style:font-weight-asian="bold" style:font-size-complex="9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HTML_20_Code" style:display-name="HTML Code" style:family="tex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tyle="italic" style:font-style-asian="italic" style:font-style-complex="italic"/>
    </style:style>
    <style:page-layout style:name="Mpm1">
      <style:page-layout-properties fo:page-width="8.5in" fo:page-height="11in" style:num-format="1" style:print-orientation="portrait" fo:margin-top="0.5in" fo:margin-bottom="0.5in" fo:margin-left="0.7874in" fo:margin-right="0.7874in" fo:background-color="#ffffff" style:writing-mode="lr-tb" style:layout-grid-color="#c0c0c0" style:layout-grid-lines="60" style:layout-grid-base-height="0.1665in" style:layout-grid-ruby-height="0in" style:layout-grid-mode="none" style:layout-grid-ruby-below="false" style:layout-grid-print="false" style:layout-grid-display="false" style:layout-grid-base-width="0.1453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2874in" fo:margin-left="0in" fo:margin-right="0in" fo:margin-bottom="0.2484in" style:dynamic-spacing="true"/>
      </style:header-style>
      <style:footer-style>
        <style:header-footer-properties fo:min-height="0.2874in" fo:margin-left="0in" fo:margin-right="0in" fo:margin-top="0.2484in" style:dynamic-spacing="true"/>
      </style:footer-style>
    </style:page-layout>
    <style:page-layout style:name="Mpm2">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56" style:layout-grid-base-height="0.1665in" style:layout-grid-ruby-height="0in" style:layout-grid-mode="none" style:layout-grid-ruby-below="false" style:layout-grid-print="false" style:layout-grid-display="false" style:layout-grid-base-width="0.1453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1in" fo:margin-bottom="1in" fo:margin-left="1in" fo:margin-right="1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header>
        <text:p text:style-name="Header"/>
      </style:header>
      <style:footer>
        <text:p text:style-name="MP1"/>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 Starch Press2</meta:initial-creator>
    <meta:creation-date>2015-03-12T15:39:00</meta:creation-date>
    <dc:date>2016-08-31T19:41:59.367413000</dc:date>
    <meta:print-date>2015-02-01T12:31:00</meta:print-date>
    <meta:editing-cycles>262</meta:editing-cycles>
    <meta:editing-duration>P6DT7H19M19S</meta:editing-duration>
    <meta:generator>LibreOffice/5.2.0.4$MacOSX_X86_64 LibreOffice_project/066b007f5ebcc236395c7d282ba488bca6720265</meta:generator>
    <dc:creator>Carol Nichols</dc:creator>
    <meta:document-statistic meta:table-count="0" meta:image-count="0" meta:object-count="0" meta:page-count="21" meta:paragraph-count="388" meta:word-count="5660" meta:character-count="33981" meta:non-whitespace-character-count="27973"/>
    <meta:user-defined meta:name="AppVersion">14.0000</meta:user-defined>
    <meta:user-defined meta:name="Company">No Starch Pres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